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style:paragraph-properties fo:margin-left="0.8335in" fo:margin-right="0.8335in" fo:text-indent="0in" style:auto-text-indent="false"/>
    </style:style>
    <style:style style:name="P3" style:family="paragraph" style:parent-style-name="Preformatted_20_Text">
      <style:paragraph-properties fo:margin-left="1.25in" fo:margin-right="1.2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" style:family="paragraph" style:parent-style-name="Preformatted_20_Text">
      <style:paragraph-properties fo:margin-left="2.0835in" fo:margin-right="2.083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5" style:family="paragraph" style:parent-style-name="Preformatted_20_Text">
      <style:paragraph-properties fo:margin-left="2.9165in" fo:margin-right="2.9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6" style:family="paragraph" style:parent-style-name="Preformatted_20_Text">
      <style:paragraph-properties fo:margin-left="3.75in" fo:margin-right="3.7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7" style:family="paragraph" style:parent-style-name="Preformatted_20_Text">
      <style:paragraph-properties fo:margin-left="4.5835in" fo:margin-right="4.583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8" style:family="paragraph" style:parent-style-name="Preformatted_20_Text">
      <style:paragraph-properties fo:margin-left="5.4165in" fo:margin-right="5.4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9" style:family="paragraph" style:parent-style-name="Preformatted_20_Text">
      <style:paragraph-properties fo:margin-left="8.75in" fo:margin-right="8.7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0" style:family="paragraph" style:parent-style-name="Preformatted_20_Text">
      <style:paragraph-properties fo:margin-left="9.5835in" fo:margin-right="9.583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1" style:family="paragraph" style:parent-style-name="Preformatted_20_Text">
      <style:paragraph-properties fo:margin-left="10.4165in" fo:margin-right="10.4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2" style:family="paragraph" style:parent-style-name="Preformatted_20_Text">
      <style:paragraph-properties fo:margin-left="11.25in" fo:margin-right="11.2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3" style:family="paragraph" style:parent-style-name="Preformatted_20_Text">
      <style:paragraph-properties fo:margin-left="12.9165in" fo:margin-right="12.9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4" style:family="paragraph" style:parent-style-name="Preformatted_20_Text">
      <style:paragraph-properties fo:margin-left="14.5835in" fo:margin-right="14.583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5" style:family="paragraph" style:parent-style-name="Preformatted_20_Text">
      <style:paragraph-properties fo:margin-left="16.25in" fo:margin-right="16.2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6" style:family="paragraph" style:parent-style-name="Preformatted_20_Text">
      <style:paragraph-properties fo:margin-left="17.9165in" fo:margin-right="17.9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7" style:family="paragraph" style:parent-style-name="Preformatted_20_Text">
      <style:paragraph-properties fo:margin-left="18.75in" fo:margin-right="18.7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8" style:family="paragraph" style:parent-style-name="Preformatted_20_Text">
      <style:paragraph-properties fo:margin-left="21.25in" fo:margin-right="21.2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19" style:family="paragraph" style:parent-style-name="Preformatted_20_Text">
      <style:paragraph-properties fo:margin-left="22.9165in" fo:margin-right="22.9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0" style:family="paragraph" style:parent-style-name="Preformatted_20_Text">
      <style:paragraph-properties fo:margin-left="24.5835in" fo:margin-right="24.583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1" style:family="paragraph" style:parent-style-name="Preformatted_20_Text">
      <style:paragraph-properties fo:margin-left="26.25in" fo:margin-right="26.2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2" style:family="paragraph" style:parent-style-name="Preformatted_20_Text">
      <style:paragraph-properties fo:margin-left="28.75in" fo:margin-right="28.7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3" style:family="paragraph" style:parent-style-name="Preformatted_20_Text">
      <style:paragraph-properties fo:margin-left="35.4165in" fo:margin-right="35.416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4" style:family="paragraph" style:parent-style-name="Preformatted_20_Text">
      <style:paragraph-properties fo:margin-left="39.5835in" fo:margin-right="39.583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5" style:family="paragraph" style:parent-style-name="Preformatted_20_Text">
      <style:paragraph-properties fo:margin-left="43.75in" fo:margin-right="43.7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6" style:family="paragraph" style:parent-style-name="Preformatted_20_Text">
      <style:paragraph-properties fo:margin-left="1.572in" fo:margin-right="1.5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7" style:family="paragraph" style:parent-style-name="Preformatted_20_Text">
      <style:paragraph-properties fo:margin-left="4.072in" fo:margin-right="4.0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8" style:family="paragraph" style:parent-style-name="Preformatted_20_Text">
      <style:paragraph-properties fo:margin-left="4.9055in" fo:margin-right="4.9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29" style:family="paragraph" style:parent-style-name="Preformatted_20_Text">
      <style:paragraph-properties fo:margin-left="5.739in" fo:margin-right="5.7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0" style:family="paragraph" style:parent-style-name="Preformatted_20_Text">
      <style:paragraph-properties fo:margin-left="6.572in" fo:margin-right="6.5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1" style:family="paragraph" style:parent-style-name="Preformatted_20_Text">
      <style:paragraph-properties fo:margin-left="7.4055in" fo:margin-right="7.4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2" style:family="paragraph" style:parent-style-name="Preformatted_20_Text">
      <style:paragraph-properties fo:margin-left="8.239in" fo:margin-right="8.2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3" style:family="paragraph" style:parent-style-name="Preformatted_20_Text">
      <style:paragraph-properties fo:margin-left="9.072in" fo:margin-right="9.0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4" style:family="paragraph" style:parent-style-name="Preformatted_20_Text">
      <style:paragraph-properties fo:margin-left="9.9055in" fo:margin-right="9.9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5" style:family="paragraph" style:parent-style-name="Preformatted_20_Text">
      <style:paragraph-properties fo:margin-left="10.739in" fo:margin-right="10.7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6" style:family="paragraph" style:parent-style-name="Preformatted_20_Text">
      <style:paragraph-properties fo:margin-left="11.572in" fo:margin-right="11.5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7" style:family="paragraph" style:parent-style-name="Preformatted_20_Text">
      <style:paragraph-properties fo:margin-left="12.4055in" fo:margin-right="12.4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8" style:family="paragraph" style:parent-style-name="Preformatted_20_Text">
      <style:paragraph-properties fo:margin-left="13.239in" fo:margin-right="13.2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39" style:family="paragraph" style:parent-style-name="Preformatted_20_Text">
      <style:paragraph-properties fo:margin-left="14.072in" fo:margin-right="14.0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0" style:family="paragraph" style:parent-style-name="Preformatted_20_Text">
      <style:paragraph-properties fo:margin-left="14.9055in" fo:margin-right="14.9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1" style:family="paragraph" style:parent-style-name="Preformatted_20_Text">
      <style:paragraph-properties fo:margin-left="15.739in" fo:margin-right="15.7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2" style:family="paragraph" style:parent-style-name="Preformatted_20_Text">
      <style:paragraph-properties fo:margin-left="16.572in" fo:margin-right="16.5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3" style:family="paragraph" style:parent-style-name="Preformatted_20_Text">
      <style:paragraph-properties fo:margin-left="17.4055in" fo:margin-right="17.4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4" style:family="paragraph" style:parent-style-name="Preformatted_20_Text">
      <style:paragraph-properties fo:margin-left="18.239in" fo:margin-right="18.2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5" style:family="paragraph" style:parent-style-name="Preformatted_20_Text">
      <style:paragraph-properties fo:margin-left="19.072in" fo:margin-right="19.072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6" style:family="paragraph" style:parent-style-name="Preformatted_20_Text">
      <style:paragraph-properties fo:margin-left="19.9055in" fo:margin-right="19.9055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7" style:family="paragraph" style:parent-style-name="Preformatted_20_Text">
      <style:paragraph-properties fo:margin-left="20.739in" fo:margin-right="20.739in" fo:margin-top="0.2083in" fo:margin-bottom="0.0835in" style:contextual-spacing="false" fo:line-height="160%" fo:text-indent="0in" style:auto-text-indent="false" fo:keep-with-next="always"/>
      <style:text-properties fo:color="#7f8c8d" loext:opacity="100%"/>
    </style:style>
    <style:style style:name="P48" style:family="paragraph" style:parent-style-name="Preformatted_20_Text">
      <style:paragraph-properties fo:margin-left="1.25in" fo:margin-right="1.25in" fo:margin-top="0.0835in" fo:margin-bottom="0.0835in" style:contextual-spacing="false" fo:line-height="160%" fo:text-indent="0in" style:auto-text-indent="false" fo:keep-with-next="always"/>
    </style:style>
    <style:style style:name="P49" style:family="paragraph" style:parent-style-name="Preformatted_20_Text">
      <style:paragraph-properties fo:margin-left="1.25in" fo:margin-right="1.25in" fo:line-height="160%" fo:text-indent="0in" style:auto-text-indent="false"/>
    </style:style>
    <style:style style:name="P50" style:family="paragraph" style:parent-style-name="Preformatted_20_Text">
      <style:paragraph-properties fo:margin-left="1.6665in" fo:margin-right="1.6665in" fo:line-height="160%" fo:text-indent="0in" style:auto-text-indent="false"/>
    </style:style>
    <style:style style:name="P51" style:family="paragraph" style:parent-style-name="Preformatted_20_Text">
      <style:paragraph-properties fo:margin-left="2.0835in" fo:margin-right="2.0835in" fo:line-height="160%" fo:text-indent="0in" style:auto-text-indent="false"/>
    </style:style>
    <style:style style:name="P52" style:family="paragraph" style:parent-style-name="Preformatted_20_Text">
      <style:paragraph-properties fo:margin-left="2.5in" fo:margin-right="2.5in" fo:line-height="160%" fo:text-indent="0in" style:auto-text-indent="false"/>
    </style:style>
    <style:style style:name="P53" style:family="paragraph" style:parent-style-name="Preformatted_20_Text">
      <style:paragraph-properties fo:margin-left="2.9165in" fo:margin-right="2.9165in" fo:line-height="160%" fo:text-indent="0in" style:auto-text-indent="false"/>
    </style:style>
    <style:style style:name="P54" style:family="paragraph" style:parent-style-name="Preformatted_20_Text">
      <style:paragraph-properties fo:margin-left="3.3335in" fo:margin-right="3.3335in" fo:line-height="160%" fo:text-indent="0in" style:auto-text-indent="false"/>
    </style:style>
    <style:style style:name="P55" style:family="paragraph" style:parent-style-name="Preformatted_20_Text">
      <style:paragraph-properties fo:margin-left="3.75in" fo:margin-right="3.75in" fo:line-height="160%" fo:text-indent="0in" style:auto-text-indent="false"/>
    </style:style>
    <style:style style:name="P56" style:family="paragraph" style:parent-style-name="Preformatted_20_Text">
      <style:paragraph-properties fo:margin-left="4.1665in" fo:margin-right="4.1665in" fo:line-height="160%" fo:text-indent="0in" style:auto-text-indent="false"/>
    </style:style>
    <style:style style:name="P57" style:family="paragraph" style:parent-style-name="Preformatted_20_Text">
      <style:paragraph-properties fo:margin-left="4.5835in" fo:margin-right="4.5835in" fo:line-height="160%" fo:text-indent="0in" style:auto-text-indent="false"/>
    </style:style>
    <style:style style:name="P58" style:family="paragraph" style:parent-style-name="Preformatted_20_Text">
      <style:paragraph-properties fo:margin-left="5in" fo:margin-right="5in" fo:line-height="160%" fo:text-indent="0in" style:auto-text-indent="false"/>
    </style:style>
    <style:style style:name="P59" style:family="paragraph" style:parent-style-name="Preformatted_20_Text">
      <style:paragraph-properties fo:margin-left="5.4165in" fo:margin-right="5.4165in" fo:margin-top="0.0835in" fo:margin-bottom="0.0835in" style:contextual-spacing="false" fo:line-height="160%" fo:text-indent="0in" style:auto-text-indent="false" fo:keep-with-next="always"/>
    </style:style>
    <style:style style:name="P60" style:family="paragraph" style:parent-style-name="Preformatted_20_Text">
      <style:paragraph-properties fo:margin-left="5.4165in" fo:margin-right="5.4165in" fo:line-height="160%" fo:text-indent="0in" style:auto-text-indent="false"/>
    </style:style>
    <style:style style:name="P61" style:family="paragraph" style:parent-style-name="Preformatted_20_Text">
      <style:paragraph-properties fo:margin-left="5.8335in" fo:margin-right="5.8335in" fo:line-height="160%" fo:text-indent="0in" style:auto-text-indent="false"/>
    </style:style>
    <style:style style:name="P62" style:family="paragraph" style:parent-style-name="Preformatted_20_Text">
      <style:paragraph-properties fo:margin-left="6.25in" fo:margin-right="6.25in" fo:margin-top="0.0835in" fo:margin-bottom="0.0835in" style:contextual-spacing="false" fo:line-height="160%" fo:text-indent="0in" style:auto-text-indent="false" fo:keep-with-next="always"/>
    </style:style>
    <style:style style:name="P63" style:family="paragraph" style:parent-style-name="Preformatted_20_Text">
      <style:paragraph-properties fo:margin-left="6.25in" fo:margin-right="6.25in" fo:line-height="160%" fo:text-indent="0in" style:auto-text-indent="false"/>
    </style:style>
    <style:style style:name="P64" style:family="paragraph" style:parent-style-name="Preformatted_20_Text">
      <style:paragraph-properties fo:margin-left="6.6665in" fo:margin-right="6.6665in" fo:line-height="160%" fo:text-indent="0in" style:auto-text-indent="false"/>
    </style:style>
    <style:style style:name="P65" style:family="paragraph" style:parent-style-name="Preformatted_20_Text">
      <style:paragraph-properties fo:margin-left="7.0835in" fo:margin-right="7.0835in" fo:line-height="160%" fo:text-indent="0in" style:auto-text-indent="false"/>
    </style:style>
    <style:style style:name="P66" style:family="paragraph" style:parent-style-name="Preformatted_20_Text">
      <style:paragraph-properties fo:margin-left="7.5in" fo:margin-right="7.5in" fo:line-height="160%" fo:text-indent="0in" style:auto-text-indent="false"/>
    </style:style>
    <style:style style:name="P67" style:family="paragraph" style:parent-style-name="Preformatted_20_Text">
      <style:paragraph-properties fo:margin-left="7.9165in" fo:margin-right="7.9165in" fo:margin-top="0.0835in" fo:margin-bottom="0.0835in" style:contextual-spacing="false" fo:line-height="160%" fo:text-indent="0in" style:auto-text-indent="false" fo:keep-with-next="always"/>
    </style:style>
    <style:style style:name="P68" style:family="paragraph" style:parent-style-name="Preformatted_20_Text">
      <style:paragraph-properties fo:margin-left="7.9165in" fo:margin-right="7.9165in" fo:line-height="160%" fo:text-indent="0in" style:auto-text-indent="false"/>
    </style:style>
    <style:style style:name="P69" style:family="paragraph" style:parent-style-name="Preformatted_20_Text">
      <style:paragraph-properties fo:margin-left="8.3335in" fo:margin-right="8.3335in" fo:line-height="160%" fo:text-indent="0in" style:auto-text-indent="false"/>
    </style:style>
    <style:style style:name="P70" style:family="paragraph" style:parent-style-name="Preformatted_20_Text">
      <style:paragraph-properties fo:margin-left="8.75in" fo:margin-right="8.75in" fo:line-height="160%" fo:text-indent="0in" style:auto-text-indent="false"/>
    </style:style>
    <style:style style:name="P71" style:family="paragraph" style:parent-style-name="Preformatted_20_Text">
      <style:paragraph-properties fo:margin-left="9.1665in" fo:margin-right="9.1665in" fo:line-height="160%" fo:text-indent="0in" style:auto-text-indent="false"/>
    </style:style>
    <style:style style:name="P72" style:family="paragraph" style:parent-style-name="Preformatted_20_Text">
      <style:paragraph-properties fo:margin-left="9.5835in" fo:margin-right="9.5835in" fo:line-height="160%" fo:text-indent="0in" style:auto-text-indent="false"/>
    </style:style>
    <style:style style:name="P73" style:family="paragraph" style:parent-style-name="Preformatted_20_Text">
      <style:paragraph-properties fo:margin-left="10in" fo:margin-right="10in" fo:line-height="160%" fo:text-indent="0in" style:auto-text-indent="false"/>
    </style:style>
    <style:style style:name="P74" style:family="paragraph" style:parent-style-name="Preformatted_20_Text">
      <style:paragraph-properties fo:margin-left="10.4165in" fo:margin-right="10.4165in" fo:line-height="160%" fo:text-indent="0in" style:auto-text-indent="false"/>
    </style:style>
    <style:style style:name="P75" style:family="paragraph" style:parent-style-name="Preformatted_20_Text">
      <style:paragraph-properties fo:margin-left="10.8335in" fo:margin-right="10.8335in" fo:line-height="160%" fo:text-indent="0in" style:auto-text-indent="false"/>
    </style:style>
    <style:style style:name="P76" style:family="paragraph" style:parent-style-name="Preformatted_20_Text">
      <style:paragraph-properties fo:margin-left="11.25in" fo:margin-right="11.25in" fo:line-height="160%" fo:text-indent="0in" style:auto-text-indent="false"/>
    </style:style>
    <style:style style:name="P77" style:family="paragraph" style:parent-style-name="Preformatted_20_Text">
      <style:paragraph-properties fo:margin-left="11.6665in" fo:margin-right="11.6665in" fo:line-height="160%" fo:text-indent="0in" style:auto-text-indent="false"/>
    </style:style>
    <style:style style:name="P78" style:family="paragraph" style:parent-style-name="Preformatted_20_Text">
      <style:paragraph-properties fo:margin-left="12.0835in" fo:margin-right="12.0835in" fo:line-height="160%" fo:text-indent="0in" style:auto-text-indent="false"/>
    </style:style>
    <style:style style:name="P79" style:family="paragraph" style:parent-style-name="Preformatted_20_Text">
      <style:paragraph-properties fo:margin-left="12.5in" fo:margin-right="12.5in" fo:line-height="160%" fo:text-indent="0in" style:auto-text-indent="false"/>
    </style:style>
    <style:style style:name="P80" style:family="paragraph" style:parent-style-name="Preformatted_20_Text">
      <style:paragraph-properties fo:margin-left="12.9165in" fo:margin-right="12.9165in" fo:line-height="160%" fo:text-indent="0in" style:auto-text-indent="false"/>
    </style:style>
    <style:style style:name="P81" style:family="paragraph" style:parent-style-name="Preformatted_20_Text">
      <style:paragraph-properties fo:margin-left="13.3335in" fo:margin-right="13.3335in" fo:line-height="160%" fo:text-indent="0in" style:auto-text-indent="false"/>
    </style:style>
    <style:style style:name="P82" style:family="paragraph" style:parent-style-name="Preformatted_20_Text">
      <style:paragraph-properties fo:margin-left="13.75in" fo:margin-right="13.75in" fo:line-height="160%" fo:text-indent="0in" style:auto-text-indent="false"/>
    </style:style>
    <style:style style:name="P83" style:family="paragraph" style:parent-style-name="Preformatted_20_Text">
      <style:paragraph-properties fo:margin-left="14.1665in" fo:margin-right="14.1665in" fo:line-height="160%" fo:text-indent="0in" style:auto-text-indent="false"/>
    </style:style>
    <style:style style:name="P84" style:family="paragraph" style:parent-style-name="Preformatted_20_Text">
      <style:paragraph-properties fo:margin-left="14.5835in" fo:margin-right="14.5835in" fo:line-height="160%" fo:text-indent="0in" style:auto-text-indent="false"/>
    </style:style>
    <style:style style:name="P85" style:family="paragraph" style:parent-style-name="Preformatted_20_Text">
      <style:paragraph-properties fo:margin-left="15in" fo:margin-right="15in" fo:line-height="160%" fo:text-indent="0in" style:auto-text-indent="false"/>
    </style:style>
    <style:style style:name="P86" style:family="paragraph" style:parent-style-name="Preformatted_20_Text">
      <style:paragraph-properties fo:margin-left="15.4165in" fo:margin-right="15.4165in" fo:line-height="160%" fo:text-indent="0in" style:auto-text-indent="false"/>
    </style:style>
    <style:style style:name="P87" style:family="paragraph" style:parent-style-name="Preformatted_20_Text">
      <style:paragraph-properties fo:margin-left="15.8335in" fo:margin-right="15.8335in" fo:line-height="160%" fo:text-indent="0in" style:auto-text-indent="false"/>
    </style:style>
    <style:style style:name="P88" style:family="paragraph" style:parent-style-name="Preformatted_20_Text">
      <style:paragraph-properties fo:margin-left="16.25in" fo:margin-right="16.25in" fo:line-height="160%" fo:text-indent="0in" style:auto-text-indent="false"/>
    </style:style>
    <style:style style:name="P89" style:family="paragraph" style:parent-style-name="Preformatted_20_Text">
      <style:paragraph-properties fo:margin-left="16.6665in" fo:margin-right="16.6665in" fo:line-height="160%" fo:text-indent="0in" style:auto-text-indent="false"/>
    </style:style>
    <style:style style:name="P90" style:family="paragraph" style:parent-style-name="Preformatted_20_Text">
      <style:paragraph-properties fo:margin-left="17.0835in" fo:margin-right="17.0835in" fo:line-height="160%" fo:text-indent="0in" style:auto-text-indent="false"/>
    </style:style>
    <style:style style:name="P91" style:family="paragraph" style:parent-style-name="Preformatted_20_Text">
      <style:paragraph-properties fo:margin-left="17.5in" fo:margin-right="17.5in" fo:line-height="160%" fo:text-indent="0in" style:auto-text-indent="false"/>
    </style:style>
    <style:style style:name="P92" style:family="paragraph" style:parent-style-name="Preformatted_20_Text">
      <style:paragraph-properties fo:margin-left="17.9165in" fo:margin-right="17.9165in" fo:line-height="160%" fo:text-indent="0in" style:auto-text-indent="false"/>
    </style:style>
    <style:style style:name="P93" style:family="paragraph" style:parent-style-name="Preformatted_20_Text">
      <style:paragraph-properties fo:margin-left="18.3335in" fo:margin-right="18.3335in" fo:line-height="160%" fo:text-indent="0in" style:auto-text-indent="false"/>
    </style:style>
    <style:style style:name="P94" style:family="paragraph" style:parent-style-name="Preformatted_20_Text">
      <style:paragraph-properties fo:margin-left="18.75in" fo:margin-right="18.75in" fo:margin-top="0.0835in" fo:margin-bottom="0.0835in" style:contextual-spacing="false" fo:line-height="160%" fo:text-indent="0in" style:auto-text-indent="false" fo:keep-with-next="always"/>
    </style:style>
    <style:style style:name="P95" style:family="paragraph" style:parent-style-name="Preformatted_20_Text">
      <style:paragraph-properties fo:margin-left="18.75in" fo:margin-right="18.75in" fo:line-height="160%" fo:text-indent="0in" style:auto-text-indent="false"/>
    </style:style>
    <style:style style:name="P96" style:family="paragraph" style:parent-style-name="Preformatted_20_Text">
      <style:paragraph-properties fo:margin-left="19.1665in" fo:margin-right="19.1665in" fo:line-height="160%" fo:text-indent="0in" style:auto-text-indent="false"/>
    </style:style>
    <style:style style:name="P97" style:family="paragraph" style:parent-style-name="Preformatted_20_Text">
      <style:paragraph-properties fo:margin-left="19.5835in" fo:margin-right="19.5835in" fo:margin-top="0.0835in" fo:margin-bottom="0.0835in" style:contextual-spacing="false" fo:line-height="160%" fo:text-indent="0in" style:auto-text-indent="false" fo:keep-with-next="always"/>
    </style:style>
    <style:style style:name="P98" style:family="paragraph" style:parent-style-name="Preformatted_20_Text">
      <style:paragraph-properties fo:margin-left="19.5835in" fo:margin-right="19.5835in" fo:line-height="160%" fo:text-indent="0in" style:auto-text-indent="false"/>
    </style:style>
    <style:style style:name="P99" style:family="paragraph" style:parent-style-name="Preformatted_20_Text">
      <style:paragraph-properties fo:margin-left="20in" fo:margin-right="20in" fo:line-height="160%" fo:text-indent="0in" style:auto-text-indent="false"/>
    </style:style>
    <style:style style:name="P100" style:family="paragraph" style:parent-style-name="Preformatted_20_Text">
      <style:paragraph-properties fo:margin-left="20.4165in" fo:margin-right="20.4165in" fo:line-height="160%" fo:text-indent="0in" style:auto-text-indent="false"/>
    </style:style>
    <style:style style:name="P101" style:family="paragraph" style:parent-style-name="Preformatted_20_Text">
      <style:paragraph-properties fo:margin-left="20.8335in" fo:margin-right="20.8335in" fo:line-height="160%" fo:text-indent="0in" style:auto-text-indent="false"/>
    </style:style>
    <style:style style:name="P102" style:family="paragraph" style:parent-style-name="Preformatted_20_Text">
      <style:paragraph-properties fo:margin-left="21.25in" fo:margin-right="21.25in" fo:line-height="160%" fo:text-indent="0in" style:auto-text-indent="false"/>
    </style:style>
    <style:style style:name="P103" style:family="paragraph" style:parent-style-name="Preformatted_20_Text">
      <style:paragraph-properties fo:margin-left="21.6665in" fo:margin-right="21.6665in" fo:line-height="160%" fo:text-indent="0in" style:auto-text-indent="false"/>
    </style:style>
    <style:style style:name="P104" style:family="paragraph" style:parent-style-name="Preformatted_20_Text">
      <style:paragraph-properties fo:margin-left="22.0835in" fo:margin-right="22.0835in" fo:line-height="160%" fo:text-indent="0in" style:auto-text-indent="false"/>
    </style:style>
    <style:style style:name="P105" style:family="paragraph" style:parent-style-name="Preformatted_20_Text">
      <style:paragraph-properties fo:margin-left="22.5in" fo:margin-right="22.5in" fo:line-height="160%" fo:text-indent="0in" style:auto-text-indent="false"/>
    </style:style>
    <style:style style:name="P106" style:family="paragraph" style:parent-style-name="Preformatted_20_Text">
      <style:paragraph-properties fo:margin-left="22.9165in" fo:margin-right="22.9165in" fo:line-height="160%" fo:text-indent="0in" style:auto-text-indent="false"/>
    </style:style>
    <style:style style:name="P107" style:family="paragraph" style:parent-style-name="Preformatted_20_Text">
      <style:paragraph-properties fo:margin-left="23.3335in" fo:margin-right="23.3335in" fo:line-height="160%" fo:text-indent="0in" style:auto-text-indent="false"/>
    </style:style>
    <style:style style:name="P108" style:family="paragraph" style:parent-style-name="Preformatted_20_Text">
      <style:paragraph-properties fo:margin-left="23.75in" fo:margin-right="23.75in" fo:line-height="160%" fo:text-indent="0in" style:auto-text-indent="false"/>
    </style:style>
    <style:style style:name="P109" style:family="paragraph" style:parent-style-name="Preformatted_20_Text">
      <style:paragraph-properties fo:margin-left="24.1665in" fo:margin-right="24.1665in" fo:line-height="160%" fo:text-indent="0in" style:auto-text-indent="false"/>
    </style:style>
    <style:style style:name="P110" style:family="paragraph" style:parent-style-name="Preformatted_20_Text">
      <style:paragraph-properties fo:margin-left="24.5835in" fo:margin-right="24.5835in" fo:line-height="160%" fo:text-indent="0in" style:auto-text-indent="false"/>
    </style:style>
    <style:style style:name="P111" style:family="paragraph" style:parent-style-name="Preformatted_20_Text">
      <style:paragraph-properties fo:margin-left="25in" fo:margin-right="25in" fo:line-height="160%" fo:text-indent="0in" style:auto-text-indent="false"/>
    </style:style>
    <style:style style:name="P112" style:family="paragraph" style:parent-style-name="Preformatted_20_Text">
      <style:paragraph-properties fo:margin-left="25.4165in" fo:margin-right="25.4165in" fo:line-height="160%" fo:text-indent="0in" style:auto-text-indent="false"/>
    </style:style>
    <style:style style:name="P113" style:family="paragraph" style:parent-style-name="Preformatted_20_Text">
      <style:paragraph-properties fo:margin-left="25.8335in" fo:margin-right="25.8335in" fo:line-height="160%" fo:text-indent="0in" style:auto-text-indent="false"/>
    </style:style>
    <style:style style:name="P114" style:family="paragraph" style:parent-style-name="Preformatted_20_Text">
      <style:paragraph-properties fo:margin-left="26.25in" fo:margin-right="26.25in" fo:line-height="160%" fo:text-indent="0in" style:auto-text-indent="false"/>
    </style:style>
    <style:style style:name="P115" style:family="paragraph" style:parent-style-name="Preformatted_20_Text">
      <style:paragraph-properties fo:margin-left="26.6665in" fo:margin-right="26.6665in" fo:line-height="160%" fo:text-indent="0in" style:auto-text-indent="false"/>
    </style:style>
    <style:style style:name="P116" style:family="paragraph" style:parent-style-name="Preformatted_20_Text">
      <style:paragraph-properties fo:margin-left="27.0835in" fo:margin-right="27.0835in" fo:line-height="160%" fo:text-indent="0in" style:auto-text-indent="false"/>
    </style:style>
    <style:style style:name="P117" style:family="paragraph" style:parent-style-name="Preformatted_20_Text">
      <style:paragraph-properties fo:margin-left="27.5in" fo:margin-right="27.5in" fo:line-height="160%" fo:text-indent="0in" style:auto-text-indent="false"/>
    </style:style>
    <style:style style:name="P118" style:family="paragraph" style:parent-style-name="Preformatted_20_Text">
      <style:paragraph-properties fo:margin-left="27.9165in" fo:margin-right="27.9165in" fo:line-height="160%" fo:text-indent="0in" style:auto-text-indent="false"/>
    </style:style>
    <style:style style:name="P119" style:family="paragraph" style:parent-style-name="Preformatted_20_Text">
      <style:paragraph-properties fo:margin-left="28.3335in" fo:margin-right="28.3335in" fo:line-height="160%" fo:text-indent="0in" style:auto-text-indent="false"/>
    </style:style>
    <style:style style:name="P120" style:family="paragraph" style:parent-style-name="Preformatted_20_Text">
      <style:paragraph-properties fo:margin-left="28.75in" fo:margin-right="28.75in" fo:line-height="160%" fo:text-indent="0in" style:auto-text-indent="false"/>
    </style:style>
    <style:style style:name="P121" style:family="paragraph" style:parent-style-name="Preformatted_20_Text">
      <style:paragraph-properties fo:margin-left="29.1665in" fo:margin-right="29.1665in" fo:line-height="160%" fo:text-indent="0in" style:auto-text-indent="false"/>
    </style:style>
    <style:style style:name="P122" style:family="paragraph" style:parent-style-name="Preformatted_20_Text">
      <style:paragraph-properties fo:margin-left="29.5835in" fo:margin-right="29.5835in" fo:line-height="160%" fo:text-indent="0in" style:auto-text-indent="false"/>
    </style:style>
    <style:style style:name="P123" style:family="paragraph" style:parent-style-name="Preformatted_20_Text">
      <style:paragraph-properties fo:margin-left="30in" fo:margin-right="30in" fo:line-height="160%" fo:text-indent="0in" style:auto-text-indent="false"/>
    </style:style>
    <style:style style:name="P124" style:family="paragraph" style:parent-style-name="Preformatted_20_Text">
      <style:paragraph-properties fo:margin-left="30.4165in" fo:margin-right="30.4165in" fo:line-height="160%" fo:text-indent="0in" style:auto-text-indent="false"/>
    </style:style>
    <style:style style:name="P125" style:family="paragraph" style:parent-style-name="Preformatted_20_Text">
      <style:paragraph-properties fo:margin-left="30.8335in" fo:margin-right="30.8335in" fo:line-height="160%" fo:text-indent="0in" style:auto-text-indent="false"/>
    </style:style>
    <style:style style:name="P126" style:family="paragraph" style:parent-style-name="Preformatted_20_Text">
      <style:paragraph-properties fo:margin-left="31.25in" fo:margin-right="31.25in" fo:line-height="160%" fo:text-indent="0in" style:auto-text-indent="false"/>
    </style:style>
    <style:style style:name="P127" style:family="paragraph" style:parent-style-name="Preformatted_20_Text">
      <style:paragraph-properties fo:margin-left="31.6665in" fo:margin-right="31.6665in" fo:line-height="160%" fo:text-indent="0in" style:auto-text-indent="false"/>
    </style:style>
    <style:style style:name="P128" style:family="paragraph" style:parent-style-name="Preformatted_20_Text">
      <style:paragraph-properties fo:margin-left="32.0835in" fo:margin-right="32.0835in" fo:line-height="160%" fo:text-indent="0in" style:auto-text-indent="false"/>
    </style:style>
    <style:style style:name="P129" style:family="paragraph" style:parent-style-name="Preformatted_20_Text">
      <style:paragraph-properties fo:margin-left="32.5in" fo:margin-right="32.5in" fo:line-height="160%" fo:text-indent="0in" style:auto-text-indent="false"/>
    </style:style>
    <style:style style:name="P130" style:family="paragraph" style:parent-style-name="Preformatted_20_Text">
      <style:paragraph-properties fo:margin-left="32.9165in" fo:margin-right="32.9165in" fo:line-height="160%" fo:text-indent="0in" style:auto-text-indent="false"/>
    </style:style>
    <style:style style:name="P131" style:family="paragraph" style:parent-style-name="Preformatted_20_Text">
      <style:paragraph-properties fo:margin-left="33.3335in" fo:margin-right="33.3335in" fo:line-height="160%" fo:text-indent="0in" style:auto-text-indent="false"/>
    </style:style>
    <style:style style:name="P132" style:family="paragraph" style:parent-style-name="Preformatted_20_Text">
      <style:paragraph-properties fo:margin-left="33.75in" fo:margin-right="33.75in" fo:line-height="160%" fo:text-indent="0in" style:auto-text-indent="false"/>
    </style:style>
    <style:style style:name="P133" style:family="paragraph" style:parent-style-name="Preformatted_20_Text">
      <style:paragraph-properties fo:margin-left="34.1665in" fo:margin-right="34.1665in" fo:line-height="160%" fo:text-indent="0in" style:auto-text-indent="false"/>
    </style:style>
    <style:style style:name="P134" style:family="paragraph" style:parent-style-name="Preformatted_20_Text">
      <style:paragraph-properties fo:margin-left="34.5835in" fo:margin-right="34.5835in" fo:line-height="160%" fo:text-indent="0in" style:auto-text-indent="false"/>
    </style:style>
    <style:style style:name="P135" style:family="paragraph" style:parent-style-name="Preformatted_20_Text">
      <style:paragraph-properties fo:margin-left="35in" fo:margin-right="35in" fo:line-height="160%" fo:text-indent="0in" style:auto-text-indent="false"/>
    </style:style>
    <style:style style:name="P136" style:family="paragraph" style:parent-style-name="Preformatted_20_Text">
      <style:paragraph-properties fo:margin-left="35.4165in" fo:margin-right="35.4165in" fo:line-height="160%" fo:text-indent="0in" style:auto-text-indent="false"/>
    </style:style>
    <style:style style:name="P137" style:family="paragraph" style:parent-style-name="Preformatted_20_Text">
      <style:paragraph-properties fo:margin-left="35.8335in" fo:margin-right="35.8335in" fo:line-height="160%" fo:text-indent="0in" style:auto-text-indent="false"/>
    </style:style>
    <style:style style:name="P138" style:family="paragraph" style:parent-style-name="Preformatted_20_Text">
      <style:paragraph-properties fo:margin-left="36.25in" fo:margin-right="36.25in" fo:line-height="160%" fo:text-indent="0in" style:auto-text-indent="false"/>
    </style:style>
    <style:style style:name="P139" style:family="paragraph" style:parent-style-name="Preformatted_20_Text">
      <style:paragraph-properties fo:margin-left="36.6665in" fo:margin-right="36.6665in" fo:line-height="160%" fo:text-indent="0in" style:auto-text-indent="false"/>
    </style:style>
    <style:style style:name="P140" style:family="paragraph" style:parent-style-name="Preformatted_20_Text">
      <style:paragraph-properties fo:margin-left="37.0835in" fo:margin-right="37.0835in" fo:line-height="160%" fo:text-indent="0in" style:auto-text-indent="false"/>
    </style:style>
    <style:style style:name="P141" style:family="paragraph" style:parent-style-name="Preformatted_20_Text">
      <style:paragraph-properties fo:margin-left="37.5in" fo:margin-right="37.5in" fo:line-height="160%" fo:text-indent="0in" style:auto-text-indent="false"/>
    </style:style>
    <style:style style:name="P142" style:family="paragraph" style:parent-style-name="Preformatted_20_Text">
      <style:paragraph-properties fo:margin-left="37.9165in" fo:margin-right="37.9165in" fo:line-height="160%" fo:text-indent="0in" style:auto-text-indent="false"/>
    </style:style>
    <style:style style:name="P143" style:family="paragraph" style:parent-style-name="Preformatted_20_Text">
      <style:paragraph-properties fo:margin-left="38.3335in" fo:margin-right="38.3335in" fo:line-height="160%" fo:text-indent="0in" style:auto-text-indent="false"/>
    </style:style>
    <style:style style:name="P144" style:family="paragraph" style:parent-style-name="Preformatted_20_Text">
      <style:paragraph-properties fo:margin-left="38.75in" fo:margin-right="38.75in" fo:line-height="160%" fo:text-indent="0in" style:auto-text-indent="false"/>
    </style:style>
    <style:style style:name="P145" style:family="paragraph" style:parent-style-name="Preformatted_20_Text">
      <style:paragraph-properties fo:margin-left="39.1665in" fo:margin-right="39.1665in" fo:line-height="160%" fo:text-indent="0in" style:auto-text-indent="false"/>
    </style:style>
    <style:style style:name="P146" style:family="paragraph" style:parent-style-name="Preformatted_20_Text">
      <style:paragraph-properties fo:margin-left="39.5835in" fo:margin-right="39.5835in" fo:line-height="160%" fo:text-indent="0in" style:auto-text-indent="false"/>
    </style:style>
    <style:style style:name="P147" style:family="paragraph" style:parent-style-name="Preformatted_20_Text">
      <style:paragraph-properties fo:margin-left="40in" fo:margin-right="40in" fo:line-height="160%" fo:text-indent="0in" style:auto-text-indent="false"/>
    </style:style>
    <style:style style:name="P148" style:family="paragraph" style:parent-style-name="Preformatted_20_Text">
      <style:paragraph-properties fo:margin-left="40.4165in" fo:margin-right="40.4165in" fo:line-height="160%" fo:text-indent="0in" style:auto-text-indent="false"/>
    </style:style>
    <style:style style:name="P149" style:family="paragraph" style:parent-style-name="Preformatted_20_Text">
      <style:paragraph-properties fo:margin-left="40.8335in" fo:margin-right="40.8335in" fo:line-height="160%" fo:text-indent="0in" style:auto-text-indent="false"/>
    </style:style>
    <style:style style:name="P150" style:family="paragraph" style:parent-style-name="Preformatted_20_Text">
      <style:paragraph-properties fo:margin-left="41.25in" fo:margin-right="41.25in" fo:line-height="160%" fo:text-indent="0in" style:auto-text-indent="false"/>
    </style:style>
    <style:style style:name="P151" style:family="paragraph" style:parent-style-name="Preformatted_20_Text">
      <style:paragraph-properties fo:margin-left="41.6665in" fo:margin-right="41.6665in" fo:line-height="160%" fo:text-indent="0in" style:auto-text-indent="false"/>
    </style:style>
    <style:style style:name="P152" style:family="paragraph" style:parent-style-name="Preformatted_20_Text">
      <style:paragraph-properties fo:margin-left="42.0835in" fo:margin-right="42.0835in" fo:line-height="160%" fo:text-indent="0in" style:auto-text-indent="false"/>
    </style:style>
    <style:style style:name="P153" style:family="paragraph" style:parent-style-name="Preformatted_20_Text">
      <style:paragraph-properties fo:margin-left="42.5in" fo:margin-right="42.5in" fo:line-height="160%" fo:text-indent="0in" style:auto-text-indent="false"/>
    </style:style>
    <style:style style:name="P154" style:family="paragraph" style:parent-style-name="Preformatted_20_Text">
      <style:paragraph-properties fo:margin-left="42.9165in" fo:margin-right="42.9165in" fo:line-height="160%" fo:text-indent="0in" style:auto-text-indent="false"/>
    </style:style>
    <style:style style:name="P155" style:family="paragraph" style:parent-style-name="Preformatted_20_Text">
      <style:paragraph-properties fo:margin-left="43.3335in" fo:margin-right="43.3335in" fo:line-height="160%" fo:text-indent="0in" style:auto-text-indent="false"/>
    </style:style>
    <style:style style:name="P156" style:family="paragraph" style:parent-style-name="Preformatted_20_Text">
      <style:paragraph-properties fo:margin-left="43.75in" fo:margin-right="43.75in" fo:margin-top="0.0835in" fo:margin-bottom="0.0835in" style:contextual-spacing="false" fo:line-height="160%" fo:text-indent="0in" style:auto-text-indent="false" fo:keep-with-next="always"/>
    </style:style>
    <style:style style:name="P157" style:family="paragraph" style:parent-style-name="Preformatted_20_Text">
      <style:paragraph-properties fo:margin-left="43.75in" fo:margin-right="43.75in" fo:line-height="160%" fo:text-indent="0in" style:auto-text-indent="false"/>
    </style:style>
    <style:style style:name="P158" style:family="paragraph" style:parent-style-name="Preformatted_20_Text">
      <style:paragraph-properties fo:margin-left="44.1665in" fo:margin-right="44.1665in" fo:line-height="160%" fo:text-indent="0in" style:auto-text-indent="false"/>
    </style:style>
    <style:style style:name="P159" style:family="paragraph" style:parent-style-name="Preformatted_20_Text">
      <style:paragraph-properties fo:margin-left="44.5835in" fo:margin-right="44.5835in" fo:margin-top="0.0835in" fo:margin-bottom="0.0835in" style:contextual-spacing="false" fo:line-height="160%" fo:text-indent="0in" style:auto-text-indent="false" fo:keep-with-next="always"/>
    </style:style>
    <style:style style:name="P160" style:family="paragraph" style:parent-style-name="Preformatted_20_Text">
      <style:paragraph-properties fo:margin-left="44.5835in" fo:margin-right="44.5835in" fo:line-height="160%" fo:text-indent="0in" style:auto-text-indent="false"/>
    </style:style>
    <style:style style:name="P161" style:family="paragraph" style:parent-style-name="Preformatted_20_Text">
      <style:paragraph-properties fo:margin-left="45in" fo:margin-right="45in" fo:line-height="160%" fo:text-indent="0in" style:auto-text-indent="false"/>
    </style:style>
    <style:style style:name="P162" style:family="paragraph" style:parent-style-name="Preformatted_20_Text">
      <style:paragraph-properties fo:margin-left="45.4165in" fo:margin-right="45.4165in" fo:margin-top="0.0835in" fo:margin-bottom="0.0835in" style:contextual-spacing="false" fo:line-height="160%" fo:text-indent="0in" style:auto-text-indent="false" fo:keep-with-next="always"/>
    </style:style>
    <style:style style:name="P163" style:family="paragraph" style:parent-style-name="Preformatted_20_Text">
      <style:paragraph-properties fo:margin-left="45.4165in" fo:margin-right="45.4165in" fo:line-height="160%" fo:text-indent="0in" style:auto-text-indent="false"/>
    </style:style>
    <style:style style:name="P164" style:family="paragraph" style:parent-style-name="Preformatted_20_Text">
      <style:paragraph-properties fo:margin-left="0.322in" fo:margin-right="0.322in" fo:line-height="160%" fo:text-indent="0in" style:auto-text-indent="false"/>
    </style:style>
    <style:style style:name="P165" style:family="paragraph" style:parent-style-name="Preformatted_20_Text">
      <style:paragraph-properties fo:margin-left="0.739in" fo:margin-right="0.739in" fo:margin-top="0.0835in" fo:margin-bottom="0.0835in" style:contextual-spacing="false" fo:line-height="160%" fo:text-indent="0in" style:auto-text-indent="false" fo:keep-with-next="always"/>
    </style:style>
    <style:style style:name="P166" style:family="paragraph" style:parent-style-name="Preformatted_20_Text">
      <style:paragraph-properties fo:margin-left="0.739in" fo:margin-right="0.739in" fo:line-height="160%" fo:text-indent="0in" style:auto-text-indent="false"/>
    </style:style>
    <style:style style:name="P167" style:family="paragraph" style:parent-style-name="Preformatted_20_Text">
      <style:paragraph-properties fo:margin-left="1.1555in" fo:margin-right="1.1555in" fo:line-height="160%" fo:text-indent="0in" style:auto-text-indent="false"/>
    </style:style>
    <style:style style:name="P168" style:family="paragraph" style:parent-style-name="Preformatted_20_Text">
      <style:paragraph-properties fo:margin-left="1.572in" fo:margin-right="1.572in" fo:margin-top="0.0835in" fo:margin-bottom="0.0835in" style:contextual-spacing="false" fo:line-height="160%" fo:text-indent="0in" style:auto-text-indent="false" fo:keep-with-next="always"/>
    </style:style>
    <style:style style:name="P169" style:family="paragraph" style:parent-style-name="Preformatted_20_Text">
      <style:paragraph-properties fo:margin-left="1.572in" fo:margin-right="1.572in" fo:line-height="160%" fo:text-indent="0in" style:auto-text-indent="false"/>
    </style:style>
    <style:style style:name="P170" style:family="paragraph" style:parent-style-name="Preformatted_20_Text">
      <style:paragraph-properties fo:margin-left="1.989in" fo:margin-right="1.989in" fo:line-height="160%" fo:text-indent="0in" style:auto-text-indent="false"/>
    </style:style>
    <style:style style:name="P171" style:family="paragraph" style:parent-style-name="Preformatted_20_Text">
      <style:paragraph-properties fo:margin-left="2.4055in" fo:margin-right="2.4055in" fo:margin-top="0.0835in" fo:margin-bottom="0.0835in" style:contextual-spacing="false" fo:line-height="160%" fo:text-indent="0in" style:auto-text-indent="false" fo:keep-with-next="always"/>
    </style:style>
    <style:style style:name="P172" style:family="paragraph" style:parent-style-name="Preformatted_20_Text">
      <style:paragraph-properties fo:margin-left="2.4055in" fo:margin-right="2.4055in" fo:line-height="160%" fo:text-indent="0in" style:auto-text-indent="false"/>
    </style:style>
    <style:style style:name="P173" style:family="paragraph" style:parent-style-name="Preformatted_20_Text">
      <style:paragraph-properties fo:margin-left="2.822in" fo:margin-right="2.822in" fo:line-height="160%" fo:text-indent="0in" style:auto-text-indent="false"/>
    </style:style>
    <style:style style:name="P174" style:family="paragraph" style:parent-style-name="Preformatted_20_Text">
      <style:paragraph-properties fo:margin-left="3.239in" fo:margin-right="3.239in" fo:margin-top="0.0835in" fo:margin-bottom="0.0835in" style:contextual-spacing="false" fo:line-height="160%" fo:text-indent="0in" style:auto-text-indent="false" fo:keep-with-next="always"/>
    </style:style>
    <style:style style:name="P175" style:family="paragraph" style:parent-style-name="Preformatted_20_Text">
      <style:paragraph-properties fo:margin-left="3.239in" fo:margin-right="3.239in" fo:line-height="160%" fo:text-indent="0in" style:auto-text-indent="false"/>
    </style:style>
    <style:style style:name="P176" style:family="paragraph" style:parent-style-name="Preformatted_20_Text">
      <style:paragraph-properties fo:margin-left="3.6555in" fo:margin-right="3.6555in" fo:line-height="160%" fo:text-indent="0in" style:auto-text-indent="false"/>
    </style:style>
    <style:style style:name="P177" style:family="paragraph" style:parent-style-name="Preformatted_20_Text">
      <style:paragraph-properties fo:margin-left="4.072in" fo:margin-right="4.072in" fo:line-height="160%" fo:text-indent="0in" style:auto-text-indent="false"/>
    </style:style>
    <style:style style:name="P178" style:family="paragraph" style:parent-style-name="Preformatted_20_Text">
      <style:paragraph-properties fo:margin-left="4.489in" fo:margin-right="4.489in" fo:line-height="160%" fo:text-indent="0in" style:auto-text-indent="false"/>
    </style:style>
    <style:style style:name="P179" style:family="paragraph" style:parent-style-name="Preformatted_20_Text">
      <style:paragraph-properties fo:margin-left="4.9055in" fo:margin-right="4.9055in" fo:line-height="160%" fo:text-indent="0in" style:auto-text-indent="false"/>
    </style:style>
    <style:style style:name="P180" style:family="paragraph" style:parent-style-name="Preformatted_20_Text">
      <style:paragraph-properties fo:margin-left="5.322in" fo:margin-right="5.322in" fo:line-height="160%" fo:text-indent="0in" style:auto-text-indent="false"/>
    </style:style>
    <style:style style:name="P181" style:family="paragraph" style:parent-style-name="Preformatted_20_Text">
      <style:paragraph-properties fo:margin-left="5.739in" fo:margin-right="5.739in" fo:line-height="160%" fo:text-indent="0in" style:auto-text-indent="false"/>
    </style:style>
    <style:style style:name="P182" style:family="paragraph" style:parent-style-name="Preformatted_20_Text">
      <style:paragraph-properties fo:margin-left="6.1555in" fo:margin-right="6.1555in" fo:line-height="160%" fo:text-indent="0in" style:auto-text-indent="false"/>
    </style:style>
    <style:style style:name="P183" style:family="paragraph" style:parent-style-name="Preformatted_20_Text">
      <style:paragraph-properties fo:margin-left="6.572in" fo:margin-right="6.572in" fo:line-height="160%" fo:text-indent="0in" style:auto-text-indent="false"/>
    </style:style>
    <style:style style:name="P184" style:family="paragraph" style:parent-style-name="Preformatted_20_Text">
      <style:paragraph-properties fo:margin-left="6.989in" fo:margin-right="6.989in" fo:line-height="160%" fo:text-indent="0in" style:auto-text-indent="false"/>
    </style:style>
    <style:style style:name="P185" style:family="paragraph" style:parent-style-name="Preformatted_20_Text">
      <style:paragraph-properties fo:margin-left="7.4055in" fo:margin-right="7.4055in" fo:line-height="160%" fo:text-indent="0in" style:auto-text-indent="false"/>
    </style:style>
    <style:style style:name="P186" style:family="paragraph" style:parent-style-name="Preformatted_20_Text">
      <style:paragraph-properties fo:margin-left="7.822in" fo:margin-right="7.822in" fo:line-height="160%" fo:text-indent="0in" style:auto-text-indent="false"/>
    </style:style>
    <style:style style:name="P187" style:family="paragraph" style:parent-style-name="Preformatted_20_Text">
      <style:paragraph-properties fo:margin-left="8.239in" fo:margin-right="8.239in" fo:line-height="160%" fo:text-indent="0in" style:auto-text-indent="false"/>
    </style:style>
    <style:style style:name="P188" style:family="paragraph" style:parent-style-name="Preformatted_20_Text">
      <style:paragraph-properties fo:margin-left="8.6555in" fo:margin-right="8.6555in" fo:line-height="160%" fo:text-indent="0in" style:auto-text-indent="false"/>
    </style:style>
    <style:style style:name="P189" style:family="paragraph" style:parent-style-name="Preformatted_20_Text">
      <style:paragraph-properties fo:margin-left="9.072in" fo:margin-right="9.072in" fo:line-height="160%" fo:text-indent="0in" style:auto-text-indent="false"/>
    </style:style>
    <style:style style:name="P190" style:family="paragraph" style:parent-style-name="Preformatted_20_Text">
      <style:paragraph-properties fo:margin-left="9.489in" fo:margin-right="9.489in" fo:line-height="160%" fo:text-indent="0in" style:auto-text-indent="false"/>
    </style:style>
    <style:style style:name="P191" style:family="paragraph" style:parent-style-name="Preformatted_20_Text">
      <style:paragraph-properties fo:margin-left="9.9055in" fo:margin-right="9.9055in" fo:line-height="160%" fo:text-indent="0in" style:auto-text-indent="false"/>
    </style:style>
    <style:style style:name="P192" style:family="paragraph" style:parent-style-name="Preformatted_20_Text">
      <style:paragraph-properties fo:margin-left="10.322in" fo:margin-right="10.322in" fo:line-height="160%" fo:text-indent="0in" style:auto-text-indent="false"/>
    </style:style>
    <style:style style:name="P193" style:family="paragraph" style:parent-style-name="Preformatted_20_Text">
      <style:paragraph-properties fo:margin-left="10.739in" fo:margin-right="10.739in" fo:line-height="160%" fo:text-indent="0in" style:auto-text-indent="false"/>
    </style:style>
    <style:style style:name="P194" style:family="paragraph" style:parent-style-name="Preformatted_20_Text">
      <style:paragraph-properties fo:margin-left="11.1555in" fo:margin-right="11.1555in" fo:line-height="160%" fo:text-indent="0in" style:auto-text-indent="false"/>
    </style:style>
    <style:style style:name="P195" style:family="paragraph" style:parent-style-name="Preformatted_20_Text">
      <style:paragraph-properties fo:margin-left="11.572in" fo:margin-right="11.572in" fo:line-height="160%" fo:text-indent="0in" style:auto-text-indent="false"/>
    </style:style>
    <style:style style:name="P196" style:family="paragraph" style:parent-style-name="Preformatted_20_Text">
      <style:paragraph-properties fo:margin-left="11.989in" fo:margin-right="11.989in" fo:line-height="160%" fo:text-indent="0in" style:auto-text-indent="false"/>
    </style:style>
    <style:style style:name="P197" style:family="paragraph" style:parent-style-name="Preformatted_20_Text">
      <style:paragraph-properties fo:margin-left="12.4055in" fo:margin-right="12.4055in" fo:line-height="160%" fo:text-indent="0in" style:auto-text-indent="false"/>
    </style:style>
    <style:style style:name="P198" style:family="paragraph" style:parent-style-name="Preformatted_20_Text">
      <style:paragraph-properties fo:margin-left="12.822in" fo:margin-right="12.822in" fo:line-height="160%" fo:text-indent="0in" style:auto-text-indent="false"/>
    </style:style>
    <style:style style:name="P199" style:family="paragraph" style:parent-style-name="Preformatted_20_Text">
      <style:paragraph-properties fo:margin-left="13.239in" fo:margin-right="13.239in" fo:line-height="160%" fo:text-indent="0in" style:auto-text-indent="false"/>
    </style:style>
    <style:style style:name="P200" style:family="paragraph" style:parent-style-name="Preformatted_20_Text">
      <style:paragraph-properties fo:margin-left="13.6555in" fo:margin-right="13.6555in" fo:line-height="160%" fo:text-indent="0in" style:auto-text-indent="false"/>
    </style:style>
    <style:style style:name="P201" style:family="paragraph" style:parent-style-name="Preformatted_20_Text">
      <style:paragraph-properties fo:margin-left="14.072in" fo:margin-right="14.072in" fo:line-height="160%" fo:text-indent="0in" style:auto-text-indent="false"/>
    </style:style>
    <style:style style:name="P202" style:family="paragraph" style:parent-style-name="Preformatted_20_Text">
      <style:paragraph-properties fo:margin-left="14.489in" fo:margin-right="14.489in" fo:line-height="160%" fo:text-indent="0in" style:auto-text-indent="false"/>
    </style:style>
    <style:style style:name="P203" style:family="paragraph" style:parent-style-name="Preformatted_20_Text">
      <style:paragraph-properties fo:margin-left="14.9055in" fo:margin-right="14.9055in" fo:line-height="160%" fo:text-indent="0in" style:auto-text-indent="false"/>
    </style:style>
    <style:style style:name="P204" style:family="paragraph" style:parent-style-name="Preformatted_20_Text">
      <style:paragraph-properties fo:margin-left="15.322in" fo:margin-right="15.322in" fo:line-height="160%" fo:text-indent="0in" style:auto-text-indent="false"/>
    </style:style>
    <style:style style:name="P205" style:family="paragraph" style:parent-style-name="Preformatted_20_Text">
      <style:paragraph-properties fo:margin-left="15.739in" fo:margin-right="15.739in" fo:line-height="160%" fo:text-indent="0in" style:auto-text-indent="false"/>
    </style:style>
    <style:style style:name="P206" style:family="paragraph" style:parent-style-name="Preformatted_20_Text">
      <style:paragraph-properties fo:margin-left="16.1555in" fo:margin-right="16.1555in" fo:line-height="160%" fo:text-indent="0in" style:auto-text-indent="false"/>
    </style:style>
    <style:style style:name="P207" style:family="paragraph" style:parent-style-name="Preformatted_20_Text">
      <style:paragraph-properties fo:margin-left="16.572in" fo:margin-right="16.572in" fo:line-height="160%" fo:text-indent="0in" style:auto-text-indent="false"/>
    </style:style>
    <style:style style:name="P208" style:family="paragraph" style:parent-style-name="Preformatted_20_Text">
      <style:paragraph-properties fo:margin-left="16.989in" fo:margin-right="16.989in" fo:line-height="160%" fo:text-indent="0in" style:auto-text-indent="false"/>
    </style:style>
    <style:style style:name="P209" style:family="paragraph" style:parent-style-name="Preformatted_20_Text">
      <style:paragraph-properties fo:margin-left="17.4055in" fo:margin-right="17.4055in" fo:line-height="160%" fo:text-indent="0in" style:auto-text-indent="false"/>
    </style:style>
    <style:style style:name="P210" style:family="paragraph" style:parent-style-name="Preformatted_20_Text">
      <style:paragraph-properties fo:margin-left="17.822in" fo:margin-right="17.822in" fo:line-height="160%" fo:text-indent="0in" style:auto-text-indent="false"/>
    </style:style>
    <style:style style:name="P211" style:family="paragraph" style:parent-style-name="Preformatted_20_Text">
      <style:paragraph-properties fo:margin-left="18.239in" fo:margin-right="18.239in" fo:line-height="160%" fo:text-indent="0in" style:auto-text-indent="false"/>
    </style:style>
    <style:style style:name="P212" style:family="paragraph" style:parent-style-name="Preformatted_20_Text">
      <style:paragraph-properties fo:margin-left="18.6555in" fo:margin-right="18.6555in" fo:line-height="160%" fo:text-indent="0in" style:auto-text-indent="false"/>
    </style:style>
    <style:style style:name="P213" style:family="paragraph" style:parent-style-name="Preformatted_20_Text">
      <style:paragraph-properties fo:margin-left="19.072in" fo:margin-right="19.072in" fo:line-height="160%" fo:text-indent="0in" style:auto-text-indent="false"/>
    </style:style>
    <style:style style:name="P214" style:family="paragraph" style:parent-style-name="Preformatted_20_Text">
      <style:paragraph-properties fo:margin-left="19.489in" fo:margin-right="19.489in" fo:line-height="160%" fo:text-indent="0in" style:auto-text-indent="false"/>
    </style:style>
    <style:style style:name="P215" style:family="paragraph" style:parent-style-name="Preformatted_20_Text">
      <style:paragraph-properties fo:margin-left="19.9055in" fo:margin-right="19.9055in" fo:line-height="160%" fo:text-indent="0in" style:auto-text-indent="false"/>
    </style:style>
    <style:style style:name="P216" style:family="paragraph" style:parent-style-name="Preformatted_20_Text">
      <style:paragraph-properties fo:margin-left="20.322in" fo:margin-right="20.322in" fo:line-height="160%" fo:text-indent="0in" style:auto-text-indent="false"/>
    </style:style>
    <style:style style:name="P217" style:family="paragraph" style:parent-style-name="Preformatted_20_Text">
      <style:paragraph-properties fo:margin-left="20.739in" fo:margin-right="20.739in" fo:margin-top="0.0835in" fo:margin-bottom="0.0835in" style:contextual-spacing="false" fo:line-height="160%" fo:text-indent="0in" style:auto-text-indent="false" fo:keep-with-next="always"/>
    </style:style>
    <style:style style:name="P218" style:family="paragraph" style:parent-style-name="Preformatted_20_Text">
      <style:paragraph-properties fo:margin-left="20.739in" fo:margin-right="20.739in" fo:line-height="160%" fo:text-indent="0in" style:auto-text-indent="false"/>
    </style:style>
    <style:style style:name="P219" style:family="paragraph" style:parent-style-name="Preformatted_20_Text">
      <style:paragraph-properties fo:margin-left="21.1555in" fo:margin-right="21.1555in" fo:line-height="160%" fo:text-indent="0in" style:auto-text-indent="false"/>
    </style:style>
    <style:style style:name="P220" style:family="paragraph" style:parent-style-name="Preformatted_20_Text">
      <style:paragraph-properties fo:margin-left="21.572in" fo:margin-right="21.572in" fo:margin-top="0.0835in" fo:margin-bottom="0.0835in" style:contextual-spacing="false" fo:line-height="160%" fo:text-indent="0in" style:auto-text-indent="false" fo:keep-with-next="always"/>
    </style:style>
    <style:style style:name="P221" style:family="paragraph" style:parent-style-name="Preformatted_20_Text">
      <style:paragraph-properties fo:margin-left="21.572in" fo:margin-right="21.572in" fo:line-height="160%" fo:text-indent="0in" style:auto-text-indent="false"/>
    </style:style>
    <style:style style:name="P222" style:family="paragraph" style:parent-style-name="Preformatted_20_Text">
      <style:paragraph-properties fo:margin-left="21.989in" fo:margin-right="21.989in" fo:line-height="160%" fo:text-indent="0in" style:auto-text-indent="false"/>
    </style:style>
    <style:style style:name="P223" style:family="paragraph" style:parent-style-name="Preformatted_20_Text">
      <style:paragraph-properties fo:margin-left="22.4055in" fo:margin-right="22.4055in" fo:margin-top="0.0835in" fo:margin-bottom="0.0835in" style:contextual-spacing="false" fo:line-height="160%" fo:text-indent="0in" style:auto-text-indent="false" fo:keep-with-next="always"/>
    </style:style>
    <style:style style:name="P224" style:family="paragraph" style:parent-style-name="Preformatted_20_Text">
      <style:paragraph-properties fo:margin-left="22.4055in" fo:margin-right="22.4055in" fo:line-height="160%" fo:text-indent="0in" style:auto-text-indent="false"/>
    </style:style>
    <style:style style:name="P225" style:family="paragraph" style:parent-style-name="Preformatted_20_Text">
      <style:paragraph-properties fo:margin-left="22.822in" fo:margin-right="22.822in" fo:line-height="160%" fo:text-indent="0in" style:auto-text-indent="false"/>
    </style:style>
    <style:style style:name="P226" style:family="paragraph" style:parent-style-name="Preformatted_20_Text">
      <style:paragraph-properties fo:margin-left="22.822in" fo:margin-right="22.822in" fo:margin-top="0.4165in" fo:margin-bottom="0.1965in" style:contextual-spacing="false" fo:line-height="160%" fo:text-indent="0in" style:auto-text-indent="false"/>
    </style:style>
    <style:style style:name="P227" style:family="paragraph" style:parent-style-name="Preformatted_20_Text">
      <style:paragraph-properties fo:margin-left="23.239in" fo:margin-right="23.239in" fo:line-height="160%" fo:text-indent="0in" style:auto-text-indent="false"/>
    </style:style>
    <style:style style:name="P228" style:family="paragraph" style:parent-style-name="Preformatted_20_Text">
      <style:paragraph-properties fo:margin-left="23.239in" fo:margin-right="23.239in" fo:margin-top="0.4165in" fo:margin-bottom="0.1965in" style:contextual-spacing="false" fo:line-height="160%" fo:text-indent="0in" style:auto-text-indent="false"/>
    </style:style>
    <style:style style:name="P229" style:family="paragraph" style:parent-style-name="Preformatted_20_Text">
      <style:paragraph-properties fo:margin-left="23.6555in" fo:margin-right="23.6555in" fo:line-height="160%" fo:text-indent="0in" style:auto-text-indent="false"/>
    </style:style>
    <style:style style:name="P230" style:family="paragraph" style:parent-style-name="Preformatted_20_Text">
      <style:paragraph-properties fo:margin-left="23.6555in" fo:margin-right="23.6555in" fo:margin-top="0.4165in" fo:margin-bottom="0.1965in" style:contextual-spacing="false" fo:line-height="160%" fo:text-indent="0in" style:auto-text-indent="false"/>
    </style:style>
    <style:style style:name="P231" style:family="paragraph" style:parent-style-name="Preformatted_20_Text">
      <style:paragraph-properties fo:margin-left="24.072in" fo:margin-right="24.072in" fo:line-height="160%" fo:text-indent="0in" style:auto-text-indent="false"/>
    </style:style>
    <style:style style:name="P232" style:family="paragraph" style:parent-style-name="Preformatted_20_Text">
      <style:paragraph-properties fo:margin-left="24.072in" fo:margin-right="24.072in" fo:margin-top="0.4165in" fo:margin-bottom="0.1965in" style:contextual-spacing="false" fo:line-height="160%" fo:text-indent="0in" style:auto-text-indent="false"/>
    </style:style>
    <style:style style:name="P233" style:family="paragraph" style:parent-style-name="Preformatted_20_Text">
      <style:paragraph-properties fo:margin-left="24.489in" fo:margin-right="24.489in" fo:line-height="160%" fo:text-indent="0in" style:auto-text-indent="false"/>
    </style:style>
    <style:style style:name="P234" style:family="paragraph" style:parent-style-name="Preformatted_20_Text">
      <style:paragraph-properties fo:margin-left="24.489in" fo:margin-right="24.489in" fo:margin-top="0.4165in" fo:margin-bottom="0.1965in" style:contextual-spacing="false" fo:line-height="160%" fo:text-indent="0in" style:auto-text-indent="false"/>
    </style:style>
    <style:style style:name="P235" style:family="paragraph" style:parent-style-name="Preformatted_20_Text">
      <style:paragraph-properties fo:margin-left="24.9055in" fo:margin-right="24.9055in" fo:line-height="160%" fo:text-indent="0in" style:auto-text-indent="false"/>
    </style:style>
    <style:style style:name="P236" style:family="paragraph" style:parent-style-name="Preformatted_20_Text">
      <style:paragraph-properties fo:margin-left="24.9055in" fo:margin-right="24.9055in" fo:margin-top="0.4165in" fo:margin-bottom="0.1965in" style:contextual-spacing="false" fo:line-height="160%" fo:text-indent="0in" style:auto-text-indent="false"/>
    </style:style>
    <style:style style:name="P237" style:family="paragraph" style:parent-style-name="Preformatted_20_Text">
      <style:paragraph-properties fo:margin-left="25.322in" fo:margin-right="25.322in" fo:line-height="160%" fo:text-indent="0in" style:auto-text-indent="false"/>
    </style:style>
    <style:style style:name="P238" style:family="paragraph" style:parent-style-name="Preformatted_20_Text">
      <style:paragraph-properties fo:margin-left="2.0835in" fo:margin-right="2.0835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39" style:family="paragraph" style:parent-style-name="Preformatted_20_Text">
      <style:paragraph-properties fo:margin-left="5.4165in" fo:margin-right="5.4165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40" style:family="paragraph" style:parent-style-name="Preformatted_20_Text">
      <style:paragraph-properties fo:margin-left="26.25in" fo:margin-right="26.25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41" style:family="paragraph" style:parent-style-name="Preformatted_20_Text">
      <style:paragraph-properties fo:margin-left="43.75in" fo:margin-right="43.75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42" style:family="paragraph" style:parent-style-name="Preformatted_20_Text">
      <style:paragraph-properties fo:margin-left="12.4055in" fo:margin-right="12.4055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43" style:family="paragraph" style:parent-style-name="Preformatted_20_Text">
      <style:paragraph-properties fo:margin-left="19.072in" fo:margin-right="19.072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44" style:family="paragraph" style:parent-style-name="Preformatted_20_Text">
      <style:paragraph-properties fo:margin-left="23.239in" fo:margin-right="23.239in" fo:margin-top="0.3126in" fo:margin-bottom="0.0835in" style:contextual-spacing="false" fo:line-height="160%" fo:text-indent="0in" style:auto-text-indent="false" fo:padding-left="0in" fo:padding-right="0in" fo:padding-top="0in" fo:padding-bottom="0.0835in" fo:border-left="none" fo:border-right="none" fo:border-top="none" fo:border-bottom="1.5pt solid #95a5a6" fo:keep-with-next="always"/>
      <style:text-properties fo:color="#34495e" loext:opacity="100%"/>
    </style:style>
    <style:style style:name="P245" style:family="paragraph" style:parent-style-name="Preformatted_20_Text">
      <style:paragraph-properties fo:margin-left="2.5in" fo:margin-right="2.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46" style:family="paragraph" style:parent-style-name="Preformatted_20_Text">
      <style:paragraph-properties fo:margin-left="3.3335in" fo:margin-right="3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47" style:family="paragraph" style:parent-style-name="Preformatted_20_Text">
      <style:paragraph-properties fo:margin-left="4.1665in" fo:margin-right="4.1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48" style:family="paragraph" style:parent-style-name="Preformatted_20_Text">
      <style:paragraph-properties fo:margin-left="5in" fo:margin-right="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49" style:family="paragraph" style:parent-style-name="Preformatted_20_Text">
      <style:paragraph-properties fo:margin-left="9.1665in" fo:margin-right="9.1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0" style:family="paragraph" style:parent-style-name="Preformatted_20_Text">
      <style:paragraph-properties fo:margin-left="10in" fo:margin-right="10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1" style:family="paragraph" style:parent-style-name="Preformatted_20_Text">
      <style:paragraph-properties fo:margin-left="10.8335in" fo:margin-right="10.8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2" style:family="paragraph" style:parent-style-name="Preformatted_20_Text">
      <style:paragraph-properties fo:margin-left="15in" fo:margin-right="1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3" style:family="paragraph" style:parent-style-name="Preformatted_20_Text">
      <style:paragraph-properties fo:margin-left="18.3335in" fo:margin-right="18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4" style:family="paragraph" style:parent-style-name="Preformatted_20_Text">
      <style:paragraph-properties fo:margin-left="20in" fo:margin-right="20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5" style:family="paragraph" style:parent-style-name="Preformatted_20_Text">
      <style:paragraph-properties fo:margin-left="23.3335in" fo:margin-right="23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6" style:family="paragraph" style:parent-style-name="Preformatted_20_Text">
      <style:paragraph-properties fo:margin-left="25in" fo:margin-right="2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7" style:family="paragraph" style:parent-style-name="Preformatted_20_Text">
      <style:paragraph-properties fo:margin-left="27.5in" fo:margin-right="27.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8" style:family="paragraph" style:parent-style-name="Preformatted_20_Text">
      <style:paragraph-properties fo:margin-left="28.3335in" fo:margin-right="28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59" style:family="paragraph" style:parent-style-name="Preformatted_20_Text">
      <style:paragraph-properties fo:margin-left="29.1665in" fo:margin-right="29.1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0" style:family="paragraph" style:parent-style-name="Preformatted_20_Text">
      <style:paragraph-properties fo:margin-left="30in" fo:margin-right="30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1" style:family="paragraph" style:parent-style-name="Preformatted_20_Text">
      <style:paragraph-properties fo:margin-left="30.8335in" fo:margin-right="30.8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2" style:family="paragraph" style:parent-style-name="Preformatted_20_Text">
      <style:paragraph-properties fo:margin-left="31.6665in" fo:margin-right="31.6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3" style:family="paragraph" style:parent-style-name="Preformatted_20_Text">
      <style:paragraph-properties fo:margin-left="32.5in" fo:margin-right="32.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4" style:family="paragraph" style:parent-style-name="Preformatted_20_Text">
      <style:paragraph-properties fo:margin-left="33.3335in" fo:margin-right="33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5" style:family="paragraph" style:parent-style-name="Preformatted_20_Text">
      <style:paragraph-properties fo:margin-left="34.1665in" fo:margin-right="34.1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6" style:family="paragraph" style:parent-style-name="Preformatted_20_Text">
      <style:paragraph-properties fo:margin-left="35.8335in" fo:margin-right="35.8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7" style:family="paragraph" style:parent-style-name="Preformatted_20_Text">
      <style:paragraph-properties fo:margin-left="38.3335in" fo:margin-right="38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8" style:family="paragraph" style:parent-style-name="Preformatted_20_Text">
      <style:paragraph-properties fo:margin-left="39.1665in" fo:margin-right="39.1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69" style:family="paragraph" style:parent-style-name="Preformatted_20_Text">
      <style:paragraph-properties fo:margin-left="40.8335in" fo:margin-right="40.8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0" style:family="paragraph" style:parent-style-name="Preformatted_20_Text">
      <style:paragraph-properties fo:margin-left="41.6665in" fo:margin-right="41.6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1" style:family="paragraph" style:parent-style-name="Preformatted_20_Text">
      <style:paragraph-properties fo:margin-left="43.3335in" fo:margin-right="43.333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2" style:family="paragraph" style:parent-style-name="Preformatted_20_Text">
      <style:paragraph-properties fo:margin-left="44.1665in" fo:margin-right="44.166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3" style:family="paragraph" style:parent-style-name="Preformatted_20_Text">
      <style:paragraph-properties fo:margin-left="45in" fo:margin-right="4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4" style:family="paragraph" style:parent-style-name="Preformatted_20_Text">
      <style:paragraph-properties fo:margin-left="0.322in" fo:margin-right="0.3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5" style:family="paragraph" style:parent-style-name="Preformatted_20_Text">
      <style:paragraph-properties fo:margin-left="1.1555in" fo:margin-right="1.1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6" style:family="paragraph" style:parent-style-name="Preformatted_20_Text">
      <style:paragraph-properties fo:margin-left="1.989in" fo:margin-right="1.9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7" style:family="paragraph" style:parent-style-name="Preformatted_20_Text">
      <style:paragraph-properties fo:margin-left="2.822in" fo:margin-right="2.8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8" style:family="paragraph" style:parent-style-name="Preformatted_20_Text">
      <style:paragraph-properties fo:margin-left="3.6555in" fo:margin-right="3.6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79" style:family="paragraph" style:parent-style-name="Preformatted_20_Text">
      <style:paragraph-properties fo:margin-left="4.489in" fo:margin-right="4.4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0" style:family="paragraph" style:parent-style-name="Preformatted_20_Text">
      <style:paragraph-properties fo:margin-left="5.322in" fo:margin-right="5.3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1" style:family="paragraph" style:parent-style-name="Preformatted_20_Text">
      <style:paragraph-properties fo:margin-left="6.1555in" fo:margin-right="6.1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2" style:family="paragraph" style:parent-style-name="Preformatted_20_Text">
      <style:paragraph-properties fo:margin-left="6.989in" fo:margin-right="6.9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3" style:family="paragraph" style:parent-style-name="Preformatted_20_Text">
      <style:paragraph-properties fo:margin-left="7.822in" fo:margin-right="7.8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4" style:family="paragraph" style:parent-style-name="Preformatted_20_Text">
      <style:paragraph-properties fo:margin-left="8.6555in" fo:margin-right="8.6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5" style:family="paragraph" style:parent-style-name="Preformatted_20_Text">
      <style:paragraph-properties fo:margin-left="9.489in" fo:margin-right="9.4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6" style:family="paragraph" style:parent-style-name="Preformatted_20_Text">
      <style:paragraph-properties fo:margin-left="10.322in" fo:margin-right="10.3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7" style:family="paragraph" style:parent-style-name="Preformatted_20_Text">
      <style:paragraph-properties fo:margin-left="11.1555in" fo:margin-right="11.1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8" style:family="paragraph" style:parent-style-name="Preformatted_20_Text">
      <style:paragraph-properties fo:margin-left="11.989in" fo:margin-right="11.9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89" style:family="paragraph" style:parent-style-name="Preformatted_20_Text">
      <style:paragraph-properties fo:margin-left="13.6555in" fo:margin-right="13.6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0" style:family="paragraph" style:parent-style-name="Preformatted_20_Text">
      <style:paragraph-properties fo:margin-left="14.489in" fo:margin-right="14.4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1" style:family="paragraph" style:parent-style-name="Preformatted_20_Text">
      <style:paragraph-properties fo:margin-left="15.322in" fo:margin-right="15.3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2" style:family="paragraph" style:parent-style-name="Preformatted_20_Text">
      <style:paragraph-properties fo:margin-left="16.1555in" fo:margin-right="16.1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3" style:family="paragraph" style:parent-style-name="Preformatted_20_Text">
      <style:paragraph-properties fo:margin-left="16.989in" fo:margin-right="16.989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4" style:family="paragraph" style:parent-style-name="Preformatted_20_Text">
      <style:paragraph-properties fo:margin-left="17.822in" fo:margin-right="17.8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5" style:family="paragraph" style:parent-style-name="Preformatted_20_Text">
      <style:paragraph-properties fo:margin-left="18.6555in" fo:margin-right="18.6555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6" style:family="paragraph" style:parent-style-name="Preformatted_20_Text">
      <style:paragraph-properties fo:margin-left="20.322in" fo:margin-right="20.322in" fo:margin-top="0.1665in" fo:margin-bottom="0.1965in" style:contextual-spacing="false" fo:line-height="160%" fo:text-indent="0in" style:auto-text-indent="false" fo:padding-left="0in" fo:padding-right="0in" fo:padding-top="0in" fo:padding-bottom="0.1043in" fo:border-left="none" fo:border-right="none" fo:border-top="none" fo:border-bottom="2.24pt solid #3498db" fo:keep-with-next="always"/>
      <style:text-properties fo:color="#2c3e50" loext:opacity="100%"/>
    </style:style>
    <style:style style:name="P297" style:family="paragraph" style:parent-style-name="Text_20_body" style:list-style-name="L1">
      <style:paragraph-properties fo:margin-top="0in" fo:margin-bottom="0in" style:contextual-spacing="false"/>
    </style:style>
    <style:style style:name="P298" style:family="paragraph" style:parent-style-name="Text_20_body" style:list-style-name="L2">
      <style:paragraph-properties fo:margin-top="0in" fo:margin-bottom="0in" style:contextual-spacing="false"/>
    </style:style>
    <style:style style:name="P299" style:family="paragraph" style:parent-style-name="Text_20_body" style:list-style-name="L3">
      <style:paragraph-properties fo:margin-top="0in" fo:margin-bottom="0in" style:contextual-spacing="false"/>
    </style:style>
    <style:style style:name="P300" style:family="paragraph" style:parent-style-name="Text_20_body" style:list-style-name="L4">
      <style:paragraph-properties fo:margin-top="0in" fo:margin-bottom="0in" style:contextual-spacing="false"/>
    </style:style>
    <style:style style:name="P301" style:family="paragraph" style:parent-style-name="Text_20_body" style:list-style-name="L5"/>
    <style:style style:name="P302" style:family="paragraph" style:parent-style-name="Text_20_body" style:list-style-name="L6"/>
    <style:style style:name="P303" style:family="paragraph" style:parent-style-name="Text_20_body" style:list-style-name="L7">
      <style:paragraph-properties fo:margin-top="0in" fo:margin-bottom="0in" style:contextual-spacing="false"/>
    </style:style>
    <style:style style:name="P304" style:family="paragraph" style:parent-style-name="Text_20_body" style:list-style-name="L8">
      <style:paragraph-properties fo:margin-top="0in" fo:margin-bottom="0in" style:contextual-spacing="false"/>
    </style:style>
    <style:style style:name="P305" style:family="paragraph" style:parent-style-name="Text_20_body" style:list-style-name="L9"/>
    <style:style style:name="P306" style:family="paragraph" style:parent-style-name="Text_20_body" style:list-style-name="L10">
      <style:paragraph-properties fo:margin-top="0in" fo:margin-bottom="0in" style:contextual-spacing="false"/>
    </style:style>
    <style:style style:name="P307" style:family="paragraph" style:parent-style-name="Text_20_body" style:list-style-name="L11">
      <style:paragraph-properties fo:margin-top="0in" fo:margin-bottom="0in" style:contextual-spacing="false"/>
    </style:style>
    <style:style style:name="P308" style:family="paragraph" style:parent-style-name="Text_20_body" style:list-style-name="L12">
      <style:paragraph-properties fo:margin-top="0in" fo:margin-bottom="0in" style:contextual-spacing="false"/>
    </style:style>
    <style:style style:name="P309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Wdrożenia Mikrousług Portfolio na Minikube</text:p>
      <text:p text:style-name="Text_20_body"><text:span text:style-name="Strong_20_Emphasis">Data wdrożenia:</text:span> 9 lutego 2026 <text:span text:style-name="Strong_20_Emphasis">Środowisko:</text:span> Minikube (lokalne) <text:span text:style-name="Strong_20_Emphasis">Platforma:</text:span> Linux 6.14.0-37-generic <text:span text:style-name="Strong_20_Emphasis">Kubernetes:</text:span> v1.35.0 <text:span text:style-name="Strong_20_Emphasis">Minikube:</text:span> v1.38.0 --- </text:p>
      <text:h text:style-name="Heading_20_2" text:outline-level="2">Spis Treści</text:h>
      <text:p text:style-name="Text_20_body">1. [Podsumowanie Wdrożenia](#podsumowanie-wdrożenia) 2. [Architektura Systemu](#architektura-systemu) 3. [Instalacja i Konfiguracja](#instalacja-i-konfiguracja) 4. [Deployment Krok po Kroku](#deployment-krok-po-kroku) 5. [Napotkane Problemy i Rozwiązania](#napotkane-problemy-i-rozwiązania) 6. [Polecenia Administracyjne](#polecenia-administracyjne) 7. [Weryfikacja i Testy](#weryfikacja-i-testy) --- </text:p>
      <text:h text:style-name="Heading_20_2" text:outline-level="2">Podsumowanie Wdrożenia</text:h>
      <text:h text:style-name="Heading_20_3" text:outline-level="3">Wdrożone Komponenty</text:h>
      <text:h text:style-name="Heading_20_4" text:outline-level="4">Mikrousługi Laravel (5 serwisów):</text:h>
      <text:list text:style-name="L1">
        <text:list-item>
          <text:p text:style-name="P297"><text:span text:style-name="Strong_20_Emphasis">admin-app</text:span> - Panel administracyjny (https://admin.portfolio.kube) </text:p>
        </text:list-item>
      </text:list>
      <text:list text:style-name="L2">
        <text:list-item>
          <text:p text:style-name="P298"><text:span text:style-name="Strong_20_Emphasis">blog-app</text:span> - Serwis blogowy </text:p>
        </text:list-item>
      </text:list>
      <text:list text:style-name="L3">
        <text:list-item>
          <text:p text:style-name="P299"><text:span text:style-name="Strong_20_Emphasis">frontend-app</text:span> - Aplikacja frontendowa (https://portfolio.kube) </text:p>
        </text:list-item>
      </text:list>
      <text:list text:style-name="L4">
        <text:list-item>
          <text:p text:style-name="P300"><text:span text:style-name="Strong_20_Emphasis">sso-app</text:span> - Single Sign-On (https://sso.portfolio.kube) </text:p>
        </text:list-item>
      </text:list>
      <text:list text:style-name="L5">
        <text:list-item>
          <text:p text:style-name="P301"><text:span text:style-name="Strong_20_Emphasis">users-app</text:span> - Zarządzanie użytkownikami </text:p>
        </text:list-item>
      </text:list>
      <text:h text:style-name="Heading_20_4" text:outline-level="4">Workery:</text:h>
      <text:list text:style-name="L6">
        <text:list-item>
          <text:p text:style-name="P302"><text:span text:style-name="Strong_20_Emphasis">blog-consumer</text:span> - Consumer RabbitMQ dla serwisu blogowego </text:p>
        </text:list-item>
      </text:list>
      <text:h text:style-name="Heading_20_4" text:outline-level="4">Bazy Danych:</text:h>
      <text:list text:style-name="L7">
        <text:list-item>
          <text:p text:style-name="P303"><text:span text:style-name="Strong_20_Emphasis">MySQL</text:span>: 4 instancje (admin-mysql, blog-mysql, sso-mysql, users-mysql) </text:p>
        </text:list-item>
      </text:list>
      <text:list text:style-name="L8">
        <text:list-item>
          <text:p text:style-name="P304"><text:span text:style-name="Strong_20_Emphasis">Redis</text:span>: 1 instancja (frontend-redis) </text:p>
        </text:list-item>
      </text:list>
      <text:list text:style-name="L9">
        <text:list-item>
          <text:p text:style-name="P305"><text:span text:style-name="Strong_20_Emphasis">RabbitMQ</text:span>: 1 instancja (messaging) </text:p>
        </text:list-item>
      </text:list>
      <text:h text:style-name="Heading_20_4" text:outline-level="4">Infrastruktura:</text:h>
      <text:list text:style-name="L10">
        <text:list-item>
          <text:p text:style-name="P306"><text:span text:style-name="Strong_20_Emphasis">Ingress Controller</text:span>: nginx-ingress </text:p>
        </text:list-item>
      </text:list>
      <text:list text:style-name="L11">
        <text:list-item>
          <text:p text:style-name="P307"><text:span text:style-name="Strong_20_Emphasis">TLS</text:span>: Self-signed certificates dla *.portfolio.kube </text:p>
        </text:list-item>
      </text:list>
      <text:list text:style-name="L12">
        <text:list-item>
          <text:p text:style-name="P308"><text:span text:style-name="Strong_20_Emphasis">Namespace</text:span>: portfolio </text:p>
        </text:list-item>
      </text:list>
      <text:list text:style-name="L13">
        <text:list-item>
          <text:p text:style-name="P309"><text:span text:style-name="Strong_20_Emphasis">Domain</text:span>: *.portfolio.kube (192.168.49.2) </text:p>
        </text:list-item>
      </text:list>
      <text:h text:style-name="Heading_20_3" text:outline-level="3">Status Końcowy</text:h>
      <text:p text:style-name="Text_20_body">✅ Wszystkie pody działają poprawnie ✅ Migracje baz danych wykonane ✅ Ingress skonfigurowany z TLS ✅ Komunikacja wewnętrzna między serwisami działa ✅ Dostęp zewnętrzny przez HTTPS --- </text:p>
      <text:h text:style-name="Heading_20_2" text:outline-level="2">Architektura Systemu</text:h>
      <text:h text:style-name="Heading_20_3" text:outline-level="3">Topologia Sieciowa</text:h>
      <text:p text:style-name="Preformatted_20_Text"/>
      <text:p text:style-name="Preformatted_20_Text"><text:span text:style-name="Source_20_Text">┌───────────────────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23"/>EXTERNAL ACCESS <text:s text:c="26"/>│</text:span></text:p>
      <text:p text:style-name="Preformatted_20_Text"><text:span text:style-name="Source_20_Text">│ <text:s text:c="66"/>│</text:span></text:p>
      <text:p text:style-name="Preformatted_20_Text"><text:span text:style-name="Source_20_Text">│ <text:s/>Browser → https://portfolio.kube → Ingress (TLS termination) <text:s text:c="2"/>│</text:span></text:p>
      <text:p text:style-name="Preformatted_20_Text"><text:span text:style-name="Source_20_Text">│ <text:s text:c="8"/>→ https://admin.portfolio.kube <text:s text:c="26"/>│</text:span></text:p>
      <text:p text:style-name="Preformatted_20_Text"><text:span text:style-name="Source_20_Text">│ <text:s text:c="8"/>→ https://sso.portfolio.kube <text:s text:c="28"/>│</text:span></text:p>
      <text:p text:style-name="Preformatted_20_Text"><text:span text:style-name="Source_20_Text">└─────────────────────────────────────────────────────────────────┘</text:span></text:p>
      <text:p text:style-name="Preformatted_20_Text"/>
      <text:p text:style-name="Preformatted_20_Text"><text:span text:style-name="Source_20_Text">┌───────────────────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19"/>APPLICATION LAYER <text:s text:c="28"/>│</text:span></text:p>
      <text:p text:style-name="Preformatted_20_Text"><text:span text:style-name="Source_20_Text">│ <text:s text:c="66"/>│</text:span></text:p>
      <text:p text:style-name="Preformatted_20_Text"><text:span text:style-name="Source_20_Text">│ <text:s/>┌──────────┐ <text:s/>┌──────────┐ <text:s/>┌──────────┐ <text:s/>┌──────────┐ <text:s text:c="7"/>│</text:span></text:p>
      <text:p text:style-name="Preformatted_20_Text"><text:span text:style-name="Source_20_Text">│ <text:s/>│ Frontend │ <text:s/>│ <text:s/>Admin <text:s text:c="2"/>│ <text:s/>│ <text:s text:c="2"/>Blog <text:s text:c="2"/>│ <text:s/>│ <text:s text:c="2"/>SSO <text:s text:c="3"/>│ <text:s text:c="7"/>│</text:span></text:p>
      <text:p text:style-name="Preformatted_20_Text"><text:span text:style-name="Source_20_Text">│ <text:s/>│ <text:s text:c="2"/>App <text:s text:c="3"/>│ <text:s/>│ <text:s text:c="2"/>App <text:s text:c="3"/>│ <text:s/>│ <text:s text:c="2"/>App <text:s text:c="3"/>│ <text:s/>│ <text:s text:c="2"/>App <text:s text:c="3"/>│ <text:s text:c="7"/>│</text:span></text:p>
      <text:p text:style-name="Preformatted_20_Text"><text:span text:style-name="Source_20_Text">│ <text:s/>│ (2 cont) │ <text:s/>│ (2 cont) │ <text:s/>│ (2 cont) │ <text:s/>│ (2 cont) │ <text:s text:c="7"/>│</text:span></text:p>
      <text:p text:style-name="Preformatted_20_Text"><text:span text:style-name="Source_20_Text">│ <text:s/>└────┬─────┘ <text:s/>└────┬─────┘ <text:s/>└────┬─────┘ <text:s/>└────┬─────┘ <text:s text:c="7"/>│</text:span></text:p>
      <text:p text:style-name="Preformatted_20_Text"><text:span text:style-name="Source_20_Text">│ <text:s text:c="6"/>│ <text:s text:c="12"/>│ <text:s text:c="13"/>│ <text:s text:c="12"/>│ <text:s text:c="14"/>│</text:span></text:p>
      <text:p text:style-name="Preformatted_20_Text"><text:span text:style-name="Source_20_Text">│ <text:s text:c="6"/>│ <text:s text:c="12"/>│ <text:s text:c="13"/>│ <text:s text:c="12"/>│ <text:s text:c="14"/>│</text:span></text:p>
      <text:p text:style-name="Preformatted_20_Text"><text:span text:style-name="Source_20_Text">│ <text:s/>┌────┴─────┐ <text:s/>┌───┴──────┐ <text:s/>┌───┴──────┐ <text:s/>┌──┴───────┐ <text:s text:c="6"/>│</text:span></text:p>
      <text:p text:style-name="Preformatted_20_Text"><text:span text:style-name="Source_20_Text">│ <text:s/>│ <text:s/>Users <text:s text:c="2"/>│ <text:s/>│ <text:s text:c="2"/>Blog <text:s text:c="2"/>│ <text:s/>│ <text:s text:c="9"/>│ <text:s/>│ <text:s text:c="9"/>│ <text:s text:c="6"/>│</text:span></text:p>
      <text:p text:style-name="Preformatted_20_Text"><text:span text:style-name="Source_20_Text">│ <text:s/>│ <text:s text:c="2"/>App <text:s text:c="3"/>│ <text:s/>│ Consumer │ <text:s/>│ <text:s text:c="9"/>│ <text:s/>│ <text:s text:c="9"/>│ <text:s text:c="6"/>│</text:span></text:p>
      <text:p text:style-name="Preformatted_20_Text"><text:span text:style-name="Source_20_Text">│ <text:s/>│ (2 cont) │ <text:s/>│ (1 cont) │ <text:s/>│ <text:s text:c="9"/>│ <text:s/>│ <text:s text:c="9"/>│ <text:s text:c="6"/>│</text:span></text:p>
      <text:p text:style-name="Preformatted_20_Text"><text:span text:style-name="Source_20_Text">│ <text:s/>└────┬─────┘ <text:s/>└────┬─────┘ <text:s/>│ <text:s text:c="9"/>│ <text:s/>│ <text:s text:c="9"/>│ <text:s text:c="6"/>│</text:span></text:p>
      <text:p text:style-name="Preformatted_20_Text"><text:span text:style-name="Source_20_Text">└───────┼─────────────┼─────────┼──────────┼──┼──────────┼───────┘</text:span></text:p>
      <text:p text:style-name="Preformatted_20_Text"><text:span text:style-name="Source_20_Text"><text:s text:c="8"/>│ <text:s text:c="12"/>│ <text:s text:c="8"/>│ <text:s text:c="9"/>│ <text:s/>│ <text:s text:c="9"/>│</text:span></text:p>
      <text:p text:style-name="Preformatted_20_Text"><text:span text:style-name="Source_20_Text">┌───────┼─────────────┼─────────┼──────────┼──┼──────────┼───────┐</text:span></text:p>
      <text:p text:style-name="Preformatted_20_Text"><text:span text:style-name="Source_20_Text">│ <text:s text:c="6"/>│ <text:s text:c="8"/>DATA LAYER <text:s text:c="3"/>│ <text:s text:c="9"/>│ <text:s/>│ <text:s text:c="9"/>│ <text:s text:c="6"/>│</text:span></text:p>
      <text:p text:style-name="Preformatted_20_Text"><text:span text:style-name="Source_20_Text">│ <text:s text:c="6"/>│ <text:s text:c="12"/>│ <text:s text:c="8"/>│ <text:s text:c="9"/>│ <text:s/>│ <text:s text:c="9"/>│ <text:s text:c="6"/>│</text:span></text:p>
      <text:p text:style-name="Preformatted_20_Text"><text:span text:style-name="Source_20_Text">│ <text:s/>┌────▼─────┐ <text:s/>┌───▼──────┐ <text:s/>│ <text:s text:c="9"/>│ <text:s/>│ <text:s text:c="9"/>│ <text:s text:c="6"/>│</text:span></text:p>
      <text:p text:style-name="Preformatted_20_Text"><text:span text:style-name="Source_20_Text">│ <text:s/>│ <text:s/>Users <text:s text:c="2"/>│ <text:s/>│ <text:s text:c="2"/>Blog <text:s text:c="2"/>│ <text:s/>│ <text:s text:c="9"/>│ <text:s/>│ <text:s text:c="9"/>│ <text:s text:c="6"/>│</text:span></text:p>
      <text:p text:style-name="Preformatted_20_Text"><text:span text:style-name="Source_20_Text">│ <text:s/>│ <text:s/>MySQL <text:s text:c="2"/>│ <text:s/>│ <text:s/>MySQL <text:s text:c="2"/>│ <text:s/>│ <text:s text:c="9"/>│ <text:s/>│ <text:s text:c="9"/>│ <text:s text:c="6"/>│</text:span></text:p>
      <text:p text:style-name="Preformatted_20_Text"><text:span text:style-name="Source_20_Text">│ <text:s/>│ <text:s text:c="2"/>(1) <text:s text:c="3"/>│ <text:s/>│ <text:s text:c="2"/>(1) <text:s text:c="3"/>│ <text:s/>│ <text:s text:c="9"/>│ <text:s/>│ <text:s text:c="9"/>│ <text:s text:c="6"/>│</text:span></text:p>
      <text:p text:style-name="Preformatted_20_Text"><text:span text:style-name="Source_20_Text">│ <text:s/>└──────────┘ <text:s/>└──────────┘ <text:s/>│ <text:s text:c="9"/>│ <text:s/>│ <text:s text:c="9"/>│ <text:s text:c="6"/>│</text:span></text:p>
      <text:p text:style-name="Preformatted_20_Text"><text:span text:style-name="Source_20_Text">│ <text:s text:c="30"/>│ <text:s text:c="9"/>│ <text:s/>│ <text:s text:c="9"/>│ <text:s text:c="6"/>│</text:span></text:p>
      <text:p text:style-name="Preformatted_20_Text"><text:span text:style-name="Source_20_Text">│ <text:s/>┌──────────┐ <text:s/>┌──────────┐ <text:s/>│ <text:s text:c="9"/>│ <text:s/>│ <text:s text:c="9"/>│ <text:s text:c="6"/>│</text:span></text:p>
      <text:p text:style-name="Preformatted_20_Text"><text:span text:style-name="Source_20_Text">│ <text:s/>│ <text:s/>Admin <text:s text:c="2"/>│ <text:s/>│ <text:s text:c="2"/>SSO <text:s text:c="3"/>│ <text:s/>│ <text:s text:c="9"/>│ <text:s/>│ <text:s text:c="9"/>│ <text:s text:c="6"/>│</text:span></text:p>
      <text:p text:style-name="Preformatted_20_Text"><text:span text:style-name="Source_20_Text">│ <text:s/>│ <text:s/>MySQL <text:s text:c="2"/>│ <text:s/>│ <text:s/>MySQL <text:s text:c="2"/>│ <text:s/>│ <text:s text:c="9"/>│ <text:s/>│ <text:s text:c="9"/>│ <text:s text:c="6"/>│</text:span></text:p>
      <text:p text:style-name="Preformatted_20_Text"><text:span text:style-name="Source_20_Text">│ <text:s/>│ <text:s text:c="2"/>(1) <text:s text:c="3"/>│ <text:s/>│ <text:s text:c="2"/>(1) <text:s text:c="3"/>│ <text:s/>│ <text:s text:c="9"/>│ <text:s/>│ <text:s text:c="9"/>│ <text:s text:c="6"/>│</text:span></text:p>
      <text:p text:style-name="Preformatted_20_Text"><text:span text:style-name="Source_20_Text">│ <text:s/>└──────────┘ <text:s/>└──────────┘ <text:s/>│ <text:s text:c="9"/>│ <text:s/>│ <text:s text:c="9"/>│ <text:s text:c="6"/>│</text:span></text:p>
      <text:p text:style-name="Preformatted_20_Text"><text:span text:style-name="Source_20_Text">│ <text:s text:c="30"/>│ <text:s text:c="9"/>│ <text:s/>│ <text:s text:c="9"/>│ <text:s text:c="6"/>│</text:span></text:p>
      <text:p text:style-name="Preformatted_20_Text"><text:span text:style-name="Source_20_Text">│ <text:s/>┌──────────┐ <text:s/>┌──────────┐ <text:s/>│ <text:s text:c="9"/>│ <text:s/>│ <text:s text:c="9"/>│ <text:s text:c="6"/>│</text:span></text:p>
      <text:p text:style-name="Preformatted_20_Text"><text:span text:style-name="Source_20_Text">│ <text:s/>│ Frontend │ <text:s/>│ RabbitMQ │ <text:s/>│ <text:s text:c="9"/>│ <text:s/>│ <text:s text:c="9"/>│ <text:s text:c="6"/>│</text:span></text:p>
      <text:p text:style-name="Preformatted_20_Text"><text:span text:style-name="Source_20_Text">│ <text:s/>│ <text:s/>Redis <text:s text:c="2"/>│ <text:s/>│ <text:s text:c="2"/>(1) <text:s text:c="3"/>│ <text:s/>│ <text:s text:c="9"/>│ <text:s/>│ <text:s text:c="9"/>│ <text:s text:c="6"/>│</text:span></text:p>
      <text:p text:style-name="Preformatted_20_Text"><text:span text:style-name="Source_20_Text">│ <text:s/>│ <text:s text:c="2"/>(1) <text:s text:c="3"/>│ <text:s/>│ <text:s text:c="9"/>│ <text:s/>│ <text:s text:c="9"/>│ <text:s/>│ <text:s text:c="9"/>│ <text:s text:c="6"/>│</text:span></text:p>
      <text:p text:style-name="Preformatted_20_Text"><text:span text:style-name="Source_20_Text">│ <text:s/>└──────────┘ <text:s/>└──────────┘ <text:s/>│ <text:s text:c="9"/>│ <text:s/>│ <text:s text:c="9"/>│ <text:s text:c="6"/>│</text:span></text:p>
      <text:p text:style-name="Preformatted_20_Text"><text:span text:style-name="Source_20_Text">└───────────────────────────────┴──────────┴──┴──────────┴───────┘</text:span></text:p>
      <text:p text:style-name="P2"/>
      <text:p text:style-name="P2"/>
      <text:p text:style-name="P3"><text:span text:style-name="Source_20_Text">Wzorzec Komunikacji</text:span></text:p>
      <text:p text:style-name="P2"/>
      <text:p text:style-name="P2"/>
      <text:p text:style-name="P48"><text:span text:style-name="Source_20_Text">Zewnętrzna (HTTPS):</text:span></text:p>
      <text:p text:style-name="P2"/>
      <text:p text:style-name="P2"><text:span text:style-name="Source_20_Text">Browser → Ingress (TLS) → Services</text:span></text:p>
      <text:p text:style-name="P2"/>
      <text:p text:style-name="P48"><text:span text:style-name="Source_20_Text">Wewnętrzna (HTTP):</text:span></text:p>
      <text:p text:style-name="P2"/>
      <text:p text:style-name="P2"><text:span text:style-name="Source_20_Text">Frontend → http://blog (Kubernetes Service Discovery)</text:span></text:p>
      <text:p text:style-name="P2"><text:span text:style-name="Source_20_Text">Frontend → http://users</text:span></text:p>
      <text:p text:style-name="P2"><text:span text:style-name="Source_20_Text">Frontend → http://sso</text:span></text:p>
      <text:p text:style-name="P2"/>
      <text:p text:style-name="P48"><text:span text:style-name="Source_20_Text">Architektura Poda (PHP-FPM + Nginx):</text:span></text:p>
      <text:p text:style-name="P2"/>
      <text:p text:style-name="P49"/>
      <text:p text:style-name="P49"><text:span text:style-name="Source_20_Text">┌─────────────────────────────┐</text:span></text:p>
      <text:p text:style-name="P49"><text:span text:style-name="Source_20_Text">│ <text:s text:c="8"/>Pod <text:s text:c="16"/>│</text:span></text:p>
      <text:p text:style-name="P49"><text:span text:style-name="Source_20_Text">│ <text:s/>┌─────────────────────┐ <text:s text:c="2"/>│</text:span></text:p>
      <text:p text:style-name="P49"><text:span text:style-name="Source_20_Text">│ <text:s/>│ InitContainer <text:s text:c="6"/>│ <text:s text:c="2"/>│</text:span></text:p>
      <text:p text:style-name="P49"><text:span text:style-name="Source_20_Text">│ <text:s/>│ (copy public files) │ <text:s text:c="2"/>│</text:span></text:p>
      <text:p text:style-name="P49"><text:span text:style-name="Source_20_Text">│ <text:s/>└─────────────────────┘ <text:s text:c="2"/>│</text:span></text:p>
      <text:p text:style-name="P49"><text:span text:style-name="Source_20_Text">│ <text:s/>┌─────────────────────┐ <text:s text:c="2"/>│</text:span></text:p>
      <text:p text:style-name="P49"><text:span text:style-name="Source_20_Text">│ <text:s/>│ <text:s/>PHP-FPM <text:s text:c="11"/>│ <text:s text:c="2"/>│</text:span></text:p>
      <text:p text:style-name="P49"><text:span text:style-name="Source_20_Text">│ <text:s/>│ <text:s/>(port 9000) <text:s text:c="7"/>│ <text:s text:c="2"/>│</text:span></text:p>
      <text:p text:style-name="P49"><text:span text:style-name="Source_20_Text">│ <text:s/>└─────────────────────┘ <text:s text:c="2"/>│</text:span></text:p>
      <text:p text:style-name="P49"><text:span text:style-name="Source_20_Text">│ <text:s/>┌─────────────────────┐ <text:s text:c="2"/>│</text:span></text:p>
      <text:p text:style-name="P49"><text:span text:style-name="Source_20_Text">│ <text:s/>│ <text:s/>Nginx <text:s text:c="13"/>│ <text:s text:c="2"/>│</text:span></text:p>
      <text:p text:style-name="P49"><text:span text:style-name="Source_20_Text">│ <text:s/>│ <text:s/>(port 80) <text:s text:c="9"/>│ <text:s text:c="2"/>│</text:span></text:p>
      <text:p text:style-name="P49"><text:span text:style-name="Source_20_Text">│ <text:s/>└─────────────────────┘ <text:s text:c="2"/>│</text:span></text:p>
      <text:p text:style-name="P49"><text:span text:style-name="Source_20_Text">│ <text:s/>┌─────────────────────┐ <text:s text:c="2"/>│</text:span></text:p>
      <text:p text:style-name="P49"><text:span text:style-name="Source_20_Text">│ <text:s/>│ <text:s/>Shared Volume <text:s text:c="5"/>│ <text:s text:c="2"/>│</text:span></text:p>
      <text:p text:style-name="P49"><text:span text:style-name="Source_20_Text">│ <text:s/>│ <text:s/>/shared/public <text:s text:c="4"/>│ <text:s text:c="2"/>│</text:span></text:p>
      <text:p text:style-name="P49"><text:span text:style-name="Source_20_Text">│ <text:s/>└─────────────────────┘ <text:s text:c="2"/>│</text:span></text:p>
      <text:p text:style-name="P49"><text:span text:style-name="Source_20_Text">└─────────────────────────────┘</text:span></text:p>
      <text:p text:style-name="P50"/>
      <text:p text:style-name="P50"/>
      <text:p text:style-name="P50"><text:span text:style-name="Source_20_Text">---</text:span></text:p>
      <text:p text:style-name="P50"/>
      <text:p text:style-name="P238"><text:span text:style-name="Source_20_Text">Instalacja i Konfiguracja</text:span></text:p>
      <text:p text:style-name="P50"/>
      <text:p text:style-name="P50"/>
      <text:p text:style-name="P4"><text:span text:style-name="Source_20_Text">1. Instalacja kubectl</text:span></text:p>
      <text:p text:style-name="P50"/>
      <text:p text:style-name="P50"/>
      <text:p text:style-name="P51"/>
      <text:p text:style-name="P245"><text:span text:style-name="Source_20_Text">Pobranie najnowszej wersji kubectl</text:span></text:p>
      <text:p text:style-name="P51"/>
      <text:p text:style-name="P51"><text:span text:style-name="Source_20_Text">curl -LO "https://dl.k8s.io/release/$(curl -L -s https://dl.k8s.io/release/stable.txt)/bin/linux/amd64/kubectl"</text:span></text:p>
      <text:p text:style-name="P51"/>
      <text:p text:style-name="P245"><text:span text:style-name="Source_20_Text">Instalacja</text:span></text:p>
      <text:p text:style-name="P51"/>
      <text:p text:style-name="P51"><text:span text:style-name="Source_20_Text">sudo install -o root -g root -m 0755 kubectl /usr/local/bin/kubectl</text:span></text:p>
      <text:p text:style-name="P51"/>
      <text:p text:style-name="P245"><text:span text:style-name="Source_20_Text">Weryfikacja</text:span></text:p>
      <text:p text:style-name="P51"/>
      <text:p text:style-name="P51"><text:span text:style-name="Source_20_Text">kubectl version --client</text:span></text:p>
      <text:p text:style-name="P245"><text:span text:style-name="Source_20_Text">Client Version: v1.35.0</text:span></text:p>
      <text:p text:style-name="P51"/>
      <text:p text:style-name="P245"><text:span text:style-name="Source_20_Text">Kustomize Version: v5.7.1</text:span></text:p>
      <text:p text:style-name="P51"/>
      <text:p text:style-name="P52"/>
      <text:p text:style-name="P52"><text:soft-page-break/></text:p>
      <text:p text:style-name="P5"><text:span text:style-name="Source_20_Text">2. Instalacja Minikube</text:span></text:p>
      <text:p text:style-name="P52"/>
      <text:p text:style-name="P52"/>
      <text:p text:style-name="P53"/>
      <text:p text:style-name="P246"><text:span text:style-name="Source_20_Text">Pobranie Minikube</text:span></text:p>
      <text:p text:style-name="P53"/>
      <text:p text:style-name="P53"><text:span text:style-name="Source_20_Text">curl -LO https://storage.googleapis.com/minikube/releases/latest/minikube-linux-amd64</text:span></text:p>
      <text:p text:style-name="P53"/>
      <text:p text:style-name="P246"><text:span text:style-name="Source_20_Text">Instalacja</text:span></text:p>
      <text:p text:style-name="P53"/>
      <text:p text:style-name="P53"><text:span text:style-name="Source_20_Text">sudo install minikube-linux-amd64 /usr/local/bin/minikube</text:span></text:p>
      <text:p text:style-name="P53"/>
      <text:p text:style-name="P246"><text:span text:style-name="Source_20_Text">Weryfikacja</text:span></text:p>
      <text:p text:style-name="P53"/>
      <text:p text:style-name="P53"><text:span text:style-name="Source_20_Text">minikube version</text:span></text:p>
      <text:p text:style-name="P246"><text:span text:style-name="Source_20_Text">minikube version: v1.38.0</text:span></text:p>
      <text:p text:style-name="P53"/>
      <text:p text:style-name="P246"><text:span text:style-name="Source_20_Text">commit: de81223c61ab1bd97dcfcfa6d9d5c59e5da4a0cf</text:span></text:p>
      <text:p text:style-name="P53"/>
      <text:p text:style-name="P54"/>
      <text:p text:style-name="P54"/>
      <text:p text:style-name="P6"><text:span text:style-name="Source_20_Text">3. Uruchomienie Klastra Minikube</text:span></text:p>
      <text:p text:style-name="P54"/>
      <text:p text:style-name="P54"/>
      <text:p text:style-name="P55"/>
      <text:p text:style-name="P247"><text:span text:style-name="Source_20_Text">Start klastra z konfiguracją produkcyjną</text:span></text:p>
      <text:p text:style-name="P55"/>
      <text:p text:style-name="P55"><text:span text:style-name="Source_20_Text">minikube start \</text:span></text:p>
      <text:p text:style-name="P55"><text:span text:style-name="Source_20_Text"><text:s text:c="2"/>--driver=docker \</text:span></text:p>
      <text:p text:style-name="P55"><text:span text:style-name="Source_20_Text"><text:s text:c="2"/>--cpus=4 \</text:span></text:p>
      <text:p text:style-name="P55"><text:span text:style-name="Source_20_Text"><text:s text:c="2"/>--memory=8192 \</text:span></text:p>
      <text:p text:style-name="P55"><text:span text:style-name="Source_20_Text"><text:s text:c="2"/>--disk-size=40g \</text:span></text:p>
      <text:p text:style-name="P55"><text:span text:style-name="Source_20_Text"><text:s text:c="2"/>--kubernetes-version=stable \</text:span></text:p>
      <text:p text:style-name="P55"><text:span text:style-name="Source_20_Text"><text:s text:c="2"/>--addons=ingress \</text:span></text:p>
      <text:p text:style-name="P55"><text:span text:style-name="Source_20_Text"><text:s text:c="2"/>--addons=metrics-server \</text:span></text:p>
      <text:p text:style-name="P55"><text:span text:style-name="Source_20_Text"><text:s text:c="2"/>--addons=dashboard \</text:span></text:p>
      <text:p text:style-name="P55"><text:span text:style-name="Source_20_Text"><text:s text:c="2"/>--profile=portfolio</text:span></text:p>
      <text:p text:style-name="P55"/>
      <text:p text:style-name="P247"><text:span text:style-name="Source_20_Text">Weryfikacja klastra</text:span></text:p>
      <text:p text:style-name="P55"/>
      <text:p text:style-name="P55"><text:span text:style-name="Source_20_Text">kubectl cluster-info</text:span></text:p>
      <text:p text:style-name="P247"><text:span text:style-name="Source_20_Text">Kubernetes control plane is running at https://192.168.49.2:8443</text:span></text:p>
      <text:p text:style-name="P55"/>
      <text:p text:style-name="P55"/>
      <text:p text:style-name="P55"><text:span text:style-name="Source_20_Text">kubectl get nodes</text:span></text:p>
      <text:p text:style-name="P247"><text:span text:style-name="Source_20_Text">NAME <text:s text:c="7"/>STATUS <text:s text:c="2"/>ROLES <text:s text:c="10"/>AGE <text:s text:c="2"/>VERSION</text:span></text:p>
      <text:p text:style-name="P55"/>
      <text:p text:style-name="P247"><text:span text:style-name="Source_20_Text">portfolio <text:s text:c="2"/>Ready <text:s text:c="3"/>control-plane <text:s text:c="2"/>Xh <text:s text:c="3"/>v1.35.0</text:span></text:p>
      <text:p text:style-name="P55"/>
      <text:p text:style-name="P56"/>
      <text:p text:style-name="P56"/>
      <text:p text:style-name="P56"><text:span text:style-name="Source_20_Text"><text:span text:style-name="Strong_20_Emphasis">Uzasadnienie zasobów:</text:span></text:span></text:p>
      <text:p text:style-name="P56"><text:span text:style-name="Source_20_Text"><text:span text:style-name="Strong_20_Emphasis">4 CPU</text:span></text:span><text:span text:style-name="Source_20_Text">: 5 aplikacji + 4 MySQL + Redis + RabbitMQ + system overhead</text:span></text:p>
      <text:p text:style-name="P56"><text:span text:style-name="Source_20_Text"><text:span text:style-name="Strong_20_Emphasis">8GB RAM</text:span></text:span><text:span text:style-name="Source_20_Text">: Wymagane dla wszystkich podów + bufor</text:span></text:p>
      <text:p text:style-name="P56"><text:span text:style-name="Source_20_Text"><text:span text:style-name="Strong_20_Emphasis">40GB disk</text:span></text:span><text:span text:style-name="Source_20_Text">: PVCs dla baz danych (22Gi) + obrazy Docker + bufor</text:span></text:p>
      <text:p text:style-name="P56"/>
      <text:p text:style-name="P7"><text:span text:style-name="Source_20_Text">4. Konfiguracja Bash Completion (opcjonalnie)</text:span></text:p>
      <text:p text:style-name="P56"/>
      <text:p text:style-name="P56"/>
      <text:p text:style-name="P57"/>
      <text:p text:style-name="P248"><text:span text:style-name="Source_20_Text">Dodanie auto-completion dla kubectl</text:span></text:p>
      <text:p text:style-name="P57"/>
      <text:p text:style-name="P57"><text:span text:style-name="Source_20_Text">echo 'source &lt;(kubectl completion bash)' &gt;&gt; ~/.bashrc</text:span></text:p>
      <text:p text:style-name="P57"><text:span text:style-name="Source_20_Text">echo 'alias k=kubectl' &gt;&gt; ~/.bashrc</text:span></text:p>
      <text:p text:style-name="P57"><text:span text:style-name="Source_20_Text">echo 'complete -F __start_kubectl k' &gt;&gt; ~/.bashrc</text:span></text:p>
      <text:p text:style-name="P57"><text:span text:style-name="Source_20_Text">source ~/.bashrc</text:span></text:p>
      <text:p text:style-name="P58"/>
      <text:p text:style-name="P58"/>
      <text:p text:style-name="P58"><text:span text:style-name="Source_20_Text">---</text:span></text:p>
      <text:p text:style-name="P58"/>
      <text:p text:style-name="P239"><text:span text:style-name="Source_20_Text">Deployment Krok po Kroku</text:span></text:p>
      <text:p text:style-name="P58"/>
      <text:p text:style-name="P58"/>
      <text:p text:style-name="P8"><text:span text:style-name="Source_20_Text">Krok 1: Generowanie Secrets</text:span></text:p>
      <text:p text:style-name="P58"/>
      <text:p text:style-name="P58"/>
      <text:p text:style-name="P59"><text:span text:style-name="Source_20_Text">1.1 Utworzenie skryptu generującego secrets</text:span></text:p>
      <text:p text:style-name="P58"/>
      <text:p text:style-name="P58"/>
      <text:p text:style-name="P58"><text:span text:style-name="Source_20_Text">Utworzono plik: /home/decybell/dev/portfolio/scripts/generate-k8s-secrets.sh</text:span></text:p>
      <text:p text:style-name="P58"/>
      <text:p text:style-name="P60"/>
      <text:p text:style-name="P60"><text:span text:style-name="Source_20_Text">#!/bin/bash</text:span></text:p>
      <text:p text:style-name="P60"><text:span text:style-name="Source_20_Text">set -e</text:span></text:p>
      <text:p text:style-name="P60"/>
      <text:p text:style-name="P60"><text:span text:style-name="Source_20_Text">echo "Generating Kubernetes secrets..."</text:span></text:p>
      <text:p text:style-name="P60"/>
      <text:p text:style-name="P60"><text:span text:style-name="Source_20_Text">SERVICES=("admin" "blog" "frontend" "sso" "users")</text:span></text:p>
      <text:p text:style-name="P60"><text:span text:style-name="Source_20_Text">USERS_API_KEY=$(openssl rand -base64 32)</text:span></text:p>
      <text:p text:style-name="P60"/>
      <text:p text:style-name="P60"><text:span text:style-name="Source_20_Text">for SERVICE in "${SERVICES[@]}"; do</text:span></text:p>
      <text:p text:style-name="P60"><text:span text:style-name="Source_20_Text"><text:s text:c="4"/>echo "Generating secret for ${SERVICE}..."</text:span></text:p>
      <text:p text:style-name="P60"/>
      <text:p text:style-name="P60"><text:span text:style-name="Source_20_Text"><text:s text:c="4"/># Generuj APP_KEY używając Docker image</text:span></text:p>
      <text:p text:style-name="P60"><text:span text:style-name="Source_20_Text"><text:s text:c="4"/>APP_KEY=$(docker run --rm ghcr.io/decybell/microservices-${SERVICE}:v0.0.1 \</text:span></text:p>
      <text:p text:style-name="P60"><text:span text:style-name="Source_20_Text"><text:s text:c="8"/>php artisan key:generate --show 2&gt;/dev/null)</text:span></text:p>
      <text:p text:style-name="P60"/>
      <text:p text:style-name="P60"><text:span text:style-name="Source_20_Text"><text:s text:c="4"/># Generuj hasła dla DB</text:span></text:p>
      <text:p text:style-name="P60"><text:span text:style-name="Source_20_Text"><text:s text:c="4"/>DB_PASSWORD=$(openssl rand -base64 32)</text:span></text:p>
      <text:p text:style-name="P60"/>
      <text:p text:style-name="P60"><text:span text:style-name="Source_20_Text"><text:s text:c="4"/># Kopiuj template i zastąp placeholdery</text:span></text:p>
      <text:p text:style-name="P60"><text:span text:style-name="Source_20_Text"><text:s text:c="4"/>cp "${SERVICE}/k8s/secret.example.yaml" "${SERVICE}/k8s/secret.yaml"</text:span></text:p>
      <text:p text:style-name="P60"/>
      <text:p text:style-name="P60"><text:span text:style-name="Source_20_Text"><text:s text:c="4"/># Zamień CHANGE_ME na prawdziwe wartości</text:span></text:p>
      <text:p text:style-name="P60"><text:span text:style-name="Source_20_Text"><text:s text:c="4"/>sed -i "s|base64:CHANGE_ME_GENERATE_WITH_PHP_ARTISAN_KEY_GENERATE|${APP_KEY}|g" \</text:span></text:p>
      <text:p text:style-name="P60"><text:span text:style-name="Source_20_Text"><text:s text:c="8"/>"${SERVICE}/k8s/secret.yaml"</text:span></text:p>
      <text:p text:style-name="P60"><text:span text:style-name="Source_20_Text"><text:s text:c="4"/>sed -i "s|DB_PASSWORD: \"CHANGE_ME\"|DB_PASSWORD: \"${DB_PASSWORD}\"|g" \</text:span></text:p>
      <text:p text:style-name="P60"><text:span text:style-name="Source_20_Text"><text:s text:c="8"/>"${SERVICE}/k8s/secret.yaml"</text:span></text:p>
      <text:p text:style-name="P60"/>
      <text:p text:style-name="P60"><text:span text:style-name="Source_20_Text"><text:s text:c="4"/># Dla users dodaj USERS_API_KEY</text:span></text:p>
      <text:p text:style-name="P60"><text:span text:style-name="Source_20_Text"><text:s text:c="4"/>if [ "${SERVICE}" = "users" ]; then</text:span></text:p>
      <text:p text:style-name="P60"><text:span text:style-name="Source_20_Text"><text:s text:c="8"/>sed -i "s|USERS_API_KEY: \"CHANGE_ME\"|USERS_API_KEY: \"${USERS_API_KEY}\"|g" \</text:span></text:p>
      <text:p text:style-name="P60"><text:span text:style-name="Source_20_Text"><text:s text:c="12"/>"${SERVICE}/k8s/secret.yaml"</text:span></text:p>
      <text:p text:style-name="P60"><text:span text:style-name="Source_20_Text"><text:s text:c="4"/>fi</text:span></text:p>
      <text:p text:style-name="P60"/>
      <text:p text:style-name="P60"><text:span text:style-name="Source_20_Text"><text:s text:c="4"/>echo "✓ Secret generated for ${SERVICE}"</text:span></text:p>
      <text:p text:style-name="P60"><text:span text:style-name="Source_20_Text">done</text:span></text:p>
      <text:p text:style-name="P60"/>
      <text:p text:style-name="P60"><text:span text:style-name="Source_20_Text">echo ""</text:span></text:p>
      <text:p text:style-name="P60"><text:span text:style-name="Source_20_Text">echo "All secrets generated!"</text:span></text:p>
      <text:p text:style-name="P60"><text:span text:style-name="Source_20_Text">echo "IMPORTANT: secret.yaml files are git-ignored. Keep them safe!"</text:span></text:p>
      <text:p text:style-name="P61"/>
      <text:p text:style-name="P61"/>
      <text:p text:style-name="P62"><text:span text:style-name="Source_20_Text">1.2 Wykonanie skryptu</text:span></text:p>
      <text:p text:style-name="P61"/>
      <text:p text:style-name="P61"/>
      <text:p text:style-name="P63"/>
      <text:p text:style-name="P63"><text:span text:style-name="Source_20_Text">cd /home/decybell/dev/portfolio</text:span></text:p>
      <text:p text:style-name="P63"><text:span text:style-name="Source_20_Text">chmod +x scripts/generate-k8s-secrets.sh</text:span></text:p>
      <text:p text:style-name="P63"><text:span text:style-name="Source_20_Text">./scripts/generate-k8s-secrets.sh</text:span></text:p>
      <text:p text:style-name="P64"/>
      <text:p text:style-name="P64"/>
      <text:p text:style-name="P64"><text:span text:style-name="Source_20_Text"><text:span text:style-name="Strong_20_Emphasis">Wynik:</text:span></text:span></text:p>
      <text:p text:style-name="P65"/>
      <text:p text:style-name="P65"><text:span text:style-name="Source_20_Text">✓ Secret generated for admin</text:span></text:p>
      <text:p text:style-name="P65"><text:span text:style-name="Source_20_Text">✓ Secret generated for blog</text:span></text:p>
      <text:p text:style-name="P65"><text:span text:style-name="Source_20_Text">✓ Secret generated for frontend</text:span></text:p>
      <text:p text:style-name="P65"><text:span text:style-name="Source_20_Text">✓ Secret generated for sso</text:span></text:p>
      <text:p text:style-name="P65"><text:soft-page-break/><text:span text:style-name="Source_20_Text">✓ Secret generated for users</text:span></text:p>
      <text:p text:style-name="P65"/>
      <text:p text:style-name="P65"><text:span text:style-name="Source_20_Text">All secrets generated!</text:span></text:p>
      <text:p text:style-name="P66"/>
      <text:p text:style-name="P66"/>
      <text:p text:style-name="P67"><text:span text:style-name="Source_20_Text">1.3 Aktualizacja mysql.yaml z prawdziwymi hasłami</text:span></text:p>
      <text:p text:style-name="P66"/>
      <text:p text:style-name="P66"/>
      <text:p text:style-name="P66"><text:span text:style-name="Source_20_Text"><text:span text:style-name="Strong_20_Emphasis">Problem:</text:span></text:span><text:span text:style-name="Source_20_Text"> Pliki mysql.yaml zawierały Secret definitions z placeholderami "CHANGE_ME", które nadpisywały poprawnie wygenerowane secrets przy każdym kubectl apply.</text:span></text:p>
      <text:p text:style-name="P66"/>
      <text:p text:style-name="P66"><text:span text:style-name="Source_20_Text"><text:span text:style-name="Strong_20_Emphasis">Rozwiązanie:</text:span></text:span><text:span text:style-name="Source_20_Text"> Aktualizacja mysql.yaml z prawdziwymi hasłami z secrets:</text:span></text:p>
      <text:p text:style-name="P66"/>
      <text:p text:style-name="P68"/>
      <text:p text:style-name="P68"><text:span text:style-name="Source_20_Text">cd /home/decybell/dev/portfolio</text:span></text:p>
      <text:p text:style-name="P68"><text:span text:style-name="Source_20_Text">SERVICES=("admin" "blog" "sso" "users")</text:span></text:p>
      <text:p text:style-name="P68"/>
      <text:p text:style-name="P68"><text:span text:style-name="Source_20_Text">for SERVICE in "${SERVICES[@]}"; do</text:span></text:p>
      <text:p text:style-name="P68"><text:span text:style-name="Source_20_Text"><text:s text:c="4"/># Pobierz hasło z secret</text:span></text:p>
      <text:p text:style-name="P68"><text:span text:style-name="Source_20_Text"><text:s text:c="4"/>DB_PASS=$(kubectl get secret ${SERVICE}-secret -n portfolio \</text:span></text:p>
      <text:p text:style-name="P68"><text:span text:style-name="Source_20_Text"><text:s text:c="8"/>-o jsonpath='{.data.DB_PASSWORD}' | base64 -d)</text:span></text:p>
      <text:p text:style-name="P68"/>
      <text:p text:style-name="P68"><text:span text:style-name="Source_20_Text"><text:s text:c="4"/># Zamień CHANGE_ME w mysql.yaml</text:span></text:p>
      <text:p text:style-name="P68"><text:span text:style-name="Source_20_Text"><text:s text:c="4"/>sed -i "s/MYSQL_PASSWORD: \"CHANGE_ME\"/MYSQL_PASSWORD: \"${DB_PASS}\"/g" \</text:span></text:p>
      <text:p text:style-name="P68"><text:span text:style-name="Source_20_Text"><text:s text:c="8"/>${SERVICE}/k8s/mysql.yaml</text:span></text:p>
      <text:p text:style-name="P68"><text:span text:style-name="Source_20_Text"><text:s text:c="4"/>sed -i "s/MYSQL_ROOT_PASSWORD: \"CHANGE_ME\"/MYSQL_ROOT_PASSWORD: \"${DB_PASS}\"/g" \</text:span></text:p>
      <text:p text:style-name="P68"><text:span text:style-name="Source_20_Text"><text:s text:c="8"/>${SERVICE}/k8s/mysql.yaml</text:span></text:p>
      <text:p text:style-name="P68"/>
      <text:p text:style-name="P68"><text:span text:style-name="Source_20_Text"><text:s text:c="4"/>echo "✓ ${SERVICE}/k8s/mysql.yaml updated"</text:span></text:p>
      <text:p text:style-name="P68"><text:span text:style-name="Source_20_Text">done</text:span></text:p>
      <text:p text:style-name="P69"/>
      <text:p text:style-name="P69"/>
      <text:p text:style-name="P9"><text:span text:style-name="Source_20_Text">Krok 2: Generowanie TLS Certificates</text:span></text:p>
      <text:p text:style-name="P69"/>
      <text:p text:style-name="P69"/>
      <text:p text:style-name="P70"/>
      <text:p text:style-name="P70"><text:span text:style-name="Source_20_Text">cd /home/decybell/dev/portfolio</text:span></text:p>
      <text:p text:style-name="P70"/>
      <text:p text:style-name="P249"><text:span text:style-name="Source_20_Text">Frontend (portfolio.kube)</text:span></text:p>
      <text:p text:style-name="P70"/>
      <text:p text:style-name="P70"><text:span text:style-name="Source_20_Text">openssl req -x509 -nodes -days 365 -newkey rsa:2048 \</text:span></text:p>
      <text:p text:style-name="P70"><text:span text:style-name="Source_20_Text"><text:s text:c="2"/>-keyout frontend-tls.key \</text:span></text:p>
      <text:p text:style-name="P70"><text:span text:style-name="Source_20_Text"><text:s text:c="2"/>-out frontend-tls.crt \</text:span></text:p>
      <text:p text:style-name="P70"><text:span text:style-name="Source_20_Text"><text:s text:c="2"/>-subj "/CN=portfolio.kube/O=Portfolio Local"</text:span></text:p>
      <text:p text:style-name="P70"/>
      <text:p text:style-name="P70"><text:span text:style-name="Source_20_Text">kubectl create secret tls frontend-tls \</text:span></text:p>
      <text:p text:style-name="P70"><text:span text:style-name="Source_20_Text"><text:s text:c="2"/>--namespace=portfolio \</text:span></text:p>
      <text:p text:style-name="P70"><text:span text:style-name="Source_20_Text"><text:s text:c="2"/>--key=frontend-tls.key \</text:span></text:p>
      <text:p text:style-name="P70"><text:span text:style-name="Source_20_Text"><text:s text:c="2"/>--cert=frontend-tls.crt</text:span></text:p>
      <text:p text:style-name="P70"/>
      <text:p text:style-name="P249"><text:span text:style-name="Source_20_Text">Admin (admin.portfolio.kube)</text:span></text:p>
      <text:p text:style-name="P70"/>
      <text:p text:style-name="P70"><text:span text:style-name="Source_20_Text">openssl req -x509 -nodes -days 365 -newkey rsa:2048 \</text:span></text:p>
      <text:p text:style-name="P70"><text:span text:style-name="Source_20_Text"><text:s text:c="2"/>-keyout admin-tls.key \</text:span></text:p>
      <text:p text:style-name="P70"><text:span text:style-name="Source_20_Text"><text:s text:c="2"/>-out admin-tls.crt \</text:span></text:p>
      <text:p text:style-name="P70"><text:span text:style-name="Source_20_Text"><text:s text:c="2"/>-subj "/CN=admin.portfolio.kube/O=Portfolio Local"</text:span></text:p>
      <text:p text:style-name="P70"/>
      <text:p text:style-name="P70"><text:span text:style-name="Source_20_Text">kubectl create secret tls admin-tls \</text:span></text:p>
      <text:p text:style-name="P70"><text:span text:style-name="Source_20_Text"><text:s text:c="2"/>--namespace=portfolio \</text:span></text:p>
      <text:p text:style-name="P70"><text:span text:style-name="Source_20_Text"><text:s text:c="2"/>--key=admin-tls.key \</text:span></text:p>
      <text:p text:style-name="P70"><text:span text:style-name="Source_20_Text"><text:s text:c="2"/>--cert=admin-tls.crt</text:span></text:p>
      <text:p text:style-name="P70"/>
      <text:p text:style-name="P249"><text:span text:style-name="Source_20_Text">SSO (sso.portfolio.kube)</text:span></text:p>
      <text:p text:style-name="P70"/>
      <text:p text:style-name="P70"><text:span text:style-name="Source_20_Text">openssl req -x509 -nodes -days 365 -newkey rsa:2048 \</text:span></text:p>
      <text:p text:style-name="P70"><text:span text:style-name="Source_20_Text"><text:s text:c="2"/>-keyout sso-tls.key \</text:span></text:p>
      <text:p text:style-name="P70"><text:span text:style-name="Source_20_Text"><text:s text:c="2"/>-out sso-tls.crt \</text:span></text:p>
      <text:p text:style-name="P70"><text:span text:style-name="Source_20_Text"><text:s text:c="2"/>-subj "/CN=sso.portfolio.kube/O=Portfolio Local"</text:span></text:p>
      <text:p text:style-name="P70"/>
      <text:p text:style-name="P70"><text:span text:style-name="Source_20_Text">kubectl create secret tls sso-tls \</text:span></text:p>
      <text:p text:style-name="P70"><text:span text:style-name="Source_20_Text"><text:s text:c="2"/>--namespace=portfolio \</text:span></text:p>
      <text:p text:style-name="P70"><text:span text:style-name="Source_20_Text"><text:s text:c="2"/>--key=sso-tls.key \</text:span></text:p>
      <text:p text:style-name="P70"><text:span text:style-name="Source_20_Text"><text:s text:c="2"/>--cert=sso-tls.crt</text:span></text:p>
      <text:p text:style-name="P70"/>
      <text:p text:style-name="P249"><text:span text:style-name="Source_20_Text">Usuń tymczasowe pliki</text:span></text:p>
      <text:p text:style-name="P70"/>
      <text:p text:style-name="P70"><text:span text:style-name="Source_20_Text">rm -f *-tls.key *-tls.crt</text:span></text:p>
      <text:p text:style-name="P71"/>
      <text:p text:style-name="P71"/>
      <text:p text:style-name="P10"><text:span text:style-name="Source_20_Text">Krok 3: Konfiguracja DNS (/etc/hosts)</text:span></text:p>
      <text:p text:style-name="P71"/>
      <text:p text:style-name="P71"/>
      <text:p text:style-name="P72"/>
      <text:p text:style-name="P250"><text:span text:style-name="Source_20_Text">Pobierz IP Minikube</text:span></text:p>
      <text:p text:style-name="P72"/>
      <text:p text:style-name="P72"><text:span text:style-name="Source_20_Text">MINIKUBE_IP=$(minikube ip --profile=portfolio)</text:span></text:p>
      <text:p text:style-name="P72"><text:span text:style-name="Source_20_Text">echo "Minikube IP: ${MINIKUBE_IP}"</text:span></text:p>
      <text:p text:style-name="P250"><text:span text:style-name="Source_20_Text">Output: 192.168.49.2</text:span></text:p>
      <text:p text:style-name="P72"/>
      <text:p text:style-name="P72"/>
      <text:p text:style-name="P250"><text:span text:style-name="Source_20_Text">Dodaj wpisy do /etc/hosts</text:span></text:p>
      <text:p text:style-name="P72"/>
      <text:p text:style-name="P72"><text:span text:style-name="Source_20_Text">echo "${MINIKUBE_IP} admin.portfolio.kube" | sudo tee -a /etc/hosts</text:span></text:p>
      <text:p text:style-name="P72"><text:span text:style-name="Source_20_Text">echo "${MINIKUBE_IP} portfolio.kube" | sudo tee -a /etc/hosts</text:span></text:p>
      <text:p text:style-name="P72"><text:span text:style-name="Source_20_Text">echo "${MINIKUBE_IP} sso.portfolio.kube" | sudo tee -a /etc/hosts</text:span></text:p>
      <text:p text:style-name="P72"/>
      <text:p text:style-name="P250"><text:span text:style-name="Source_20_Text">Weryfikacja</text:span></text:p>
      <text:p text:style-name="P72"/>
      <text:p text:style-name="P72"><text:span text:style-name="Source_20_Text">cat /etc/hosts | grep portfolio.kube</text:span></text:p>
      <text:p text:style-name="P73"/>
      <text:p text:style-name="P73"/>
      <text:p text:style-name="P11"><text:span text:style-name="Source_20_Text">Krok 4: Załadowanie Docker Images do Minikube</text:span></text:p>
      <text:p text:style-name="P73"/>
      <text:p text:style-name="P73"/>
      <text:p text:style-name="P73"><text:span text:style-name="Source_20_Text"><text:span text:style-name="Strong_20_Emphasis">Uwaga:</text:span></text:span><text:span text:style-name="Source_20_Text"> Obrazy były już zbudowane lokalnie (ghcr.io/decybell/microservices-*:v0.0.1)</text:span></text:p>
      <text:p text:style-name="P73"/>
      <text:p text:style-name="P74"/>
      <text:p text:style-name="P74"><text:span text:style-name="Source_20_Text">cd /home/decybell/dev/portfolio</text:span></text:p>
      <text:p text:style-name="P74"/>
      <text:p text:style-name="P251"><text:span text:style-name="Source_20_Text">Załaduj wszystkie obrazy do Minikube</text:span></text:p>
      <text:p text:style-name="P74"/>
      <text:p text:style-name="P74"><text:span text:style-name="Source_20_Text">minikube image load ghcr.io/decybell/microservices-admin:v0.0.1 --profile=portfolio</text:span></text:p>
      <text:p text:style-name="P74"><text:span text:style-name="Source_20_Text">minikube image load ghcr.io/decybell/microservices-blog:v0.0.1 --profile=portfolio</text:span></text:p>
      <text:p text:style-name="P74"><text:span text:style-name="Source_20_Text">minikube image load ghcr.io/decybell/microservices-frontend:v0.0.1 --profile=portfolio</text:span></text:p>
      <text:p text:style-name="P74"><text:span text:style-name="Source_20_Text">minikube image load ghcr.io/decybell/microservices-sso:v0.0.1 --profile=portfolio</text:span></text:p>
      <text:p text:style-name="P74"><text:span text:style-name="Source_20_Text">minikube image load ghcr.io/decybell/microservices-users:v0.0.1 --profile=portfolio</text:span></text:p>
      <text:p text:style-name="P74"/>
      <text:p text:style-name="P251"><text:span text:style-name="Source_20_Text">Weryfikacja</text:span></text:p>
      <text:p text:style-name="P74"/>
      <text:p text:style-name="P74"><text:span text:style-name="Source_20_Text">minikube image ls --profile=portfolio | grep microservices</text:span></text:p>
      <text:p text:style-name="P75"/>
      <text:p text:style-name="P75"/>
      <text:p text:style-name="P12"><text:span text:style-name="Source_20_Text">Krok 5: Deployment Namespace</text:span></text:p>
      <text:p text:style-name="P75"/>
      <text:p text:style-name="P75"/>
      <text:p text:style-name="P76"/>
      <text:p text:style-name="P76"><text:span text:style-name="Source_20_Text">kubectl apply -f infra/k8s/namespace.yaml</text:span></text:p>
      <text:p text:style-name="P77"/>
      <text:p text:style-name="P77"/>
      <text:p text:style-name="P77"><text:span text:style-name="Source_20_Text"><text:span text:style-name="Strong_20_Emphasis">Wynik:</text:span></text:span></text:p>
      <text:p text:style-name="P78"/>
      <text:p text:style-name="P78"><text:span text:style-name="Source_20_Text">namespace/portfolio created</text:span></text:p>
      <text:p text:style-name="P79"/>
      <text:p text:style-name="P79"/>
      <text:p text:style-name="P13"><text:span text:style-name="Source_20_Text">Krok 6: Deployment Secrets</text:span></text:p>
      <text:p text:style-name="P79"/>
      <text:p text:style-name="P79"/>
      <text:p text:style-name="P80"/>
      <text:p text:style-name="P80"><text:span text:style-name="Source_20_Text">kubectl apply -f admin/k8s/secret.yaml</text:span></text:p>
      <text:p text:style-name="P80"><text:span text:style-name="Source_20_Text">kubectl apply -f blog/k8s/secret.yaml</text:span></text:p>
      <text:p text:style-name="P80"><text:soft-page-break/><text:span text:style-name="Source_20_Text">kubectl apply -f frontend/k8s/secret.yaml</text:span></text:p>
      <text:p text:style-name="P80"><text:span text:style-name="Source_20_Text">kubectl apply -f sso/k8s/secret.yaml</text:span></text:p>
      <text:p text:style-name="P80"><text:span text:style-name="Source_20_Text">kubectl apply -f users/k8s/secret.yaml</text:span></text:p>
      <text:p text:style-name="P81"/>
      <text:p text:style-name="P81"/>
      <text:p text:style-name="P81"><text:span text:style-name="Source_20_Text"><text:span text:style-name="Strong_20_Emphasis">Wynik:</text:span></text:span></text:p>
      <text:p text:style-name="P82"/>
      <text:p text:style-name="P82"><text:span text:style-name="Source_20_Text">secret/admin-secret created</text:span></text:p>
      <text:p text:style-name="P82"><text:span text:style-name="Source_20_Text">secret/blog-secret created</text:span></text:p>
      <text:p text:style-name="P82"><text:span text:style-name="Source_20_Text">secret/frontend-secret created</text:span></text:p>
      <text:p text:style-name="P82"><text:span text:style-name="Source_20_Text">secret/sso-secret created</text:span></text:p>
      <text:p text:style-name="P82"><text:span text:style-name="Source_20_Text">secret/users-secret created</text:span></text:p>
      <text:p text:style-name="P83"/>
      <text:p text:style-name="P83"/>
      <text:p text:style-name="P14"><text:span text:style-name="Source_20_Text">Krok 7: Deployment Baz Danych</text:span></text:p>
      <text:p text:style-name="P83"/>
      <text:p text:style-name="P83"/>
      <text:p text:style-name="P84"/>
      <text:p text:style-name="P252"><text:span text:style-name="Source_20_Text">Deploy StatefulSets dla MySQL</text:span></text:p>
      <text:p text:style-name="P84"/>
      <text:p text:style-name="P84"><text:span text:style-name="Source_20_Text">kubectl apply -f admin/k8s/mysql.yaml</text:span></text:p>
      <text:p text:style-name="P84"><text:span text:style-name="Source_20_Text">kubectl apply -f blog/k8s/mysql.yaml</text:span></text:p>
      <text:p text:style-name="P84"><text:span text:style-name="Source_20_Text">kubectl apply -f sso/k8s/mysql.yaml</text:span></text:p>
      <text:p text:style-name="P84"><text:span text:style-name="Source_20_Text">kubectl apply -f users/k8s/mysql.yaml</text:span></text:p>
      <text:p text:style-name="P84"/>
      <text:p text:style-name="P252"><text:span text:style-name="Source_20_Text">Deploy Redis</text:span></text:p>
      <text:p text:style-name="P84"/>
      <text:p text:style-name="P84"><text:span text:style-name="Source_20_Text">kubectl apply -f frontend/k8s/redis.yaml</text:span></text:p>
      <text:p text:style-name="P84"/>
      <text:p text:style-name="P252"><text:span text:style-name="Source_20_Text">Deploy RabbitMQ</text:span></text:p>
      <text:p text:style-name="P84"/>
      <text:p text:style-name="P84"><text:span text:style-name="Source_20_Text">kubectl apply -f infra/k8s/rabbitmq.yaml</text:span></text:p>
      <text:p text:style-name="P84"/>
      <text:p text:style-name="P252"><text:span text:style-name="Source_20_Text">Czekaj aż bazy będą gotowe</text:span></text:p>
      <text:p text:style-name="P84"/>
      <text:p text:style-name="P84"><text:span text:style-name="Source_20_Text">kubectl wait --for=condition=ready pod -l app.kubernetes.io/name=admin-mysql \</text:span></text:p>
      <text:p text:style-name="P84"><text:span text:style-name="Source_20_Text"><text:s text:c="2"/>-n portfolio --timeout=300s</text:span></text:p>
      <text:p text:style-name="P84"><text:span text:style-name="Source_20_Text">kubectl wait --for=condition=ready pod -l app.kubernetes.io/name=blog-mysql \</text:span></text:p>
      <text:p text:style-name="P84"><text:span text:style-name="Source_20_Text"><text:s text:c="2"/>-n portfolio --timeout=300s</text:span></text:p>
      <text:p text:style-name="P84"><text:span text:style-name="Source_20_Text">kubectl wait --for=condition=ready pod -l app.kubernetes.io/name=sso-mysql \</text:span></text:p>
      <text:p text:style-name="P84"><text:span text:style-name="Source_20_Text"><text:s text:c="2"/>-n portfolio --timeout=300s</text:span></text:p>
      <text:p text:style-name="P84"><text:span text:style-name="Source_20_Text">kubectl wait --for=condition=ready pod -l app.kubernetes.io/name=users-mysql \</text:span></text:p>
      <text:p text:style-name="P84"><text:span text:style-name="Source_20_Text"><text:s text:c="2"/>-n portfolio --timeout=300s</text:span></text:p>
      <text:p text:style-name="P84"><text:span text:style-name="Source_20_Text">kubectl wait --for=condition=ready pod -l app.kubernetes.io/name=frontend-redis \</text:span></text:p>
      <text:p text:style-name="P84"><text:span text:style-name="Source_20_Text"><text:s text:c="2"/>-n portfolio --timeout=300s</text:span></text:p>
      <text:p text:style-name="P84"><text:span text:style-name="Source_20_Text">kubectl wait --for=condition=ready pod -l app.kubernetes.io/name=rabbitmq \</text:span></text:p>
      <text:p text:style-name="P84"><text:span text:style-name="Source_20_Text"><text:s text:c="2"/>-n portfolio --timeout=300s</text:span></text:p>
      <text:p text:style-name="P85"/>
      <text:p text:style-name="P85"/>
      <text:p text:style-name="P85"><text:span text:style-name="Source_20_Text"><text:span text:style-name="Strong_20_Emphasis">Wynik:</text:span></text:span></text:p>
      <text:p text:style-name="P86"/>
      <text:p text:style-name="P86"><text:span text:style-name="Source_20_Text">statefulset.apps/admin-mysql created</text:span></text:p>
      <text:p text:style-name="P86"><text:span text:style-name="Source_20_Text">statefulset.apps/blog-mysql created</text:span></text:p>
      <text:p text:style-name="P86"><text:span text:style-name="Source_20_Text">statefulset.apps/sso-mysql created</text:span></text:p>
      <text:p text:style-name="P86"><text:span text:style-name="Source_20_Text">statefulset.apps/users-mysql created</text:span></text:p>
      <text:p text:style-name="P86"><text:span text:style-name="Source_20_Text">statefulset.apps/frontend-redis created</text:span></text:p>
      <text:p text:style-name="P86"><text:span text:style-name="Source_20_Text">statefulset.apps/rabbitmq created</text:span></text:p>
      <text:p text:style-name="P86"/>
      <text:p text:style-name="P86"><text:span text:style-name="Source_20_Text">pod/admin-mysql-0 condition met</text:span></text:p>
      <text:p text:style-name="P86"><text:span text:style-name="Source_20_Text">pod/blog-mysql-0 condition met</text:span></text:p>
      <text:p text:style-name="P86"><text:span text:style-name="Source_20_Text">pod/sso-mysql-0 condition met</text:span></text:p>
      <text:p text:style-name="P86"><text:span text:style-name="Source_20_Text">pod/users-mysql-0 condition met</text:span></text:p>
      <text:p text:style-name="P86"><text:span text:style-name="Source_20_Text">pod/frontend-redis-0 condition met</text:span></text:p>
      <text:p text:style-name="P86"><text:span text:style-name="Source_20_Text">pod/rabbitmq-0 condition met</text:span></text:p>
      <text:p text:style-name="P87"/>
      <text:p text:style-name="P87"/>
      <text:p text:style-name="P15"><text:span text:style-name="Source_20_Text">Krok 8: Deployment ConfigMaps</text:span></text:p>
      <text:p text:style-name="P87"/>
      <text:p text:style-name="P87"/>
      <text:p text:style-name="P88"/>
      <text:p text:style-name="P88"><text:span text:style-name="Source_20_Text">kubectl apply -f admin/k8s/configmap.yaml</text:span></text:p>
      <text:p text:style-name="P88"><text:span text:style-name="Source_20_Text">kubectl apply -f blog/k8s/configmap.yaml</text:span></text:p>
      <text:p text:style-name="P88"><text:span text:style-name="Source_20_Text">kubectl apply -f frontend/k8s/configmap.yaml</text:span></text:p>
      <text:p text:style-name="P88"><text:span text:style-name="Source_20_Text">kubectl apply -f sso/k8s/configmap.yaml</text:span></text:p>
      <text:p text:style-name="P88"><text:span text:style-name="Source_20_Text">kubectl apply -f users/k8s/configmap.yaml</text:span></text:p>
      <text:p text:style-name="P89"/>
      <text:p text:style-name="P89"/>
      <text:p text:style-name="P89"><text:span text:style-name="Source_20_Text"><text:span text:style-name="Strong_20_Emphasis">Wynik:</text:span></text:span></text:p>
      <text:p text:style-name="P90"/>
      <text:p text:style-name="P90"><text:span text:style-name="Source_20_Text">configmap/admin-config created</text:span></text:p>
      <text:p text:style-name="P90"><text:span text:style-name="Source_20_Text">configmap/blog-config created</text:span></text:p>
      <text:p text:style-name="P90"><text:span text:style-name="Source_20_Text">configmap/frontend-config created</text:span></text:p>
      <text:p text:style-name="P90"><text:span text:style-name="Source_20_Text">configmap/sso-config created</text:span></text:p>
      <text:p text:style-name="P90"><text:span text:style-name="Source_20_Text">configmap/users-config created</text:span></text:p>
      <text:p text:style-name="P91"/>
      <text:p text:style-name="P91"/>
      <text:p text:style-name="P16"><text:span text:style-name="Source_20_Text">Krok 9: Deployment Aplikacji</text:span></text:p>
      <text:p text:style-name="P91"/>
      <text:p text:style-name="P91"/>
      <text:p text:style-name="P92"/>
      <text:p text:style-name="P253"><text:span text:style-name="Source_20_Text">Deploy Deployments</text:span></text:p>
      <text:p text:style-name="P92"/>
      <text:p text:style-name="P92"><text:span text:style-name="Source_20_Text">kubectl apply -f admin/k8s/deployment.yaml</text:span></text:p>
      <text:p text:style-name="P92"><text:span text:style-name="Source_20_Text">kubectl apply -f blog/k8s/deployment.yaml</text:span></text:p>
      <text:p text:style-name="P92"><text:span text:style-name="Source_20_Text">kubectl apply -f frontend/k8s/deployment.yaml</text:span></text:p>
      <text:p text:style-name="P92"><text:span text:style-name="Source_20_Text">kubectl apply -f sso/k8s/deployment.yaml</text:span></text:p>
      <text:p text:style-name="P92"><text:span text:style-name="Source_20_Text">kubectl apply -f users/k8s/deployment.yaml</text:span></text:p>
      <text:p text:style-name="P92"/>
      <text:p text:style-name="P253"><text:span text:style-name="Source_20_Text">Deploy Services</text:span></text:p>
      <text:p text:style-name="P92"/>
      <text:p text:style-name="P92"><text:span text:style-name="Source_20_Text">kubectl apply -f admin/k8s/service.yaml</text:span></text:p>
      <text:p text:style-name="P92"><text:span text:style-name="Source_20_Text">kubectl apply -f blog/k8s/service.yaml</text:span></text:p>
      <text:p text:style-name="P92"><text:span text:style-name="Source_20_Text">kubectl apply -f frontend/k8s/service.yaml</text:span></text:p>
      <text:p text:style-name="P92"><text:span text:style-name="Source_20_Text">kubectl apply -f sso/k8s/service.yaml</text:span></text:p>
      <text:p text:style-name="P92"><text:span text:style-name="Source_20_Text">kubectl apply -f users/k8s/service.yaml</text:span></text:p>
      <text:p text:style-name="P93"/>
      <text:p text:style-name="P93"/>
      <text:p text:style-name="P17"><text:span text:style-name="Source_20_Text">Krok 10: Migracje Baz Danych</text:span></text:p>
      <text:p text:style-name="P93"/>
      <text:p text:style-name="P93"/>
      <text:p text:style-name="P94"><text:span text:style-name="Source_20_Text">10.1 Utworzenie Migration Jobs</text:span></text:p>
      <text:p text:style-name="P93"/>
      <text:p text:style-name="P93"/>
      <text:p text:style-name="P93"><text:span text:style-name="Source_20_Text">Utworzono pliki migration-job.yaml dla każdego serwisu:</text:span></text:p>
      <text:p text:style-name="P93"/>
      <text:p text:style-name="P93"><text:span text:style-name="Source_20_Text"><text:span text:style-name="Strong_20_Emphasis">admin/k8s/migration-job.yaml</text:span></text:span><text:span text:style-name="Source_20_Text">:</text:span></text:p>
      <text:p text:style-name="P95"/>
      <text:p text:style-name="P95"><text:span text:style-name="Source_20_Text">apiVersion: batch/v1</text:span></text:p>
      <text:p text:style-name="P95"><text:span text:style-name="Source_20_Text">kind: Job</text:span></text:p>
      <text:p text:style-name="P95"><text:span text:style-name="Source_20_Text">metadata:</text:span></text:p>
      <text:p text:style-name="P95"><text:span text:style-name="Source_20_Text"><text:s text:c="2"/>name: admin-migration</text:span></text:p>
      <text:p text:style-name="P95"><text:span text:style-name="Source_20_Text"><text:s text:c="2"/>namespace: portfolio</text:span></text:p>
      <text:p text:style-name="P95"><text:span text:style-name="Source_20_Text"><text:s text:c="2"/>labels:</text:span></text:p>
      <text:p text:style-name="P95"><text:span text:style-name="Source_20_Text"><text:s text:c="4"/>app.kubernetes.io/name: admin-migration</text:span></text:p>
      <text:p text:style-name="P95"><text:span text:style-name="Source_20_Text"><text:s text:c="4"/>app.kubernetes.io/part-of: portfolio</text:span></text:p>
      <text:p text:style-name="P95"><text:span text:style-name="Source_20_Text">spec:</text:span></text:p>
      <text:p text:style-name="P95"><text:span text:style-name="Source_20_Text"><text:s text:c="2"/>backoffLimit: 3</text:span></text:p>
      <text:p text:style-name="P95"><text:span text:style-name="Source_20_Text"><text:s text:c="2"/>template:</text:span></text:p>
      <text:p text:style-name="P95"><text:span text:style-name="Source_20_Text"><text:s text:c="4"/>metadata:</text:span></text:p>
      <text:p text:style-name="P95"><text:span text:style-name="Source_20_Text"><text:s text:c="6"/>labels:</text:span></text:p>
      <text:p text:style-name="P95"><text:span text:style-name="Source_20_Text"><text:s text:c="8"/>app.kubernetes.io/name: admin-migration</text:span></text:p>
      <text:p text:style-name="P95"><text:span text:style-name="Source_20_Text"><text:s text:c="4"/>spec:</text:span></text:p>
      <text:p text:style-name="P95"><text:span text:style-name="Source_20_Text"><text:s text:c="6"/>restartPolicy: OnFailure</text:span></text:p>
      <text:p text:style-name="P95"><text:span text:style-name="Source_20_Text"><text:s text:c="6"/>containers:</text:span></text:p>
      <text:p text:style-name="P95"><text:span text:style-name="Source_20_Text"><text:s text:c="8"/>- name: migrate</text:span></text:p>
      <text:p text:style-name="P95"><text:span text:style-name="Source_20_Text"><text:s text:c="10"/>image: ghcr.io/decybell/microservices-admin:v0.0.1</text:span></text:p>
      <text:p text:style-name="P95"><text:span text:style-name="Source_20_Text"><text:s text:c="10"/>command: ["php", "artisan", "migrate", "--force"]</text:span></text:p>
      <text:p text:style-name="P95"><text:span text:style-name="Source_20_Text"><text:s text:c="10"/>envFrom:</text:span></text:p>
      <text:p text:style-name="P95"><text:span text:style-name="Source_20_Text"><text:s text:c="12"/>- configMapRef:</text:span></text:p>
      <text:p text:style-name="P95"><text:soft-page-break/><text:span text:style-name="Source_20_Text"><text:s text:c="16"/>name: admin-config</text:span></text:p>
      <text:p text:style-name="P95"><text:span text:style-name="Source_20_Text"><text:s text:c="12"/>- secretRef:</text:span></text:p>
      <text:p text:style-name="P95"><text:span text:style-name="Source_20_Text"><text:s text:c="16"/>name: admin-secret</text:span></text:p>
      <text:p text:style-name="P96"/>
      <text:p text:style-name="P96"/>
      <text:p text:style-name="P96"><text:span text:style-name="Source_20_Text">Podobne pliki dla: blog, frontend, sso, users.</text:span></text:p>
      <text:p text:style-name="P96"/>
      <text:p text:style-name="P97"><text:span text:style-name="Source_20_Text">10.2 Wykonanie migracji</text:span></text:p>
      <text:p text:style-name="P96"/>
      <text:p text:style-name="P96"/>
      <text:p text:style-name="P98"/>
      <text:p text:style-name="P254"><text:span text:style-name="Source_20_Text">Usuń stare Jobs (jeśli istnieją)</text:span></text:p>
      <text:p text:style-name="P98"/>
      <text:p text:style-name="P98"><text:span text:style-name="Source_20_Text">kubectl delete job admin-migration blog-migration frontend-migration \</text:span></text:p>
      <text:p text:style-name="P98"><text:span text:style-name="Source_20_Text"><text:s text:c="2"/>sso-migration users-migration -n portfolio --ignore-not-found=true</text:span></text:p>
      <text:p text:style-name="P98"/>
      <text:p text:style-name="P254"><text:span text:style-name="Source_20_Text">Uruchom migracje</text:span></text:p>
      <text:p text:style-name="P98"/>
      <text:p text:style-name="P98"><text:span text:style-name="Source_20_Text">kubectl apply -f admin/k8s/migration-job.yaml</text:span></text:p>
      <text:p text:style-name="P98"><text:span text:style-name="Source_20_Text">kubectl apply -f blog/k8s/migration-job.yaml</text:span></text:p>
      <text:p text:style-name="P98"><text:span text:style-name="Source_20_Text">kubectl apply -f frontend/k8s/migration-job.yaml</text:span></text:p>
      <text:p text:style-name="P98"><text:span text:style-name="Source_20_Text">kubectl apply -f sso/k8s/migration-job.yaml</text:span></text:p>
      <text:p text:style-name="P98"><text:span text:style-name="Source_20_Text">kubectl apply -f users/k8s/migration-job.yaml</text:span></text:p>
      <text:p text:style-name="P98"/>
      <text:p text:style-name="P254"><text:span text:style-name="Source_20_Text">Sprawdź status</text:span></text:p>
      <text:p text:style-name="P98"/>
      <text:p text:style-name="P98"><text:span text:style-name="Source_20_Text">kubectl get jobs -n portfolio</text:span></text:p>
      <text:p text:style-name="P99"/>
      <text:p text:style-name="P99"/>
      <text:p text:style-name="P99"><text:span text:style-name="Source_20_Text"><text:span text:style-name="Strong_20_Emphasis">Wynik:</text:span></text:span></text:p>
      <text:p text:style-name="P100"/>
      <text:p text:style-name="P100"><text:span text:style-name="Source_20_Text">NAME <text:s text:c="16"/>STATUS <text:s text:c="4"/>COMPLETIONS <text:s text:c="2"/>DURATION <text:s text:c="2"/>AGE</text:span></text:p>
      <text:p text:style-name="P100"><text:span text:style-name="Source_20_Text">admin-migration <text:s text:c="5"/>Complete <text:s text:c="2"/>1/1 <text:s text:c="10"/>6s <text:s text:c="8"/>14s</text:span></text:p>
      <text:p text:style-name="P100"><text:span text:style-name="Source_20_Text">blog-migration <text:s text:c="6"/>Complete <text:s text:c="2"/>1/1 <text:s text:c="10"/>8s <text:s text:c="8"/>14s</text:span></text:p>
      <text:p text:style-name="P100"><text:span text:style-name="Source_20_Text">frontend-migration <text:s text:c="2"/>Failed <text:s text:c="4"/>0/1 <text:s text:c="10"/>7m32s <text:s text:c="5"/>7m32s</text:span></text:p>
      <text:p text:style-name="P100"><text:span text:style-name="Source_20_Text">sso-migration <text:s text:c="7"/>Complete <text:s text:c="2"/>1/1 <text:s text:c="10"/>6s <text:s text:c="8"/>14s</text:span></text:p>
      <text:p text:style-name="P100"><text:span text:style-name="Source_20_Text">users-migration <text:s text:c="5"/>Complete <text:s text:c="2"/>1/1 <text:s text:c="10"/>7s <text:s text:c="8"/>14s</text:span></text:p>
      <text:p text:style-name="P101"/>
      <text:p text:style-name="P101"/>
      <text:p text:style-name="P101"><text:span text:style-name="Source_20_Text"><text:span text:style-name="Strong_20_Emphasis">Uwaga:</text:span></text:span><text:span text:style-name="Source_20_Text"> Frontend-migration failed - to normalne, frontend używa tylko Redis, nie ma tabel MySQL do migracji.</text:span></text:p>
      <text:p text:style-name="P101"/>
      <text:p text:style-name="P18"><text:span text:style-name="Source_20_Text">Krok 11: Deployment Blog Consumer</text:span></text:p>
      <text:p text:style-name="P101"/>
      <text:p text:style-name="P101"/>
      <text:p text:style-name="P102"/>
      <text:p text:style-name="P102"><text:span text:style-name="Source_20_Text">kubectl apply -f blog/k8s/consumer-deployment.yaml</text:span></text:p>
      <text:p text:style-name="P103"/>
      <text:p text:style-name="P103"/>
      <text:p text:style-name="P103"><text:span text:style-name="Source_20_Text"><text:span text:style-name="Strong_20_Emphasis">Wynik:</text:span></text:span></text:p>
      <text:p text:style-name="P104"/>
      <text:p text:style-name="P104"><text:span text:style-name="Source_20_Text">deployment.apps/blog-consumer created</text:span></text:p>
      <text:p text:style-name="P105"/>
      <text:p text:style-name="P105"/>
      <text:p text:style-name="P19"><text:span text:style-name="Source_20_Text">Krok 12: Deployment Ingress</text:span></text:p>
      <text:p text:style-name="P105"/>
      <text:p text:style-name="P105"/>
      <text:p text:style-name="P106"/>
      <text:p text:style-name="P106"><text:span text:style-name="Source_20_Text">kubectl apply -f admin/k8s/ingress.yaml</text:span></text:p>
      <text:p text:style-name="P106"><text:span text:style-name="Source_20_Text">kubectl apply -f frontend/k8s/ingress.yaml</text:span></text:p>
      <text:p text:style-name="P106"><text:span text:style-name="Source_20_Text">kubectl apply -f sso/k8s/ingress.yaml</text:span></text:p>
      <text:p text:style-name="P106"/>
      <text:p text:style-name="P255"><text:span text:style-name="Source_20_Text">Sprawdź status</text:span></text:p>
      <text:p text:style-name="P106"/>
      <text:p text:style-name="P106"><text:span text:style-name="Source_20_Text">kubectl get ingress -n portfolio</text:span></text:p>
      <text:p text:style-name="P107"/>
      <text:p text:style-name="P107"/>
      <text:p text:style-name="P107"><text:span text:style-name="Source_20_Text"><text:span text:style-name="Strong_20_Emphasis">Wynik:</text:span></text:span></text:p>
      <text:p text:style-name="P108"/>
      <text:p text:style-name="P108"><text:span text:style-name="Source_20_Text">NAME <text:s text:c="6"/>CLASS <text:s text:c="2"/>HOSTS <text:s text:c="17"/>ADDRESS <text:s text:c="2"/>PORTS <text:s text:c="4"/>AGE</text:span></text:p>
      <text:p text:style-name="P108"><text:span text:style-name="Source_20_Text">admin <text:s text:c="5"/>nginx <text:s text:c="2"/>admin.portfolio.kube <text:s text:c="12"/>80, 443 <text:s text:c="2"/>12s</text:span></text:p>
      <text:p text:style-name="P108"><text:span text:style-name="Source_20_Text">frontend <text:s text:c="2"/>nginx <text:s text:c="2"/>portfolio.kube <text:s text:c="18"/>80, 443 <text:s text:c="2"/>12s</text:span></text:p>
      <text:p text:style-name="P108"><text:span text:style-name="Source_20_Text">sso <text:s text:c="7"/>nginx <text:s text:c="2"/>sso.portfolio.kube <text:s text:c="14"/>80, 443 <text:s text:c="2"/>12s</text:span></text:p>
      <text:p text:style-name="P109"/>
      <text:p text:style-name="P109"/>
      <text:p text:style-name="P20"><text:span text:style-name="Source_20_Text">Krok 13: Weryfikacja Deploymentu</text:span></text:p>
      <text:p text:style-name="P109"/>
      <text:p text:style-name="P109"/>
      <text:p text:style-name="P110"/>
      <text:p text:style-name="P256"><text:span text:style-name="Source_20_Text">Sprawdź wszystkie pody</text:span></text:p>
      <text:p text:style-name="P110"/>
      <text:p text:style-name="P110"><text:span text:style-name="Source_20_Text">kubectl get pods -n portfolio</text:span></text:p>
      <text:p text:style-name="P110"/>
      <text:p text:style-name="P256"><text:span text:style-name="Source_20_Text">Sprawdź services</text:span></text:p>
      <text:p text:style-name="P110"/>
      <text:p text:style-name="P110"><text:span text:style-name="Source_20_Text">kubectl get svc -n portfolio</text:span></text:p>
      <text:p text:style-name="P110"/>
      <text:p text:style-name="P256"><text:span text:style-name="Source_20_Text">Sprawdź ingress</text:span></text:p>
      <text:p text:style-name="P110"/>
      <text:p text:style-name="P110"><text:span text:style-name="Source_20_Text">kubectl get ingress -n portfolio</text:span></text:p>
      <text:p text:style-name="P111"/>
      <text:p text:style-name="P111"/>
      <text:p text:style-name="P111"><text:span text:style-name="Source_20_Text"><text:span text:style-name="Strong_20_Emphasis">Status końcowy podów:</text:span></text:span></text:p>
      <text:p text:style-name="P112"/>
      <text:p text:style-name="P112"><text:span text:style-name="Source_20_Text">NAME <text:s text:c="28"/>READY <text:s text:c="2"/>STATUS <text:s text:c="5"/>RESTARTS <text:s text:c="6"/>AGE</text:span></text:p>
      <text:p text:style-name="P112"><text:span text:style-name="Source_20_Text">admin-app-7b88d7fb87-gfx9z <text:s text:c="6"/>2/2 <text:s text:c="4"/>Running <text:s text:c="4"/>5 (18m ago) <text:s text:c="3"/>20m</text:span></text:p>
      <text:p text:style-name="P112"><text:span text:style-name="Source_20_Text">blog-app-779647dd7f-qqjv4 <text:s text:c="7"/>2/2 <text:s text:c="4"/>Running <text:s text:c="4"/>0 <text:s text:c="13"/>20m</text:span></text:p>
      <text:p text:style-name="P112"><text:span text:style-name="Source_20_Text">blog-consumer-6fcfd74b77-k66mk <text:s text:c="2"/>1/1 <text:s text:c="4"/>Running <text:s text:c="4"/>0 <text:s text:c="13"/>5m</text:span></text:p>
      <text:p text:style-name="P112"><text:span text:style-name="Source_20_Text">frontend-app-7d9c6ff9cd-84k76 <text:s text:c="3"/>2/2 <text:s text:c="4"/>Running <text:s text:c="4"/>0 <text:s text:c="13"/>20s</text:span></text:p>
      <text:p text:style-name="P112"><text:span text:style-name="Source_20_Text">sso-app-6849cbf7f-fthsm <text:s text:c="9"/>2/2 <text:s text:c="4"/>Running <text:s text:c="4"/>5 (18m ago) <text:s text:c="3"/>20m</text:span></text:p>
      <text:p text:style-name="P112"><text:span text:style-name="Source_20_Text">users-app-5684966b8f-nsp89 <text:s text:c="6"/>2/2 <text:s text:c="4"/>Running <text:s text:c="4"/>5 (18m ago) <text:s text:c="3"/>20m</text:span></text:p>
      <text:p text:style-name="P112"><text:span text:style-name="Source_20_Text">admin-mysql-0 <text:s text:c="19"/>1/1 <text:s text:c="4"/>Running <text:s text:c="4"/>0 <text:s text:c="13"/>16m</text:span></text:p>
      <text:p text:style-name="P112"><text:span text:style-name="Source_20_Text">blog-mysql-0 <text:s text:c="20"/>1/1 <text:s text:c="4"/>Running <text:s text:c="4"/>0 <text:s text:c="13"/>16m</text:span></text:p>
      <text:p text:style-name="P112"><text:span text:style-name="Source_20_Text">sso-mysql-0 <text:s text:c="21"/>1/1 <text:s text:c="4"/>Running <text:s text:c="4"/>0 <text:s text:c="13"/>16m</text:span></text:p>
      <text:p text:style-name="P112"><text:span text:style-name="Source_20_Text">users-mysql-0 <text:s text:c="19"/>1/1 <text:s text:c="4"/>Running <text:s text:c="4"/>0 <text:s text:c="13"/>16m</text:span></text:p>
      <text:p text:style-name="P112"><text:span text:style-name="Source_20_Text">frontend-redis-0 <text:s text:c="16"/>1/1 <text:s text:c="4"/>Running <text:s text:c="4"/>0 <text:s text:c="13"/>152m</text:span></text:p>
      <text:p text:style-name="P112"><text:span text:style-name="Source_20_Text">rabbitmq-0 <text:s text:c="22"/>1/1 <text:s text:c="4"/>Running <text:s text:c="4"/>12 <text:s text:c="12"/>152m</text:span></text:p>
      <text:p text:style-name="P113"/>
      <text:p text:style-name="P113"/>
      <text:p text:style-name="P113"><text:span text:style-name="Source_20_Text">---</text:span></text:p>
      <text:p text:style-name="P113"/>
      <text:p text:style-name="P240"><text:span text:style-name="Source_20_Text">Napotkane Problemy i Rozwiązania</text:span></text:p>
      <text:p text:style-name="P113"/>
      <text:p text:style-name="P113"/>
      <text:p text:style-name="P21"><text:span text:style-name="Source_20_Text">Problem 1: ImagePullBackOff</text:span></text:p>
      <text:p text:style-name="P113"/>
      <text:p text:style-name="P113"/>
      <text:p text:style-name="P113"><text:span text:style-name="Source_20_Text"><text:span text:style-name="Strong_20_Emphasis">Objawy:</text:span></text:span></text:p>
      <text:p text:style-name="P114"/>
      <text:p text:style-name="P114"><text:span text:style-name="Source_20_Text">kubectl get pods -n portfolio</text:span></text:p>
      <text:p text:style-name="P114"><text:span text:style-name="Source_20_Text">NAME <text:s text:c="23"/>READY <text:s text:c="2"/>STATUS <text:s text:c="12"/>RESTARTS <text:s text:c="2"/>AGE</text:span></text:p>
      <text:p text:style-name="P114"><text:span text:style-name="Source_20_Text">admin-app-xxx <text:s text:c="14"/>0/2 <text:s text:c="4"/>ImagePullBackOff <text:s text:c="2"/>0 <text:s text:c="9"/>30s</text:span></text:p>
      <text:p text:style-name="P115"/>
      <text:p text:style-name="P115"/>
      <text:p text:style-name="P115"><text:span text:style-name="Source_20_Text"><text:span text:style-name="Strong_20_Emphasis">Diagnoza:</text:span></text:span></text:p>
      <text:p text:style-name="P116"/>
      <text:p text:style-name="P116"><text:span text:style-name="Source_20_Text">kubectl describe pod admin-app-xxx -n portfolio</text:span></text:p>
      <text:p text:style-name="P257"><text:span text:style-name="Source_20_Text">Events:</text:span></text:p>
      <text:p text:style-name="P116"/>
      <text:p text:style-name="P257"><text:span text:style-name="Source_20_Text"><text:s text:c="2"/>Warning <text:s/>Failed <text:s text:c="4"/>5s <text:s text:c="3"/>kubelet <text:s/>Failed to pull image</text:span></text:p>
      <text:p text:style-name="P116"/>
      <text:p text:style-name="P257"><text:span text:style-name="Source_20_Text"><text:s text:c="2"/>"ghcr.io/decybell/microservices-admin:v0.0.1":</text:span></text:p>
      <text:p text:style-name="P116"/>
      <text:p text:style-name="P257"><text:span text:style-name="Source_20_Text"><text:s text:c="2"/>rpc error: code = Unknown desc = Error response from daemon:</text:span></text:p>
      <text:p text:style-name="P116"/>
      <text:p text:style-name="P257"><text:span text:style-name="Source_20_Text"><text:s text:c="2"/>pull access denied for ghcr.io/decybell/microservices-admin</text:span></text:p>
      <text:p text:style-name="P116"/>
      <text:p text:style-name="P117"/>
      <text:p text:style-name="P117"/>
      <text:p text:style-name="P117"><text:span text:style-name="Source_20_Text"><text:span text:style-name="Strong_20_Emphasis">Przyczyna:</text:span></text:span></text:p>
      <text:p text:style-name="P117"><text:soft-page-break/><text:span text:style-name="Source_20_Text">Obrazy Docker znajdują się tylko na hoście</text:span></text:p>
      <text:p text:style-name="P117"><text:span text:style-name="Source_20_Text">Minikube używa własnego Docker daemon</text:span></text:p>
      <text:p text:style-name="P117"><text:span text:style-name="Source_20_Text">Minikube nie ma dostępu do obrazów na hoście</text:span></text:p>
      <text:p text:style-name="P117"/>
      <text:p text:style-name="P117"><text:span text:style-name="Source_20_Text"><text:span text:style-name="Strong_20_Emphasis">Rozwiązanie:</text:span></text:span></text:p>
      <text:p text:style-name="P118"/>
      <text:p text:style-name="P258"><text:span text:style-name="Source_20_Text">Załaduj obrazy do Minikube</text:span></text:p>
      <text:p text:style-name="P118"/>
      <text:p text:style-name="P118"><text:span text:style-name="Source_20_Text">minikube image load ghcr.io/decybell/microservices-admin:v0.0.1 --profile=portfolio</text:span></text:p>
      <text:p text:style-name="P118"><text:span text:style-name="Source_20_Text">minikube image load ghcr.io/decybell/microservices-blog:v0.0.1 --profile=portfolio</text:span></text:p>
      <text:p text:style-name="P118"><text:span text:style-name="Source_20_Text">minikube image load ghcr.io/decybell/microservices-frontend:v0.0.1 --profile=portfolio</text:span></text:p>
      <text:p text:style-name="P118"><text:span text:style-name="Source_20_Text">minikube image load ghcr.io/decybell/microservices-sso:v0.0.1 --profile=portfolio</text:span></text:p>
      <text:p text:style-name="P118"><text:span text:style-name="Source_20_Text">minikube image load ghcr.io/decybell/microservices-users:v0.0.1 --profile=portfolio</text:span></text:p>
      <text:p text:style-name="P118"/>
      <text:p text:style-name="P258"><text:span text:style-name="Source_20_Text">Weryfikacja</text:span></text:p>
      <text:p text:style-name="P118"/>
      <text:p text:style-name="P118"><text:span text:style-name="Source_20_Text">minikube image ls --profile=portfolio | grep microservices</text:span></text:p>
      <text:p text:style-name="P119"/>
      <text:p text:style-name="P119"/>
      <text:p text:style-name="P119"><text:span text:style-name="Source_20_Text"><text:span text:style-name="Strong_20_Emphasis">Wynik:</text:span></text:span><text:span text:style-name="Source_20_Text"> Pody zaczęły się poprawnie uruchamiać.</text:span></text:p>
      <text:p text:style-name="P119"/>
      <text:p text:style-name="P119"><text:span text:style-name="Source_20_Text">---</text:span></text:p>
      <text:p text:style-name="P119"/>
      <text:p text:style-name="P22"><text:span text:style-name="Source_20_Text">Problem 2: MySQL Access Denied (Najbardziej Złożony)</text:span></text:p>
      <text:p text:style-name="P119"/>
      <text:p text:style-name="P119"/>
      <text:p text:style-name="P119"><text:span text:style-name="Source_20_Text"><text:span text:style-name="Strong_20_Emphasis">Objawy:</text:span></text:span></text:p>
      <text:p text:style-name="P120"/>
      <text:p text:style-name="P120"><text:span text:style-name="Source_20_Text">kubectl logs admin-app-xxx -n portfolio -c php-fpm</text:span></text:p>
      <text:p text:style-name="P259"><text:span text:style-name="Source_20_Text">SQLSTATE[HY000] [1045] Access denied for user 'admin'@'10.244.0.75'</text:span></text:p>
      <text:p text:style-name="P120"/>
      <text:p text:style-name="P259"><text:span text:style-name="Source_20_Text">(using password: YES)</text:span></text:p>
      <text:p text:style-name="P120"/>
      <text:p text:style-name="P121"/>
      <text:p text:style-name="P121"/>
      <text:p text:style-name="P121"><text:span text:style-name="Source_20_Text"><text:span text:style-name="Strong_20_Emphasis">Diagnoza - Iteracja 1:</text:span></text:span></text:p>
      <text:p text:style-name="P122"/>
      <text:p text:style-name="P260"><text:span text:style-name="Source_20_Text">Sprawdź secret</text:span></text:p>
      <text:p text:style-name="P122"/>
      <text:p text:style-name="P122"><text:span text:style-name="Source_20_Text">kubectl get secret admin-secret -n portfolio -o jsonpath='{.data.DB_PASSWORD}' | base64 -d</text:span></text:p>
      <text:p text:style-name="P260"><text:span text:style-name="Source_20_Text">Zwraca: (prawdziwe hasło)</text:span></text:p>
      <text:p text:style-name="P122"/>
      <text:p text:style-name="P122"/>
      <text:p text:style-name="P260"><text:span text:style-name="Source_20_Text">Sprawdź mysql-secret</text:span></text:p>
      <text:p text:style-name="P122"/>
      <text:p text:style-name="P122"><text:span text:style-name="Source_20_Text">kubectl get secret admin-mysql-secret -n portfolio -o jsonpath='{.data.MYSQL_PASSWORD}' | base64 -d</text:span></text:p>
      <text:p text:style-name="P260"><text:span text:style-name="Source_20_Text">Zwraca: CHANGE_ME <text:s/>← PROBLEM!</text:span></text:p>
      <text:p text:style-name="P122"/>
      <text:p text:style-name="P123"/>
      <text:p text:style-name="P123"/>
      <text:p text:style-name="P123"><text:span text:style-name="Source_20_Text"><text:span text:style-name="Strong_20_Emphasis">Przyczyna - Iteracja 1:</text:span></text:span></text:p>
      <text:p text:style-name="P123"><text:span text:style-name="Source_20_Text">admin-secret ma poprawne hasło</text:span></text:p>
      <text:p text:style-name="P123"><text:span text:style-name="Source_20_Text">admin-mysql-secret ma "CHANGE_ME"</text:span></text:p>
      <text:p text:style-name="P123"><text:span text:style-name="Source_20_Text">Hasła się nie zgadzają</text:span></text:p>
      <text:p text:style-name="P123"/>
      <text:p text:style-name="P123"><text:span text:style-name="Source_20_Text"><text:span text:style-name="Strong_20_Emphasis">Próba naprawy 1 - FAILED:</text:span></text:span></text:p>
      <text:p text:style-name="P124"/>
      <text:p text:style-name="P261"><text:span text:style-name="Source_20_Text">Ręczna synchronizacja secrets</text:span></text:p>
      <text:p text:style-name="P124"/>
      <text:p text:style-name="P124"><text:span text:style-name="Source_20_Text">kubectl delete secret admin-mysql-secret -n portfolio</text:span></text:p>
      <text:p text:style-name="P124"><text:span text:style-name="Source_20_Text">kubectl apply -f admin/k8s/mysql.yaml</text:span></text:p>
      <text:p text:style-name="P124"/>
      <text:p text:style-name="P261"><text:span text:style-name="Source_20_Text">Restart poda MySQL</text:span></text:p>
      <text:p text:style-name="P124"/>
      <text:p text:style-name="P124"><text:span text:style-name="Source_20_Text">kubectl delete pod admin-mysql-0 -n portfolio</text:span></text:p>
      <text:p text:style-name="P125"/>
      <text:p text:style-name="P125"/>
      <text:p text:style-name="P125"><text:span text:style-name="Source_20_Text"><text:span text:style-name="Strong_20_Emphasis">Wynik:</text:span></text:span><text:span text:style-name="Source_20_Text"> Nie pomogło - secret znowu miał "CHANGE_ME"</text:span></text:p>
      <text:p text:style-name="P125"/>
      <text:p text:style-name="P125"><text:span text:style-name="Source_20_Text"><text:span text:style-name="Strong_20_Emphasis">Diagnoza - Iteracja 2:</text:span></text:span></text:p>
      <text:p text:style-name="P126"/>
      <text:p text:style-name="P262"><text:span text:style-name="Source_20_Text">Sprawdź plik źródłowy</text:span></text:p>
      <text:p text:style-name="P126"/>
      <text:p text:style-name="P126"><text:span text:style-name="Source_20_Text">cat admin/k8s/mysql.yaml | grep MYSQL_PASSWORD</text:span></text:p>
      <text:p text:style-name="P262"><text:span text:style-name="Source_20_Text">stringData:</text:span></text:p>
      <text:p text:style-name="P126"/>
      <text:p text:style-name="P262"><text:span text:style-name="Source_20_Text"><text:s text:c="2"/>MYSQL_PASSWORD: "CHANGE_ME" <text:s/>← AHA! Tu jest problem!</text:span></text:p>
      <text:p text:style-name="P126"/>
      <text:p text:style-name="P127"/>
      <text:p text:style-name="P127"/>
      <text:p text:style-name="P127"><text:span text:style-name="Source_20_Text"><text:span text:style-name="Strong_20_Emphasis">Przyczyna - Root Cause:</text:span></text:span></text:p>
      <text:p text:style-name="P127"><text:span text:style-name="Source_20_Text">Plik mysql.yaml zawiera </text:span><text:span text:style-name="Source_20_Text"><text:span text:style-name="Strong_20_Emphasis">definicję Secret</text:span></text:span><text:span text:style-name="Source_20_Text"> z placeholderami</text:span></text:p>
      <text:p text:style-name="P127"><text:span text:style-name="Source_20_Text">Każde kubectl apply -f mysql.yaml </text:span><text:span text:style-name="Source_20_Text"><text:span text:style-name="Strong_20_Emphasis">nadpisuje</text:span></text:span><text:span text:style-name="Source_20_Text"> poprawnie wygenerowane secrets</text:span></text:p>
      <text:p text:style-name="P127"><text:span text:style-name="Source_20_Text">Nawet po usunięciu PVC, nowe pod inicjalizuje się z nadpisanym secretem</text:span></text:p>
      <text:p text:style-name="P127"/>
      <text:p text:style-name="P127"><text:span text:style-name="Source_20_Text"><text:span text:style-name="Strong_20_Emphasis">Próba naprawy 2 - FAILED:</text:span></text:span></text:p>
      <text:p text:style-name="P128"/>
      <text:p text:style-name="P263"><text:span text:style-name="Source_20_Text">Usuń pod i PVC</text:span></text:p>
      <text:p text:style-name="P128"/>
      <text:p text:style-name="P128"><text:span text:style-name="Source_20_Text">kubectl delete pod admin-mysql-0 -n portfolio</text:span></text:p>
      <text:p text:style-name="P128"><text:span text:style-name="Source_20_Text">kubectl delete pvc mysql-data-admin-mysql-0 -n portfolio</text:span></text:p>
      <text:p text:style-name="P128"/>
      <text:p text:style-name="P263"><text:span text:style-name="Source_20_Text">Zastosuj secrets ręcznie</text:span></text:p>
      <text:p text:style-name="P128"/>
      <text:p text:style-name="P128"><text:span text:style-name="Source_20_Text">kubectl apply -f admin/k8s/secret.yaml</text:span></text:p>
      <text:p text:style-name="P128"/>
      <text:p text:style-name="P263"><text:span text:style-name="Source_20_Text">Zastosuj mysql bez secret definition?</text:span></text:p>
      <text:p text:style-name="P128"/>
      <text:p text:style-name="P263"><text:span text:style-name="Source_20_Text">Nie - mysql.yaml zawiera secret definition</text:span></text:p>
      <text:p text:style-name="P128"/>
      <text:p text:style-name="P129"/>
      <text:p text:style-name="P129"/>
      <text:p text:style-name="P129"><text:span text:style-name="Source_20_Text"><text:span text:style-name="Strong_20_Emphasis">Wynik:</text:span></text:span><text:span text:style-name="Source_20_Text"> Nie pomogło - mysql.yaml nadal nadpisywał secret</text:span></text:p>
      <text:p text:style-name="P129"/>
      <text:p text:style-name="P129"><text:span text:style-name="Source_20_Text"><text:span text:style-name="Strong_20_Emphasis">Diagnoza - Iteracja 3:</text:span></text:span></text:p>
      <text:p text:style-name="P130"/>
      <text:p text:style-name="P264"><text:span text:style-name="Source_20_Text">Sprawdź czy root może się zalogować</text:span></text:p>
      <text:p text:style-name="P130"/>
      <text:p text:style-name="P130"><text:span text:style-name="Source_20_Text">kubectl exec -it admin-mysql-0 -n portfolio -- mysql -u root -p</text:span></text:p>
      <text:p text:style-name="P264"><text:span text:style-name="Source_20_Text">Enter password: (paste from secret)</text:span></text:p>
      <text:p text:style-name="P130"/>
      <text:p text:style-name="P264"><text:span text:style-name="Source_20_Text">ERROR 1045 (28000): Access denied for user 'root'@'localhost'</text:span></text:p>
      <text:p text:style-name="P130"/>
      <text:p text:style-name="P130"/>
      <text:p text:style-name="P264"><text:span text:style-name="Source_20_Text">To oznacza że MySQL ma INNE hasło niż w secret!</text:span></text:p>
      <text:p text:style-name="P130"/>
      <text:p text:style-name="P131"/>
      <text:p text:style-name="P131"/>
      <text:p text:style-name="P131"><text:span text:style-name="Source_20_Text"><text:span text:style-name="Strong_20_Emphasis">Przyczyna - Głębsza analiza:</text:span></text:span></text:p>
      <text:p text:style-name="P131"><text:span text:style-name="Source_20_Text">1. MySQL inicjalizuje się przy pierwszym starcie z hasłem z ENV</text:span></text:p>
      <text:p text:style-name="P131"><text:span text:style-name="Source_20_Text">2. Hasło jest zapisywane w PVC</text:span></text:p>
      <text:p text:style-name="P131"><text:span text:style-name="Source_20_Text">3. Przy restarcie MySQL używa hasła z PVC (ignoruje ENV)</text:span></text:p>
      <text:p text:style-name="P131"><text:span text:style-name="Source_20_Text">4. Secret jest nadpisywany przez mysql.yaml przy każdym apply</text:span></text:p>
      <text:p text:style-name="P131"><text:span text:style-name="Source_20_Text">5. Powstaje rozbieżność: Secret ma nowe hasło, MySQL ma stare</text:span></text:p>
      <text:p text:style-name="P131"/>
      <text:p text:style-name="P131"><text:span text:style-name="Source_20_Text"><text:span text:style-name="Strong_20_Emphasis">Rozwiązanie końcowe:</text:span></text:span></text:p>
      <text:p text:style-name="P132"/>
      <text:p text:style-name="P132"><text:span text:style-name="Source_20_Text">cd /home/decybell/dev/portfolio</text:span></text:p>
      <text:p text:style-name="P132"><text:span text:style-name="Source_20_Text">SERVICES=("admin" "blog" "sso" "users")</text:span></text:p>
      <text:p text:style-name="P132"/>
      <text:p text:style-name="P265"><text:span text:style-name="Source_20_Text">Krok 1: Pobierz prawdziwe hasła z application secrets</text:span></text:p>
      <text:p text:style-name="P132"/>
      <text:p text:style-name="P132"><text:span text:style-name="Source_20_Text">for SERVICE in "${SERVICES[@]}"; do</text:span></text:p>
      <text:p text:style-name="P132"><text:span text:style-name="Source_20_Text"><text:s text:c="4"/>DB_PASS=$(kubectl get secret ${SERVICE}-secret -n portfolio \</text:span></text:p>
      <text:p text:style-name="P132"><text:span text:style-name="Source_20_Text"><text:s text:c="8"/>-o jsonpath='{.data.DB_PASSWORD}' | base64 -d)</text:span></text:p>
      <text:p text:style-name="P132"/>
      <text:p text:style-name="P132"><text:span text:style-name="Source_20_Text"><text:s text:c="4"/># Krok 2: Zastąp CHANGE_ME w mysql.yaml prawdziwymi hasłami</text:span></text:p>
      <text:p text:style-name="P132"><text:span text:style-name="Source_20_Text"><text:s text:c="4"/>sed -i "s/MYSQL_PASSWORD: \"CHANGE_ME\"/MYSQL_PASSWORD: \"${DB_PASS}\"/g" \</text:span></text:p>
      <text:p text:style-name="P132"><text:span text:style-name="Source_20_Text"><text:s text:c="8"/>${SERVICE}/k8s/mysql.yaml</text:span></text:p>
      <text:p text:style-name="P132"><text:soft-page-break/><text:span text:style-name="Source_20_Text"><text:s text:c="4"/>sed -i "s/MYSQL_ROOT_PASSWORD: \"CHANGE_ME\"/MYSQL_ROOT_PASSWORD: \"${DB_PASS}\"/g" \</text:span></text:p>
      <text:p text:style-name="P132"><text:span text:style-name="Source_20_Text"><text:s text:c="8"/>${SERVICE}/k8s/mysql.yaml</text:span></text:p>
      <text:p text:style-name="P132"/>
      <text:p text:style-name="P132"><text:span text:style-name="Source_20_Text"><text:s text:c="4"/>echo "✓ ${SERVICE}/k8s/mysql.yaml updated"</text:span></text:p>
      <text:p text:style-name="P132"><text:span text:style-name="Source_20_Text">done</text:span></text:p>
      <text:p text:style-name="P132"/>
      <text:p text:style-name="P265"><text:span text:style-name="Source_20_Text">Krok 3: Usuń StatefulSets</text:span></text:p>
      <text:p text:style-name="P132"/>
      <text:p text:style-name="P132"><text:span text:style-name="Source_20_Text">kubectl delete statefulset admin-mysql blog-mysql sso-mysql users-mysql -n portfolio</text:span></text:p>
      <text:p text:style-name="P132"/>
      <text:p text:style-name="P265"><text:span text:style-name="Source_20_Text">Krok 4: Usuń PVCs (świeża inicjalizacja)</text:span></text:p>
      <text:p text:style-name="P132"/>
      <text:p text:style-name="P132"><text:span text:style-name="Source_20_Text">kubectl delete pvc mysql-data-admin-mysql-0 mysql-data-blog-mysql-0 \</text:span></text:p>
      <text:p text:style-name="P132"><text:span text:style-name="Source_20_Text"><text:s text:c="4"/>mysql-data-sso-mysql-0 mysql-data-users-mysql-0 -n portfolio</text:span></text:p>
      <text:p text:style-name="P132"/>
      <text:p text:style-name="P265"><text:span text:style-name="Source_20_Text">Krok 5: Zastosuj zaktualizowane mysql.yaml</text:span></text:p>
      <text:p text:style-name="P132"/>
      <text:p text:style-name="P132"><text:span text:style-name="Source_20_Text">kubectl apply -f admin/k8s/mysql.yaml</text:span></text:p>
      <text:p text:style-name="P132"><text:span text:style-name="Source_20_Text">kubectl apply -f blog/k8s/mysql.yaml</text:span></text:p>
      <text:p text:style-name="P132"><text:span text:style-name="Source_20_Text">kubectl apply -f sso/k8s/mysql.yaml</text:span></text:p>
      <text:p text:style-name="P132"><text:span text:style-name="Source_20_Text">kubectl apply -f users/k8s/mysql.yaml</text:span></text:p>
      <text:p text:style-name="P132"/>
      <text:p text:style-name="P265"><text:span text:style-name="Source_20_Text">Krok 6: Czekaj aż MySQL będzie ready</text:span></text:p>
      <text:p text:style-name="P132"/>
      <text:p text:style-name="P132"><text:span text:style-name="Source_20_Text">kubectl wait --for=condition=ready pod -l app.kubernetes.io/name=admin-mysql \</text:span></text:p>
      <text:p text:style-name="P132"><text:span text:style-name="Source_20_Text"><text:s text:c="4"/>-n portfolio --timeout=300s</text:span></text:p>
      <text:p text:style-name="P265"><text:span text:style-name="Source_20_Text">... (podobnie dla innych)</text:span></text:p>
      <text:p text:style-name="P132"/>
      <text:p text:style-name="P132"/>
      <text:p text:style-name="P265"><text:span text:style-name="Source_20_Text">Krok 7: Restart aplikacji</text:span></text:p>
      <text:p text:style-name="P132"/>
      <text:p text:style-name="P132"><text:span text:style-name="Source_20_Text">kubectl rollout restart deployment admin-app blog-app sso-app users-app -n portfolio</text:span></text:p>
      <text:p text:style-name="P133"/>
      <text:p text:style-name="P133"/>
      <text:p text:style-name="P133"><text:span text:style-name="Source_20_Text"><text:span text:style-name="Strong_20_Emphasis">Wynik:</text:span></text:span></text:p>
      <text:p text:style-name="P134"/>
      <text:p text:style-name="P134"><text:span text:style-name="Source_20_Text">kubectl get pods -n portfolio | grep app</text:span></text:p>
      <text:p text:style-name="P134"><text:span text:style-name="Source_20_Text">admin-app-7b88d7fb87-gfx9z <text:s text:c="6"/>2/2 <text:s text:c="4"/>Running <text:s text:c="4"/>0 <text:s text:c="9"/>2m</text:span></text:p>
      <text:p text:style-name="P134"><text:span text:style-name="Source_20_Text">blog-app-779647dd7f-qqjv4 <text:s text:c="7"/>2/2 <text:s text:c="4"/>Running <text:s text:c="4"/>0 <text:s text:c="9"/>2m</text:span></text:p>
      <text:p text:style-name="P134"><text:span text:style-name="Source_20_Text">sso-app-6849cbf7f-fthsm <text:s text:c="9"/>2/2 <text:s text:c="4"/>Running <text:s text:c="4"/>0 <text:s text:c="9"/>2m</text:span></text:p>
      <text:p text:style-name="P134"><text:span text:style-name="Source_20_Text">users-app-5684966b8f-nsp89 <text:s text:c="6"/>2/2 <text:s text:c="4"/>Running <text:s text:c="4"/>0 <text:s text:c="9"/>2m</text:span></text:p>
      <text:p text:style-name="P135"/>
      <text:p text:style-name="P135"/>
      <text:p text:style-name="P135"><text:span text:style-name="Source_20_Text"><text:span text:style-name="Strong_20_Emphasis">✅ Problem rozwiązany!</text:span></text:span></text:p>
      <text:p text:style-name="P135"/>
      <text:p text:style-name="P135"><text:span text:style-name="Source_20_Text"><text:span text:style-name="Strong_20_Emphasis">Lekcja:</text:span></text:span></text:p>
      <text:p text:style-name="P135"><text:span text:style-name="Source_20_Text">Nigdy nie umieszczaj Secret definitions w tym samym pliku co StatefulSet</text:span></text:p>
      <text:p text:style-name="P135"><text:span text:style-name="Source_20_Text">Albo generuj secrets przed deployment</text:span></text:p>
      <text:p text:style-name="P135"><text:span text:style-name="Source_20_Text">Albo używaj External Secrets Operator / Sealed Secrets</text:span></text:p>
      <text:p text:style-name="P135"/>
      <text:p text:style-name="P135"><text:span text:style-name="Source_20_Text">---</text:span></text:p>
      <text:p text:style-name="P135"/>
      <text:p text:style-name="P23"><text:span text:style-name="Source_20_Text">Problem 3: Frontend zwraca błąd 500</text:span></text:p>
      <text:p text:style-name="P135"/>
      <text:p text:style-name="P135"/>
      <text:p text:style-name="P135"><text:span text:style-name="Source_20_Text"><text:span text:style-name="Strong_20_Emphasis">Objawy:</text:span></text:span></text:p>
      <text:p text:style-name="P136"/>
      <text:p text:style-name="P136"><text:span text:style-name="Source_20_Text">curl -Lk https://portfolio.kube -I</text:span></text:p>
      <text:p text:style-name="P266"><text:span text:style-name="Source_20_Text">HTTP/2 500</text:span></text:p>
      <text:p text:style-name="P136"/>
      <text:p text:style-name="P137"/>
      <text:p text:style-name="P137"/>
      <text:p text:style-name="P137"><text:span text:style-name="Source_20_Text"><text:span text:style-name="Strong_20_Emphasis">Diagnoza:</text:span></text:span></text:p>
      <text:p text:style-name="P138"/>
      <text:p text:style-name="P138"><text:span text:style-name="Source_20_Text">kubectl logs -n portfolio deployment/frontend-app -c php-fpm --tail=50</text:span></text:p>
      <text:p text:style-name="P139"/>
      <text:p text:style-name="P139"/>
      <text:p text:style-name="P139"><text:span text:style-name="Source_20_Text"><text:span text:style-name="Strong_20_Emphasis">Znaleziony błąd:</text:span></text:span></text:p>
      <text:p text:style-name="P140"/>
      <text:p text:style-name="P140"><text:span text:style-name="Source_20_Text">[2026-02-09 13:59:01] production.ERROR: cURL error 6:</text:span></text:p>
      <text:p text:style-name="P140"><text:span text:style-name="Source_20_Text">Could not resolve host: blog-nginx (DNS server returned general failure)</text:span></text:p>
      <text:p text:style-name="P140"><text:span text:style-name="Source_20_Text">for http://blog-nginx/api/v1/posts?per_page=10</text:span></text:p>
      <text:p text:style-name="P141"/>
      <text:p text:style-name="P141"/>
      <text:p text:style-name="P141"><text:span text:style-name="Source_20_Text"><text:span text:style-name="Strong_20_Emphasis">Przyczyna:</text:span></text:span></text:p>
      <text:p text:style-name="P141"><text:span text:style-name="Source_20_Text">Frontend próbuje połączyć się z http://blog-nginx</text:span></text:p>
      <text:p text:style-name="P141"><text:span text:style-name="Source_20_Text">Kubernetes Service nazywa się blog, nie blog-nginx</text:span></text:p>
      <text:p text:style-name="P141"><text:span text:style-name="Source_20_Text">Brakuje zmiennych środowiskowych dla komunikacji wewnętrznej</text:span></text:p>
      <text:p text:style-name="P141"/>
      <text:p text:style-name="P141"><text:span text:style-name="Source_20_Text"><text:span text:style-name="Strong_20_Emphasis">Diagnoza szczegółowa:</text:span></text:span></text:p>
      <text:p text:style-name="P142"/>
      <text:p text:style-name="P267"><text:span text:style-name="Source_20_Text">Sprawdź nazwę service</text:span></text:p>
      <text:p text:style-name="P142"/>
      <text:p text:style-name="P142"><text:span text:style-name="Source_20_Text">kubectl get svc -n portfolio | grep blog</text:span></text:p>
      <text:p text:style-name="P267"><text:span text:style-name="Source_20_Text">blog <text:s text:c="12"/>ClusterIP <text:s text:c="2"/>10.109.34.146 <text:s text:c="10"/>80/TCP</text:span></text:p>
      <text:p text:style-name="P142"/>
      <text:p text:style-name="P142"/>
      <text:p text:style-name="P267"><text:span text:style-name="Source_20_Text">Sprawdź konfigurację aplikacji</text:span></text:p>
      <text:p text:style-name="P142"/>
      <text:p text:style-name="P142"><text:span text:style-name="Source_20_Text">cat frontend/src/config/services.php</text:span></text:p>
      <text:p text:style-name="P267"><text:span text:style-name="Source_20_Text">'blog' =&gt; [</text:span></text:p>
      <text:p text:style-name="P142"/>
      <text:p text:style-name="P267"><text:span text:style-name="Source_20_Text"><text:s text:c="4"/>'url' =&gt; env('BLOG_API_URL_INTERNAL', 'https://blog.microservices.local'),</text:span></text:p>
      <text:p text:style-name="P142"/>
      <text:p text:style-name="P267"><text:span text:style-name="Source_20_Text">],</text:span></text:p>
      <text:p text:style-name="P142"/>
      <text:p text:style-name="P142"/>
      <text:p text:style-name="P267"><text:span text:style-name="Source_20_Text">Sprawdź ConfigMap</text:span></text:p>
      <text:p text:style-name="P142"/>
      <text:p text:style-name="P142"><text:span text:style-name="Source_20_Text">kubectl get configmap frontend-config -n portfolio -o yaml | grep BLOG</text:span></text:p>
      <text:p text:style-name="P267"><text:span text:style-name="Source_20_Text">(brak wyniku) ← Nie ma BLOG_API_URL_INTERNAL!</text:span></text:p>
      <text:p text:style-name="P142"/>
      <text:p text:style-name="P143"/>
      <text:p text:style-name="P143"/>
      <text:p text:style-name="P143"><text:span text:style-name="Source_20_Text"><text:span text:style-name="Strong_20_Emphasis">Rozwiązanie:</text:span></text:span></text:p>
      <text:p text:style-name="P144"/>
      <text:p text:style-name="P268"><text:span text:style-name="Source_20_Text">Zaktualizuj frontend/k8s/configmap.yaml</text:span></text:p>
      <text:p text:style-name="P144"/>
      <text:p text:style-name="P268"><text:span text:style-name="Source_20_Text">Dodaj:</text:span></text:p>
      <text:p text:style-name="P144"/>
      <text:p text:style-name="P268"><text:span text:style-name="Source_20_Text"><text:s text:c="2"/>BLOG_API_URL_INTERNAL: "http://blog"</text:span></text:p>
      <text:p text:style-name="P144"/>
      <text:p text:style-name="P268"><text:span text:style-name="Source_20_Text"><text:s text:c="2"/>USERS_API_URL_INTERNAL: "http://users"</text:span></text:p>
      <text:p text:style-name="P144"/>
      <text:p text:style-name="P268"><text:span text:style-name="Source_20_Text"><text:s text:c="2"/>SSO_INTERNAL_URL: "http://sso"</text:span></text:p>
      <text:p text:style-name="P144"/>
      <text:p text:style-name="P144"/>
      <text:p text:style-name="P268"><text:span text:style-name="Source_20_Text">Zastosuj zmiany</text:span></text:p>
      <text:p text:style-name="P144"/>
      <text:p text:style-name="P144"><text:span text:style-name="Source_20_Text">kubectl apply -f frontend/k8s/configmap.yaml</text:span></text:p>
      <text:p text:style-name="P144"/>
      <text:p text:style-name="P268"><text:span text:style-name="Source_20_Text">Restart frontendu</text:span></text:p>
      <text:p text:style-name="P144"/>
      <text:p text:style-name="P144"><text:span text:style-name="Source_20_Text">kubectl rollout restart deployment/frontend-app -n portfolio</text:span></text:p>
      <text:p text:style-name="P144"/>
      <text:p text:style-name="P268"><text:span text:style-name="Source_20_Text">Test</text:span></text:p>
      <text:p text:style-name="P144"/>
      <text:p text:style-name="P144"><text:span text:style-name="Source_20_Text">sleep 20</text:span></text:p>
      <text:p text:style-name="P144"><text:span text:style-name="Source_20_Text">curl -Lk https://portfolio.kube -I</text:span></text:p>
      <text:p text:style-name="P268"><text:span text:style-name="Source_20_Text">HTTP/2 200 <text:s/>✅</text:span></text:p>
      <text:p text:style-name="P144"/>
      <text:p text:style-name="P145"/>
      <text:p text:style-name="P145"/>
      <text:p text:style-name="P145"><text:span text:style-name="Source_20_Text"><text:span text:style-name="Strong_20_Emphasis">Lekcja:</text:span></text:span></text:p>
      <text:p text:style-name="P145"><text:span text:style-name="Source_20_Text">W Kubernetes używaj Service names dla komunikacji wewnętrznej</text:span></text:p>
      <text:p text:style-name="P145"><text:span text:style-name="Source_20_Text">HTTP (nie HTTPS) dla pod-to-pod</text:span></text:p>
      <text:p text:style-name="P145"><text:span text:style-name="Source_20_Text">Zawsze definiuj zmienne środowiskowe dla wszystkich zależności</text:span></text:p>
      <text:p text:style-name="P145"/>
      <text:p text:style-name="P145"><text:span text:style-name="Source_20_Text">---</text:span></text:p>
      <text:p text:style-name="P145"><text:soft-page-break/></text:p>
      <text:p text:style-name="P24"><text:span text:style-name="Source_20_Text">Problem 4: Przeglądarka pokazuje "Not Secure"</text:span></text:p>
      <text:p text:style-name="P145"/>
      <text:p text:style-name="P145"/>
      <text:p text:style-name="P145"><text:span text:style-name="Source_20_Text"><text:span text:style-name="Strong_20_Emphasis">Objawy:</text:span></text:span></text:p>
      <text:p text:style-name="P146"/>
      <text:p text:style-name="P146"><text:span text:style-name="Source_20_Text">Browser: https://portfolio.kube</text:span></text:p>
      <text:p text:style-name="P146"><text:span text:style-name="Source_20_Text">Warning: "Your connection is not private" / "Not Secure"</text:span></text:p>
      <text:p text:style-name="P147"/>
      <text:p text:style-name="P147"/>
      <text:p text:style-name="P147"><text:span text:style-name="Source_20_Text"><text:span text:style-name="Strong_20_Emphasis">Przyczyna:</text:span></text:span></text:p>
      <text:p text:style-name="P147"><text:span text:style-name="Source_20_Text">Używaliśmy self-signed certificates (samo-podpisanych)</text:span></text:p>
      <text:p text:style-name="P147"><text:span text:style-name="Source_20_Text">Przeglądarki nie ufają certyfikatom nie wydanym przez zaufany CA</text:span></text:p>
      <text:p text:style-name="P147"><text:span text:style-name="Source_20_Text">Każda wizyta wymaga kliknięcia "Accept Risk"</text:span></text:p>
      <text:p text:style-name="P147"/>
      <text:p text:style-name="P147"><text:span text:style-name="Source_20_Text"><text:span text:style-name="Strong_20_Emphasis">Diagnoza:</text:span></text:span></text:p>
      <text:p text:style-name="P148"/>
      <text:p text:style-name="P269"><text:span text:style-name="Source_20_Text">Sprawdź obecny certyfikat</text:span></text:p>
      <text:p text:style-name="P148"/>
      <text:p text:style-name="P148"><text:span text:style-name="Source_20_Text">echo | openssl s_client -connect portfolio.kube:443 -servername portfolio.kube 2&gt;/dev/null | \</text:span></text:p>
      <text:p text:style-name="P148"><text:span text:style-name="Source_20_Text"><text:s text:c="2"/>openssl x509 -noout -issuer</text:span></text:p>
      <text:p text:style-name="P269"><text:span text:style-name="Source_20_Text">issuer=CN = portfolio.kube, O = Portfolio Local</text:span></text:p>
      <text:p text:style-name="P148"/>
      <text:p text:style-name="P269"><text:span text:style-name="Source_20_Text">↑ Self-signed (issuer = subject)</text:span></text:p>
      <text:p text:style-name="P148"/>
      <text:p text:style-name="P149"/>
      <text:p text:style-name="P149"/>
      <text:p text:style-name="P149"><text:span text:style-name="Source_20_Text"><text:span text:style-name="Strong_20_Emphasis">Rozwiązanie: mkcert (lokalny zaufany CA)</text:span></text:span></text:p>
      <text:p text:style-name="P149"/>
      <text:p text:style-name="P149"><text:span text:style-name="Source_20_Text">mkcert tworzy lokalny Certificate Authority i dodaje go do systemowego trusted store, dzięki czemu przeglądarki automatycznie ufają wygenerowanym certyfikatom.</text:span></text:p>
      <text:p text:style-name="P149"/>
      <text:p text:style-name="P150"/>
      <text:p text:style-name="P270"><text:span text:style-name="Source_20_Text">Krok 1: Sprawdź czy mkcert jest zainstalowany</text:span></text:p>
      <text:p text:style-name="P150"/>
      <text:p text:style-name="P150"><text:span text:style-name="Source_20_Text">which mkcert</text:span></text:p>
      <text:p text:style-name="P270"><text:span text:style-name="Source_20_Text">Jeśli nie: https://github.com/FiloSottile/mkcert#installation</text:span></text:p>
      <text:p text:style-name="P150"/>
      <text:p text:style-name="P150"/>
      <text:p text:style-name="P270"><text:span text:style-name="Source_20_Text">Krok 2: Zainstaluj lokalny CA (jednorazowo)</text:span></text:p>
      <text:p text:style-name="P150"/>
      <text:p text:style-name="P150"><text:span text:style-name="Source_20_Text">mkcert -install</text:span></text:p>
      <text:p text:style-name="P270"><text:span text:style-name="Source_20_Text">The local CA is now installed in the system trust store! 👍</text:span></text:p>
      <text:p text:style-name="P150"/>
      <text:p text:style-name="P270"><text:span text:style-name="Source_20_Text">The local CA is now installed in Firefox/Chrome trust store! 👍</text:span></text:p>
      <text:p text:style-name="P150"/>
      <text:p text:style-name="P150"/>
      <text:p text:style-name="P270"><text:span text:style-name="Source_20_Text">Krok 3: Wygeneruj wildcard certificate</text:span></text:p>
      <text:p text:style-name="P150"/>
      <text:p text:style-name="P150"><text:span text:style-name="Source_20_Text">mkcert -cert-file frontend-tls.crt -key-file frontend-tls.key \</text:span></text:p>
      <text:p text:style-name="P150"><text:span text:style-name="Source_20_Text"><text:s text:c="2"/>portfolio.kube "*.portfolio.kube"</text:span></text:p>
      <text:p text:style-name="P270"><text:span text:style-name="Source_20_Text">Created a new certificate valid for:</text:span></text:p>
      <text:p text:style-name="P150"/>
      <text:p text:style-name="P270"><text:span text:style-name="Source_20_Text"><text:s/>- "portfolio.kube"</text:span></text:p>
      <text:p text:style-name="P150"/>
      <text:p text:style-name="P270"><text:span text:style-name="Source_20_Text"><text:s/>- "*.portfolio.kube"</text:span></text:p>
      <text:p text:style-name="P150"/>
      <text:p text:style-name="P270"><text:span text:style-name="Source_20_Text">It will expire on 9 May 2028 🗓</text:span></text:p>
      <text:p text:style-name="P150"/>
      <text:p text:style-name="P150"/>
      <text:p text:style-name="P270"><text:span text:style-name="Source_20_Text">Krok 4: Weryfikuj certyfikat</text:span></text:p>
      <text:p text:style-name="P150"/>
      <text:p text:style-name="P150"><text:span text:style-name="Source_20_Text">ls -lh frontend-tls.*</text:span></text:p>
      <text:p text:style-name="P150"><text:span text:style-name="Source_20_Text">openssl x509 -in frontend-tls.crt -text -noout | grep -A 2 "Subject Alternative Name"</text:span></text:p>
      <text:p text:style-name="P270"><text:span text:style-name="Source_20_Text">X509v3 Subject Alternative Name:</text:span></text:p>
      <text:p text:style-name="P150"/>
      <text:p text:style-name="P270"><text:span text:style-name="Source_20_Text"><text:s text:c="4"/>DNS:portfolio.kube, DNS:*.portfolio.kube</text:span></text:p>
      <text:p text:style-name="P150"/>
      <text:p text:style-name="P150"/>
      <text:p text:style-name="P270"><text:span text:style-name="Source_20_Text">Krok 5: Zaktualizuj Kubernetes TLS secrets</text:span></text:p>
      <text:p text:style-name="P150"/>
      <text:p text:style-name="P150"><text:span text:style-name="Source_20_Text">kubectl delete secret frontend-tls admin-tls sso-tls -n portfolio --ignore-not-found=true</text:span></text:p>
      <text:p text:style-name="P150"/>
      <text:p text:style-name="P150"><text:span text:style-name="Source_20_Text">kubectl create secret tls frontend-tls --namespace=portfolio \</text:span></text:p>
      <text:p text:style-name="P150"><text:span text:style-name="Source_20_Text"><text:s text:c="2"/>--key=frontend-tls.key --cert=frontend-tls.crt</text:span></text:p>
      <text:p text:style-name="P150"><text:span text:style-name="Source_20_Text">kubectl create secret tls admin-tls --namespace=portfolio \</text:span></text:p>
      <text:p text:style-name="P150"><text:span text:style-name="Source_20_Text"><text:s text:c="2"/>--key=frontend-tls.key --cert=frontend-tls.crt</text:span></text:p>
      <text:p text:style-name="P150"><text:span text:style-name="Source_20_Text">kubectl create secret tls sso-tls --namespace=portfolio \</text:span></text:p>
      <text:p text:style-name="P150"><text:span text:style-name="Source_20_Text"><text:s text:c="2"/>--key=frontend-tls.key --cert=frontend-tls.crt</text:span></text:p>
      <text:p text:style-name="P150"/>
      <text:p text:style-name="P270"><text:span text:style-name="Source_20_Text">Krok 6: Przeładuj Ingress Controller</text:span></text:p>
      <text:p text:style-name="P150"/>
      <text:p text:style-name="P150"><text:span text:style-name="Source_20_Text">kubectl rollout restart deployment ingress-nginx-controller -n ingress-nginx</text:span></text:p>
      <text:p text:style-name="P150"><text:span text:style-name="Source_20_Text">kubectl rollout status deployment ingress-nginx-controller -n ingress-nginx --timeout=60s</text:span></text:p>
      <text:p text:style-name="P150"/>
      <text:p text:style-name="P270"><text:span text:style-name="Source_20_Text">Krok 7: Weryfikuj nowy certyfikat</text:span></text:p>
      <text:p text:style-name="P150"/>
      <text:p text:style-name="P150"><text:span text:style-name="Source_20_Text">echo | openssl s_client -connect portfolio.kube:443 -servername portfolio.kube 2&gt;/dev/null | \</text:span></text:p>
      <text:p text:style-name="P150"><text:span text:style-name="Source_20_Text"><text:s text:c="2"/>openssl x509 -noout -subject -issuer</text:span></text:p>
      <text:p text:style-name="P270"><text:span text:style-name="Source_20_Text">subject=O = mkcert development certificate</text:span></text:p>
      <text:p text:style-name="P150"/>
      <text:p text:style-name="P270"><text:span text:style-name="Source_20_Text">issuer=O = mkcert development CA <text:s/>← Zaufany CA!</text:span></text:p>
      <text:p text:style-name="P150"/>
      <text:p text:style-name="P150"/>
      <text:p text:style-name="P270"><text:span text:style-name="Source_20_Text">Krok 8: Test bez flagi -k (insecure)</text:span></text:p>
      <text:p text:style-name="P150"/>
      <text:p text:style-name="P150"><text:span text:style-name="Source_20_Text">curl -I https://portfolio.kube</text:span></text:p>
      <text:p text:style-name="P270"><text:span text:style-name="Source_20_Text">HTTP/2 200 <text:s/>✅ Działa bez ostrzeżeń!</text:span></text:p>
      <text:p text:style-name="P150"/>
      <text:p text:style-name="P150"/>
      <text:p text:style-name="P270"><text:span text:style-name="Source_20_Text">Cleanup</text:span></text:p>
      <text:p text:style-name="P150"/>
      <text:p text:style-name="P150"><text:span text:style-name="Source_20_Text">rm -f frontend-tls.key frontend-tls.crt</text:span></text:p>
      <text:p text:style-name="P151"/>
      <text:p text:style-name="P151"/>
      <text:p text:style-name="P151"><text:span text:style-name="Source_20_Text"><text:span text:style-name="Strong_20_Emphasis">Wynik:</text:span></text:span></text:p>
      <text:p text:style-name="P152"/>
      <text:p text:style-name="P152"><text:span text:style-name="Source_20_Text">Browser: https://portfolio.kube</text:span></text:p>
      <text:p text:style-name="P152"><text:span text:style-name="Source_20_Text">✅ 🔒 Secure (zielona kłódka)</text:span></text:p>
      <text:p text:style-name="P152"><text:span text:style-name="Source_20_Text">✅ Brak ostrzeżeń</text:span></text:p>
      <text:p text:style-name="P152"><text:span text:style-name="Source_20_Text">✅ Certyfikat ważny do: 9 maja 2028</text:span></text:p>
      <text:p text:style-name="P153"/>
      <text:p text:style-name="P153"/>
      <text:p text:style-name="P153"><text:span text:style-name="Source_20_Text"><text:span text:style-name="Strong_20_Emphasis">Lekcja:</text:span></text:span></text:p>
      <text:p text:style-name="P153"><text:span text:style-name="Source_20_Text">Self-signed certyfikaty → ostrzeżenia w przeglądarce</text:span></text:p>
      <text:p text:style-name="P153"><text:span text:style-name="Source_20_Text">mkcert dla lokalnego development → automatycznie zaufane</text:span></text:p>
      <text:p text:style-name="P153"><text:span text:style-name="Source_20_Text">Wildcard cert *.portfolio.kube pokrywa wszystkie subdomeny</text:span></text:p>
      <text:p text:style-name="P153"><text:span text:style-name="Source_20_Text">W produkcji używaj Let's Encrypt</text:span></text:p>
      <text:p text:style-name="P153"/>
      <text:p text:style-name="P153"><text:span text:style-name="Source_20_Text"><text:span text:style-name="Strong_20_Emphasis">Porównanie rozwiązań:</text:span></text:span></text:p>
      <text:p text:style-name="P153"/>
      <text:p text:style-name="P153"><text:span text:style-name="Source_20_Text">| Rozwiązanie | Przeglądarki ufają? | Ważność | Zastosowanie |</text:span></text:p>
      <text:p text:style-name="P153"><text:span text:style-name="Source_20_Text">|-------------|-------------------|---------|--------------|</text:span></text:p>
      <text:p text:style-name="P153"><text:span text:style-name="Source_20_Text">| Self-signed | ❌ NIE | 365 dni | ❌ Nie zalecane |</text:span></text:p>
      <text:p text:style-name="P153"><text:span text:style-name="Source_20_Text">| mkcert | ✅ TAK | ~2 lata | ✅ Lokalny dev |</text:span></text:p>
      <text:p text:style-name="P153"><text:span text:style-name="Source_20_Text">| Let's Encrypt | ✅ TAK | 90 dni | ✅ Produkcja |</text:span></text:p>
      <text:p text:style-name="P153"/>
      <text:p text:style-name="P153"><text:span text:style-name="Source_20_Text"><text:span text:style-name="Strong_20_Emphasis">Regeneracja certyfikatów (za ~2 lata):</text:span></text:span></text:p>
      <text:p text:style-name="P154"/>
      <text:p text:style-name="P271"><text:span text:style-name="Source_20_Text">Wygeneruj nowy certyfikat</text:span></text:p>
      <text:p text:style-name="P154"/>
      <text:p text:style-name="P154"><text:span text:style-name="Source_20_Text">mkcert -cert-file frontend-tls.crt -key-file frontend-tls.key \</text:span></text:p>
      <text:p text:style-name="P154"><text:span text:style-name="Source_20_Text"><text:s text:c="2"/>portfolio.kube "*.portfolio.kube"</text:span></text:p>
      <text:p text:style-name="P154"/>
      <text:p text:style-name="P271"><text:span text:style-name="Source_20_Text">Zaktualizuj secrets</text:span></text:p>
      <text:p text:style-name="P154"/>
      <text:p text:style-name="P154"><text:span text:style-name="Source_20_Text">kubectl delete secret frontend-tls admin-tls sso-tls -n portfolio</text:span></text:p>
      <text:p text:style-name="P154"><text:span text:style-name="Source_20_Text">kubectl create secret tls frontend-tls --namespace=portfolio \</text:span></text:p>
      <text:p text:style-name="P154"><text:span text:style-name="Source_20_Text"><text:s text:c="2"/>--key=frontend-tls.key --cert=frontend-tls.crt</text:span></text:p>
      <text:p text:style-name="P154"><text:span text:style-name="Source_20_Text">kubectl create secret tls admin-tls --namespace=portfolio \</text:span></text:p>
      <text:p text:style-name="P154"><text:soft-page-break/><text:span text:style-name="Source_20_Text"><text:s text:c="2"/>--key=frontend-tls.key --cert=frontend-tls.crt</text:span></text:p>
      <text:p text:style-name="P154"><text:span text:style-name="Source_20_Text">kubectl create secret tls sso-tls --namespace=portfolio \</text:span></text:p>
      <text:p text:style-name="P154"><text:span text:style-name="Source_20_Text"><text:s text:c="2"/>--key=frontend-tls.key --cert=frontend-tls.crt</text:span></text:p>
      <text:p text:style-name="P154"/>
      <text:p text:style-name="P271"><text:span text:style-name="Source_20_Text">Przeładuj Ingress</text:span></text:p>
      <text:p text:style-name="P154"/>
      <text:p text:style-name="P154"><text:span text:style-name="Source_20_Text">kubectl rollout restart deployment ingress-nginx-controller -n ingress-nginx</text:span></text:p>
      <text:p text:style-name="P154"/>
      <text:p text:style-name="P271"><text:span text:style-name="Source_20_Text">Cleanup</text:span></text:p>
      <text:p text:style-name="P154"/>
      <text:p text:style-name="P154"><text:span text:style-name="Source_20_Text">rm -f frontend-tls.key frontend-tls.crt</text:span></text:p>
      <text:p text:style-name="P155"/>
      <text:p text:style-name="P155"/>
      <text:p text:style-name="P155"><text:span text:style-name="Source_20_Text">---</text:span></text:p>
      <text:p text:style-name="P155"/>
      <text:p text:style-name="P241"><text:span text:style-name="Source_20_Text">Polecenia Administracyjne</text:span></text:p>
      <text:p text:style-name="P155"/>
      <text:p text:style-name="P155"/>
      <text:p text:style-name="P25"><text:span text:style-name="Source_20_Text">Zarządzanie Klastrem Minikube</text:span></text:p>
      <text:p text:style-name="P155"/>
      <text:p text:style-name="P155"/>
      <text:p text:style-name="P156"><text:span text:style-name="Source_20_Text">Start/Stop klastra</text:span></text:p>
      <text:p text:style-name="P155"/>
      <text:p text:style-name="P157"/>
      <text:p text:style-name="P272"><text:span text:style-name="Source_20_Text">Start klastra</text:span></text:p>
      <text:p text:style-name="P157"/>
      <text:p text:style-name="P157"><text:span text:style-name="Source_20_Text">minikube start --profile=portfolio</text:span></text:p>
      <text:p text:style-name="P157"/>
      <text:p text:style-name="P272"><text:span text:style-name="Source_20_Text">Stop klastra</text:span></text:p>
      <text:p text:style-name="P157"/>
      <text:p text:style-name="P157"><text:span text:style-name="Source_20_Text">minikube stop --profile=portfolio</text:span></text:p>
      <text:p text:style-name="P157"/>
      <text:p text:style-name="P272"><text:span text:style-name="Source_20_Text">Restart klastra</text:span></text:p>
      <text:p text:style-name="P157"/>
      <text:p text:style-name="P157"><text:span text:style-name="Source_20_Text">minikube delete --profile=portfolio</text:span></text:p>
      <text:p text:style-name="P157"><text:span text:style-name="Source_20_Text">minikube start --profile=portfolio \</text:span></text:p>
      <text:p text:style-name="P157"><text:span text:style-name="Source_20_Text"><text:s text:c="2"/>--driver=docker --cpus=4 --memory=8192 --disk-size=40g</text:span></text:p>
      <text:p text:style-name="P157"/>
      <text:p text:style-name="P272"><text:span text:style-name="Source_20_Text">Status klastra</text:span></text:p>
      <text:p text:style-name="P157"/>
      <text:p text:style-name="P157"><text:span text:style-name="Source_20_Text">minikube status --profile=portfolio</text:span></text:p>
      <text:p text:style-name="P157"/>
      <text:p text:style-name="P272"><text:span text:style-name="Source_20_Text">IP klastra</text:span></text:p>
      <text:p text:style-name="P157"/>
      <text:p text:style-name="P157"><text:span text:style-name="Source_20_Text">minikube ip --profile=portfolio</text:span></text:p>
      <text:p text:style-name="P157"/>
      <text:p text:style-name="P272"><text:span text:style-name="Source_20_Text">SSH do klastra</text:span></text:p>
      <text:p text:style-name="P157"/>
      <text:p text:style-name="P157"><text:span text:style-name="Source_20_Text">minikube ssh --profile=portfolio</text:span></text:p>
      <text:p text:style-name="P158"/>
      <text:p text:style-name="P158"/>
      <text:p text:style-name="P159"><text:span text:style-name="Source_20_Text">Dashboard</text:span></text:p>
      <text:p text:style-name="P158"/>
      <text:p text:style-name="P160"/>
      <text:p text:style-name="P273"><text:span text:style-name="Source_20_Text">Uruchom dashboard</text:span></text:p>
      <text:p text:style-name="P160"/>
      <text:p text:style-name="P160"><text:span text:style-name="Source_20_Text">minikube dashboard --profile=portfolio</text:span></text:p>
      <text:p text:style-name="P160"/>
      <text:p text:style-name="P273"><text:span text:style-name="Source_20_Text">Dashboard w tle</text:span></text:p>
      <text:p text:style-name="P160"/>
      <text:p text:style-name="P160"><text:span text:style-name="Source_20_Text">minikube dashboard --profile=portfolio &amp;</text:span></text:p>
      <text:p text:style-name="P161"/>
      <text:p text:style-name="P161"/>
      <text:p text:style-name="P162"><text:span text:style-name="Source_20_Text">Addons</text:span></text:p>
      <text:p text:style-name="P161"/>
      <text:p text:style-name="P163"/>
      <text:p text:style-name="P274"><text:span text:style-name="Source_20_Text">Lista addons</text:span></text:p>
      <text:p text:style-name="P163"/>
      <text:p text:style-name="P163"><text:span text:style-name="Source_20_Text">minikube addons list --profile=portfolio</text:span></text:p>
      <text:p text:style-name="P163"/>
      <text:p text:style-name="P274"><text:span text:style-name="Source_20_Text">Włącz addon</text:span></text:p>
      <text:p text:style-name="P163"/>
      <text:p text:style-name="P163"><text:span text:style-name="Source_20_Text">minikube addons enable metrics-server --profile=portfolio</text:span></text:p>
      <text:p text:style-name="P163"/>
      <text:p text:style-name="P274"><text:span text:style-name="Source_20_Text">Wyłącz addon</text:span></text:p>
      <text:p text:style-name="P163"/>
      <text:p text:style-name="P163"><text:span text:style-name="Source_20_Text">minikube addons disable dashboard --profile=portfolio</text:span></text:p>
      <text:p text:style-name="P164"/>
      <text:p text:style-name="P164"/>
      <text:p text:style-name="P165"><text:span text:style-name="Source_20_Text">Obrazy Docker</text:span></text:p>
      <text:p text:style-name="P164"/>
      <text:p text:style-name="P166"/>
      <text:p text:style-name="P275"><text:span text:style-name="Source_20_Text">Lista obrazów w Minikube</text:span></text:p>
      <text:p text:style-name="P166"/>
      <text:p text:style-name="P166"><text:span text:style-name="Source_20_Text">minikube image ls --profile=portfolio</text:span></text:p>
      <text:p text:style-name="P166"/>
      <text:p text:style-name="P275"><text:span text:style-name="Source_20_Text">Załaduj obraz</text:span></text:p>
      <text:p text:style-name="P166"/>
      <text:p text:style-name="P166"><text:span text:style-name="Source_20_Text">minikube image load <text:s/>--profile=portfolio</text:span></text:p>
      <text:p text:style-name="P166"/>
      <text:p text:style-name="P275"><text:span text:style-name="Source_20_Text">Usuń obraz</text:span></text:p>
      <text:p text:style-name="P166"/>
      <text:p text:style-name="P166"><text:span text:style-name="Source_20_Text">minikube image rm <text:s/>--profile=portfolio</text:span></text:p>
      <text:p text:style-name="P166"/>
      <text:p text:style-name="P275"><text:span text:style-name="Source_20_Text">Build obrazu w Minikube</text:span></text:p>
      <text:p text:style-name="P166"/>
      <text:p text:style-name="P166"><text:span text:style-name="Source_20_Text">eval $(minikube docker-env --profile=portfolio)</text:span></text:p>
      <text:p text:style-name="P166"><text:span text:style-name="Source_20_Text">docker build -t myimage:tag .</text:span></text:p>
      <text:p text:style-name="P167"/>
      <text:p text:style-name="P167"/>
      <text:p text:style-name="P26"><text:span text:style-name="Source_20_Text">Zarządzanie Podami</text:span></text:p>
      <text:p text:style-name="P167"/>
      <text:p text:style-name="P167"/>
      <text:p text:style-name="P168"><text:span text:style-name="Source_20_Text">Podstawowe operacje</text:span></text:p>
      <text:p text:style-name="P167"/>
      <text:p text:style-name="P169"/>
      <text:p text:style-name="P276"><text:span text:style-name="Source_20_Text">Lista podów</text:span></text:p>
      <text:p text:style-name="P169"/>
      <text:p text:style-name="P169"><text:span text:style-name="Source_20_Text">kubectl get pods -n portfolio</text:span></text:p>
      <text:p text:style-name="P169"/>
      <text:p text:style-name="P276"><text:span text:style-name="Source_20_Text">Lista podów z dodatkowymi informacjami</text:span></text:p>
      <text:p text:style-name="P169"/>
      <text:p text:style-name="P169"><text:span text:style-name="Source_20_Text">kubectl get pods -n portfolio -o wide</text:span></text:p>
      <text:p text:style-name="P169"/>
      <text:p text:style-name="P276"><text:span text:style-name="Source_20_Text">Szczegóły poda</text:span></text:p>
      <text:p text:style-name="P169"/>
      <text:p text:style-name="P169"><text:span text:style-name="Source_20_Text">kubectl describe pod <text:s/>-n portfolio</text:span></text:p>
      <text:p text:style-name="P169"/>
      <text:p text:style-name="P276"><text:span text:style-name="Source_20_Text">Logi poda</text:span></text:p>
      <text:p text:style-name="P169"/>
      <text:p text:style-name="P169"><text:span text:style-name="Source_20_Text">kubectl logs <text:s/>-n portfolio</text:span></text:p>
      <text:p text:style-name="P169"/>
      <text:p text:style-name="P276"><text:span text:style-name="Source_20_Text">Logi z konkretnego kontenera</text:span></text:p>
      <text:p text:style-name="P169"/>
      <text:p text:style-name="P169"><text:span text:style-name="Source_20_Text">kubectl logs <text:s/>-c <text:s/>-n portfolio</text:span></text:p>
      <text:p text:style-name="P169"/>
      <text:p text:style-name="P276"><text:span text:style-name="Source_20_Text">Logi w czasie rzeczywistym</text:span></text:p>
      <text:p text:style-name="P169"/>
      <text:p text:style-name="P169"><text:span text:style-name="Source_20_Text">kubectl logs -f <text:s/>-n portfolio</text:span></text:p>
      <text:p text:style-name="P169"/>
      <text:p text:style-name="P276"><text:span text:style-name="Source_20_Text">Logi z ostatnich X linii</text:span></text:p>
      <text:p text:style-name="P169"/>
      <text:p text:style-name="P169"><text:span text:style-name="Source_20_Text">kubectl logs <text:s/>-n portfolio --tail=50</text:span></text:p>
      <text:p text:style-name="P169"/>
      <text:p text:style-name="P276"><text:span text:style-name="Source_20_Text">Poprzednie logi (po crashu)</text:span></text:p>
      <text:p text:style-name="P169"/>
      <text:p text:style-name="P169"><text:span text:style-name="Source_20_Text">kubectl logs <text:s/>-n portfolio --previous</text:span></text:p>
      <text:p text:style-name="P170"/>
      <text:p text:style-name="P170"/>
      <text:p text:style-name="P171"><text:soft-page-break/><text:span text:style-name="Source_20_Text">Exec w podzie</text:span></text:p>
      <text:p text:style-name="P170"/>
      <text:p text:style-name="P172"/>
      <text:p text:style-name="P277"><text:span text:style-name="Source_20_Text">Shell w podzie</text:span></text:p>
      <text:p text:style-name="P172"/>
      <text:p text:style-name="P172"><text:span text:style-name="Source_20_Text">kubectl exec -it <text:s/>-n portfolio -- /bin/bash</text:span></text:p>
      <text:p text:style-name="P172"/>
      <text:p text:style-name="P277"><text:span text:style-name="Source_20_Text">Pojedyncze polecenie</text:span></text:p>
      <text:p text:style-name="P172"/>
      <text:p text:style-name="P172"><text:span text:style-name="Source_20_Text">kubectl exec <text:s/>-n portfolio -- ls -la</text:span></text:p>
      <text:p text:style-name="P172"/>
      <text:p text:style-name="P277"><text:span text:style-name="Source_20_Text">W konkretnym kontenerze</text:span></text:p>
      <text:p text:style-name="P172"/>
      <text:p text:style-name="P172"><text:span text:style-name="Source_20_Text">kubectl exec -it <text:s/>-c <text:s/>-n portfolio -- /bin/bash</text:span></text:p>
      <text:p text:style-name="P173"/>
      <text:p text:style-name="P173"/>
      <text:p text:style-name="P174"><text:span text:style-name="Source_20_Text">Debugging</text:span></text:p>
      <text:p text:style-name="P173"/>
      <text:p text:style-name="P175"/>
      <text:p text:style-name="P278"><text:span text:style-name="Source_20_Text">Port forward</text:span></text:p>
      <text:p text:style-name="P175"/>
      <text:p text:style-name="P175"><text:span text:style-name="Source_20_Text">kubectl port-forward <text:s/>8080:80 -n portfolio</text:span></text:p>
      <text:p text:style-name="P175"/>
      <text:p text:style-name="P278"><text:span text:style-name="Source_20_Text">Kopiowanie plików</text:span></text:p>
      <text:p text:style-name="P175"/>
      <text:p text:style-name="P175"><text:span text:style-name="Source_20_Text">kubectl cp :/path/to/file ./local-file -n portfolio</text:span></text:p>
      <text:p text:style-name="P175"><text:span text:style-name="Source_20_Text">kubectl cp ./local-file :/path/to/file -n portfolio</text:span></text:p>
      <text:p text:style-name="P175"/>
      <text:p text:style-name="P278"><text:span text:style-name="Source_20_Text">Top (zasoby)</text:span></text:p>
      <text:p text:style-name="P175"/>
      <text:p text:style-name="P175"><text:span text:style-name="Source_20_Text">kubectl top pods -n portfolio</text:span></text:p>
      <text:p text:style-name="P175"><text:span text:style-name="Source_20_Text">kubectl top nodes</text:span></text:p>
      <text:p text:style-name="P175"/>
      <text:p text:style-name="P278"><text:span text:style-name="Source_20_Text">Events</text:span></text:p>
      <text:p text:style-name="P175"/>
      <text:p text:style-name="P175"><text:span text:style-name="Source_20_Text">kubectl get events -n portfolio --sort-by='.lastTimestamp'</text:span></text:p>
      <text:p text:style-name="P175"/>
      <text:p text:style-name="P278"><text:span text:style-name="Source_20_Text">Watch (odświeżanie)</text:span></text:p>
      <text:p text:style-name="P175"/>
      <text:p text:style-name="P175"><text:span text:style-name="Source_20_Text">kubectl get pods -n portfolio --watch</text:span></text:p>
      <text:p text:style-name="P176"/>
      <text:p text:style-name="P176"/>
      <text:p text:style-name="P27"><text:span text:style-name="Source_20_Text">Zarządzanie Deployments</text:span></text:p>
      <text:p text:style-name="P176"/>
      <text:p text:style-name="P176"/>
      <text:p text:style-name="P177"/>
      <text:p text:style-name="P279"><text:span text:style-name="Source_20_Text">Lista deployments</text:span></text:p>
      <text:p text:style-name="P177"/>
      <text:p text:style-name="P177"><text:span text:style-name="Source_20_Text">kubectl get deployments -n portfolio</text:span></text:p>
      <text:p text:style-name="P177"/>
      <text:p text:style-name="P279"><text:span text:style-name="Source_20_Text">Szczegóły deployment</text:span></text:p>
      <text:p text:style-name="P177"/>
      <text:p text:style-name="P177"><text:span text:style-name="Source_20_Text">kubectl describe deployment <text:s/>-n portfolio</text:span></text:p>
      <text:p text:style-name="P177"/>
      <text:p text:style-name="P279"><text:span text:style-name="Source_20_Text">Skalowanie</text:span></text:p>
      <text:p text:style-name="P177"/>
      <text:p text:style-name="P177"><text:span text:style-name="Source_20_Text">kubectl scale deployment <text:s/>--replicas=3 -n portfolio</text:span></text:p>
      <text:p text:style-name="P177"/>
      <text:p text:style-name="P279"><text:span text:style-name="Source_20_Text">Restart deployment</text:span></text:p>
      <text:p text:style-name="P177"/>
      <text:p text:style-name="P177"><text:span text:style-name="Source_20_Text">kubectl rollout restart deployment/ -n portfolio</text:span></text:p>
      <text:p text:style-name="P177"/>
      <text:p text:style-name="P279"><text:span text:style-name="Source_20_Text">Status rollout</text:span></text:p>
      <text:p text:style-name="P177"/>
      <text:p text:style-name="P177"><text:span text:style-name="Source_20_Text">kubectl rollout status deployment/ -n portfolio</text:span></text:p>
      <text:p text:style-name="P177"/>
      <text:p text:style-name="P279"><text:span text:style-name="Source_20_Text">Historia rollout</text:span></text:p>
      <text:p text:style-name="P177"/>
      <text:p text:style-name="P177"><text:span text:style-name="Source_20_Text">kubectl rollout history deployment/ -n portfolio</text:span></text:p>
      <text:p text:style-name="P177"/>
      <text:p text:style-name="P279"><text:span text:style-name="Source_20_Text">Rollback</text:span></text:p>
      <text:p text:style-name="P177"/>
      <text:p text:style-name="P177"><text:span text:style-name="Source_20_Text">kubectl rollout undo deployment/ -n portfolio</text:span></text:p>
      <text:p text:style-name="P177"/>
      <text:p text:style-name="P279"><text:span text:style-name="Source_20_Text">Rollback do konkretnej rewizji</text:span></text:p>
      <text:p text:style-name="P177"/>
      <text:p text:style-name="P177"><text:span text:style-name="Source_20_Text">kubectl rollout undo deployment/ --to-revision=2 -n portfolio</text:span></text:p>
      <text:p text:style-name="P177"/>
      <text:p text:style-name="P279"><text:span text:style-name="Source_20_Text">Pauza rollout</text:span></text:p>
      <text:p text:style-name="P177"/>
      <text:p text:style-name="P177"><text:span text:style-name="Source_20_Text">kubectl rollout pause deployment/ -n portfolio</text:span></text:p>
      <text:p text:style-name="P177"/>
      <text:p text:style-name="P279"><text:span text:style-name="Source_20_Text">Wznowienie rollout</text:span></text:p>
      <text:p text:style-name="P177"/>
      <text:p text:style-name="P177"><text:span text:style-name="Source_20_Text">kubectl rollout resume deployment/ -n portfolio</text:span></text:p>
      <text:p text:style-name="P178"/>
      <text:p text:style-name="P178"/>
      <text:p text:style-name="P28"><text:span text:style-name="Source_20_Text">Zarządzanie Services</text:span></text:p>
      <text:p text:style-name="P178"/>
      <text:p text:style-name="P178"/>
      <text:p text:style-name="P179"/>
      <text:p text:style-name="P280"><text:span text:style-name="Source_20_Text">Lista services</text:span></text:p>
      <text:p text:style-name="P179"/>
      <text:p text:style-name="P179"><text:span text:style-name="Source_20_Text">kubectl get svc -n portfolio</text:span></text:p>
      <text:p text:style-name="P179"/>
      <text:p text:style-name="P280"><text:span text:style-name="Source_20_Text">Szczegóły service</text:span></text:p>
      <text:p text:style-name="P179"/>
      <text:p text:style-name="P179"><text:span text:style-name="Source_20_Text">kubectl describe svc <text:s/>-n portfolio</text:span></text:p>
      <text:p text:style-name="P179"/>
      <text:p text:style-name="P280"><text:span text:style-name="Source_20_Text">Endpoints (pody za service)</text:span></text:p>
      <text:p text:style-name="P179"/>
      <text:p text:style-name="P179"><text:span text:style-name="Source_20_Text">kubectl get endpoints <text:s/>-n portfolio</text:span></text:p>
      <text:p text:style-name="P179"/>
      <text:p text:style-name="P280"><text:span text:style-name="Source_20_Text">Test connectivity</text:span></text:p>
      <text:p text:style-name="P179"/>
      <text:p text:style-name="P179"><text:span text:style-name="Source_20_Text">kubectl run test-pod --rm -it --image=busybox -n portfolio -- sh</text:span></text:p>
      <text:p text:style-name="P280"><text:span text:style-name="Source_20_Text">W pod:</text:span></text:p>
      <text:p text:style-name="P179"/>
      <text:p text:style-name="P179"><text:span text:style-name="Source_20_Text">wget -O- http://blog</text:span></text:p>
      <text:p text:style-name="P180"/>
      <text:p text:style-name="P180"/>
      <text:p text:style-name="P29"><text:span text:style-name="Source_20_Text">Zarządzanie ConfigMaps i Secrets</text:span></text:p>
      <text:p text:style-name="P180"/>
      <text:p text:style-name="P180"/>
      <text:p text:style-name="P181"/>
      <text:p text:style-name="P281"><text:span text:style-name="Source_20_Text">Lista ConfigMaps</text:span></text:p>
      <text:p text:style-name="P181"/>
      <text:p text:style-name="P181"><text:span text:style-name="Source_20_Text">kubectl get configmaps -n portfolio</text:span></text:p>
      <text:p text:style-name="P181"/>
      <text:p text:style-name="P281"><text:span text:style-name="Source_20_Text">Zawartość ConfigMap</text:span></text:p>
      <text:p text:style-name="P181"/>
      <text:p text:style-name="P181"><text:span text:style-name="Source_20_Text">kubectl get configmap <text:s/>-n portfolio -o yaml</text:span></text:p>
      <text:p text:style-name="P181"/>
      <text:p text:style-name="P281"><text:span text:style-name="Source_20_Text">Edycja ConfigMap</text:span></text:p>
      <text:p text:style-name="P181"/>
      <text:p text:style-name="P181"><text:span text:style-name="Source_20_Text">kubectl edit configmap <text:s/>-n portfolio</text:span></text:p>
      <text:p text:style-name="P181"/>
      <text:p text:style-name="P281"><text:span text:style-name="Source_20_Text">Usuń ConfigMap</text:span></text:p>
      <text:p text:style-name="P181"/>
      <text:p text:style-name="P181"><text:span text:style-name="Source_20_Text">kubectl delete configmap <text:s/>-n portfolio</text:span></text:p>
      <text:p text:style-name="P181"/>
      <text:p text:style-name="P281"><text:span text:style-name="Source_20_Text">Lista Secrets</text:span></text:p>
      <text:p text:style-name="P181"/>
      <text:p text:style-name="P181"><text:span text:style-name="Source_20_Text">kubectl get secrets -n portfolio</text:span></text:p>
      <text:p text:style-name="P181"/>
      <text:p text:style-name="P281"><text:span text:style-name="Source_20_Text">Zawartość Secret (base64)</text:span></text:p>
      <text:p text:style-name="P181"/>
      <text:p text:style-name="P181"><text:span text:style-name="Source_20_Text">kubectl get secret <text:s/>-n portfolio -o yaml</text:span></text:p>
      <text:p text:style-name="P181"/>
      <text:p text:style-name="P281"><text:soft-page-break/><text:span text:style-name="Source_20_Text">Dekoduj Secret</text:span></text:p>
      <text:p text:style-name="P181"/>
      <text:p text:style-name="P181"><text:span text:style-name="Source_20_Text">kubectl get secret <text:s/>-n portfolio -o jsonpath='{.data.KEY}' | base64 -d</text:span></text:p>
      <text:p text:style-name="P181"/>
      <text:p text:style-name="P281"><text:span text:style-name="Source_20_Text">Utwórz Secret z pliku</text:span></text:p>
      <text:p text:style-name="P181"/>
      <text:p text:style-name="P181"><text:span text:style-name="Source_20_Text">kubectl create secret generic <text:s/>--from-file=key=./file -n portfolio</text:span></text:p>
      <text:p text:style-name="P181"/>
      <text:p text:style-name="P281"><text:span text:style-name="Source_20_Text">Utwórz Secret z literal</text:span></text:p>
      <text:p text:style-name="P181"/>
      <text:p text:style-name="P181"><text:span text:style-name="Source_20_Text">kubectl create secret generic <text:s/>--from-literal=key=value -n portfolio</text:span></text:p>
      <text:p text:style-name="P182"/>
      <text:p text:style-name="P182"/>
      <text:p text:style-name="P30"><text:span text:style-name="Source_20_Text">Zarządzanie StatefulSets</text:span></text:p>
      <text:p text:style-name="P182"/>
      <text:p text:style-name="P182"/>
      <text:p text:style-name="P183"/>
      <text:p text:style-name="P282"><text:span text:style-name="Source_20_Text">Lista StatefulSets</text:span></text:p>
      <text:p text:style-name="P183"/>
      <text:p text:style-name="P183"><text:span text:style-name="Source_20_Text">kubectl get statefulsets -n portfolio</text:span></text:p>
      <text:p text:style-name="P183"/>
      <text:p text:style-name="P282"><text:span text:style-name="Source_20_Text">Szczegóły StatefulSet</text:span></text:p>
      <text:p text:style-name="P183"/>
      <text:p text:style-name="P183"><text:span text:style-name="Source_20_Text">kubectl describe statefulset <text:s/>-n portfolio</text:span></text:p>
      <text:p text:style-name="P183"/>
      <text:p text:style-name="P282"><text:span text:style-name="Source_20_Text">Skalowanie</text:span></text:p>
      <text:p text:style-name="P183"/>
      <text:p text:style-name="P183"><text:span text:style-name="Source_20_Text">kubectl scale statefulset <text:s/>--replicas=3 -n portfolio</text:span></text:p>
      <text:p text:style-name="P183"/>
      <text:p text:style-name="P282"><text:span text:style-name="Source_20_Text">Restart StatefulSet (delete pods jeden po drugim)</text:span></text:p>
      <text:p text:style-name="P183"/>
      <text:p text:style-name="P183"><text:span text:style-name="Source_20_Text">kubectl delete pod -0 -n portfolio</text:span></text:p>
      <text:p text:style-name="P282"><text:span text:style-name="Source_20_Text">Poczekaj aż pod się uruchomi, potem:</text:span></text:p>
      <text:p text:style-name="P183"/>
      <text:p text:style-name="P183"><text:span text:style-name="Source_20_Text">kubectl delete pod -1 -n portfolio</text:span></text:p>
      <text:p text:style-name="P183"/>
      <text:p text:style-name="P282"><text:span text:style-name="Source_20_Text">Update StatefulSet</text:span></text:p>
      <text:p text:style-name="P183"/>
      <text:p text:style-name="P183"><text:span text:style-name="Source_20_Text">kubectl apply -f </text:span></text:p>
      <text:p text:style-name="P183"><text:span text:style-name="Source_20_Text">kubectl rollout status statefulset/ -n portfolio</text:span></text:p>
      <text:p text:style-name="P184"/>
      <text:p text:style-name="P184"/>
      <text:p text:style-name="P31"><text:span text:style-name="Source_20_Text">Zarządzanie PersistentVolumeClaims</text:span></text:p>
      <text:p text:style-name="P184"/>
      <text:p text:style-name="P184"/>
      <text:p text:style-name="P185"/>
      <text:p text:style-name="P283"><text:span text:style-name="Source_20_Text">Lista PVCs</text:span></text:p>
      <text:p text:style-name="P185"/>
      <text:p text:style-name="P185"><text:span text:style-name="Source_20_Text">kubectl get pvc -n portfolio</text:span></text:p>
      <text:p text:style-name="P185"/>
      <text:p text:style-name="P283"><text:span text:style-name="Source_20_Text">Szczegóły PVC</text:span></text:p>
      <text:p text:style-name="P185"/>
      <text:p text:style-name="P185"><text:span text:style-name="Source_20_Text">kubectl describe pvc <text:s/>-n portfolio</text:span></text:p>
      <text:p text:style-name="P185"/>
      <text:p text:style-name="P283"><text:span text:style-name="Source_20_Text">Lista PVs</text:span></text:p>
      <text:p text:style-name="P185"/>
      <text:p text:style-name="P185"><text:span text:style-name="Source_20_Text">kubectl get pv</text:span></text:p>
      <text:p text:style-name="P185"/>
      <text:p text:style-name="P283"><text:span text:style-name="Source_20_Text">Usuń PVC (dane zostaną usunięte!)</text:span></text:p>
      <text:p text:style-name="P185"/>
      <text:p text:style-name="P185"><text:span text:style-name="Source_20_Text">kubectl delete pvc <text:s/>-n portfolio</text:span></text:p>
      <text:p text:style-name="P185"/>
      <text:p text:style-name="P283"><text:span text:style-name="Source_20_Text">Backup PVC (przykład z MySQL)</text:span></text:p>
      <text:p text:style-name="P185"/>
      <text:p text:style-name="P185"><text:span text:style-name="Source_20_Text">kubectl exec <text:s/>-n portfolio -- \</text:span></text:p>
      <text:p text:style-name="P185"><text:span text:style-name="Source_20_Text"><text:s text:c="2"/>mysqldump -u root -p${MYSQL_ROOT_PASSWORD} --all-databases &gt; backup.sql</text:span></text:p>
      <text:p text:style-name="P186"/>
      <text:p text:style-name="P186"/>
      <text:p text:style-name="P32"><text:span text:style-name="Source_20_Text">Zarządzanie Ingress</text:span></text:p>
      <text:p text:style-name="P186"/>
      <text:p text:style-name="P186"/>
      <text:p text:style-name="P187"/>
      <text:p text:style-name="P284"><text:span text:style-name="Source_20_Text">Lista Ingress</text:span></text:p>
      <text:p text:style-name="P187"/>
      <text:p text:style-name="P187"><text:span text:style-name="Source_20_Text">kubectl get ingress -n portfolio</text:span></text:p>
      <text:p text:style-name="P187"/>
      <text:p text:style-name="P284"><text:span text:style-name="Source_20_Text">Szczegóły Ingress</text:span></text:p>
      <text:p text:style-name="P187"/>
      <text:p text:style-name="P187"><text:span text:style-name="Source_20_Text">kubectl describe ingress <text:s/>-n portfolio</text:span></text:p>
      <text:p text:style-name="P187"/>
      <text:p text:style-name="P284"><text:span text:style-name="Source_20_Text">Test Ingress</text:span></text:p>
      <text:p text:style-name="P187"/>
      <text:p text:style-name="P187"><text:span text:style-name="Source_20_Text">curl -Lk https://portfolio.kube -I</text:span></text:p>
      <text:p text:style-name="P187"/>
      <text:p text:style-name="P284"><text:span text:style-name="Source_20_Text">Logi Ingress Controller</text:span></text:p>
      <text:p text:style-name="P187"/>
      <text:p text:style-name="P187"><text:span text:style-name="Source_20_Text">kubectl logs -n ingress-nginx deployment/ingress-nginx-controller</text:span></text:p>
      <text:p text:style-name="P187"/>
      <text:p text:style-name="P284"><text:span text:style-name="Source_20_Text">Restart Ingress Controller</text:span></text:p>
      <text:p text:style-name="P187"/>
      <text:p text:style-name="P187"><text:span text:style-name="Source_20_Text">kubectl rollout restart deployment/ingress-nginx-controller -n ingress-nginx</text:span></text:p>
      <text:p text:style-name="P188"/>
      <text:p text:style-name="P188"/>
      <text:p text:style-name="P33"><text:span text:style-name="Source_20_Text">Zarządzanie Jobs</text:span></text:p>
      <text:p text:style-name="P188"/>
      <text:p text:style-name="P188"/>
      <text:p text:style-name="P189"/>
      <text:p text:style-name="P285"><text:span text:style-name="Source_20_Text">Lista Jobs</text:span></text:p>
      <text:p text:style-name="P189"/>
      <text:p text:style-name="P189"><text:span text:style-name="Source_20_Text">kubectl get jobs -n portfolio</text:span></text:p>
      <text:p text:style-name="P189"/>
      <text:p text:style-name="P285"><text:span text:style-name="Source_20_Text">Szczegóły Job</text:span></text:p>
      <text:p text:style-name="P189"/>
      <text:p text:style-name="P189"><text:span text:style-name="Source_20_Text">kubectl describe job <text:s/>-n portfolio</text:span></text:p>
      <text:p text:style-name="P189"/>
      <text:p text:style-name="P285"><text:span text:style-name="Source_20_Text">Logi z Job</text:span></text:p>
      <text:p text:style-name="P189"/>
      <text:p text:style-name="P189"><text:span text:style-name="Source_20_Text">kubectl logs job/ -n portfolio</text:span></text:p>
      <text:p text:style-name="P189"/>
      <text:p text:style-name="P285"><text:span text:style-name="Source_20_Text">Usuń Job</text:span></text:p>
      <text:p text:style-name="P189"/>
      <text:p text:style-name="P189"><text:span text:style-name="Source_20_Text">kubectl delete job <text:s/>-n portfolio</text:span></text:p>
      <text:p text:style-name="P189"/>
      <text:p text:style-name="P285"><text:span text:style-name="Source_20_Text">Usuń wszystkie zakończone Jobs</text:span></text:p>
      <text:p text:style-name="P189"/>
      <text:p text:style-name="P189"><text:span text:style-name="Source_20_Text">kubectl delete jobs --field-selector status.successful=1 -n portfolio</text:span></text:p>
      <text:p text:style-name="P190"/>
      <text:p text:style-name="P190"/>
      <text:p text:style-name="P34"><text:span text:style-name="Source_20_Text">Diagnostyka i Troubleshooting</text:span></text:p>
      <text:p text:style-name="P190"/>
      <text:p text:style-name="P190"/>
      <text:p text:style-name="P191"/>
      <text:p text:style-name="P286"><text:span text:style-name="Source_20_Text">Sprawdź健康 podów</text:span></text:p>
      <text:p text:style-name="P191"/>
      <text:p text:style-name="P191"><text:span text:style-name="Source_20_Text">kubectl get pods -n portfolio | grep -v Running</text:span></text:p>
      <text:p text:style-name="P191"/>
      <text:p text:style-name="P286"><text:span text:style-name="Source_20_Text">Sprawdź eventy</text:span></text:p>
      <text:p text:style-name="P191"/>
      <text:p text:style-name="P191"><text:span text:style-name="Source_20_Text">kubectl get events -n portfolio --sort-by='.lastTimestamp' | tail -20</text:span></text:p>
      <text:p text:style-name="P191"/>
      <text:p text:style-name="P286"><text:span text:style-name="Source_20_Text">Sprawdź użycie zasobów</text:span></text:p>
      <text:p text:style-name="P191"/>
      <text:p text:style-name="P191"><text:span text:style-name="Source_20_Text">kubectl top pods -n portfolio --sort-by=memory</text:span></text:p>
      <text:p text:style-name="P191"><text:span text:style-name="Source_20_Text">kubectl top pods -n portfolio --sort-by=cpu</text:span></text:p>
      <text:p text:style-name="P191"/>
      <text:p text:style-name="P286"><text:span text:style-name="Source_20_Text">Sprawdź logi z wszystkich podów deployment</text:span></text:p>
      <text:p text:style-name="P191"/>
      <text:p text:style-name="P191"><text:span text:style-name="Source_20_Text">kubectl logs -n portfolio deployment/ --all-containers=true</text:span></text:p>
      <text:p text:style-name="P191"/>
      <text:p text:style-name="P286"><text:soft-page-break/><text:span text:style-name="Source_20_Text">Sprawdź DNS</text:span></text:p>
      <text:p text:style-name="P191"/>
      <text:p text:style-name="P191"><text:span text:style-name="Source_20_Text">kubectl run test-dns --rm -it --image=busybox -n portfolio -- nslookup blog</text:span></text:p>
      <text:p text:style-name="P191"/>
      <text:p text:style-name="P286"><text:span text:style-name="Source_20_Text">Sprawdź connectivity</text:span></text:p>
      <text:p text:style-name="P191"/>
      <text:p text:style-name="P191"><text:span text:style-name="Source_20_Text">kubectl run test-curl --rm -it --image=curlimages/curl -n portfolio -- \</text:span></text:p>
      <text:p text:style-name="P191"><text:span text:style-name="Source_20_Text"><text:s text:c="2"/>curl -v http://blog</text:span></text:p>
      <text:p text:style-name="P191"/>
      <text:p text:style-name="P286"><text:span text:style-name="Source_20_Text">Sprawdź secrets aplikacji</text:span></text:p>
      <text:p text:style-name="P191"/>
      <text:p text:style-name="P191"><text:span text:style-name="Source_20_Text">for svc in admin blog frontend sso users; do</text:span></text:p>
      <text:p text:style-name="P191"><text:span text:style-name="Source_20_Text"><text:s text:c="2"/>echo "=== $svc ==="</text:span></text:p>
      <text:p text:style-name="P191"><text:span text:style-name="Source_20_Text"><text:s text:c="2"/>kubectl get secret ${svc}-secret -n portfolio -o jsonpath='{.data}' | jq</text:span></text:p>
      <text:p text:style-name="P191"><text:span text:style-name="Source_20_Text">done</text:span></text:p>
      <text:p text:style-name="P191"/>
      <text:p text:style-name="P286"><text:span text:style-name="Source_20_Text">Sprawdź wszystkie resources w namespace</text:span></text:p>
      <text:p text:style-name="P191"/>
      <text:p text:style-name="P191"><text:span text:style-name="Source_20_Text">kubectl api-resources --verbs=list --namespaced -o name | \</text:span></text:p>
      <text:p text:style-name="P191"><text:span text:style-name="Source_20_Text"><text:s text:c="2"/>xargs -n 1 kubectl get --show-kind --ignore-not-found -n portfolio</text:span></text:p>
      <text:p text:style-name="P192"/>
      <text:p text:style-name="P192"/>
      <text:p text:style-name="P35"><text:span text:style-name="Source_20_Text">Cleanup i Maintenance</text:span></text:p>
      <text:p text:style-name="P192"/>
      <text:p text:style-name="P192"/>
      <text:p text:style-name="P193"/>
      <text:p text:style-name="P287"><text:span text:style-name="Source_20_Text">Usuń wszystkie pody w namespace</text:span></text:p>
      <text:p text:style-name="P193"/>
      <text:p text:style-name="P193"><text:span text:style-name="Source_20_Text">kubectl delete pods --all -n portfolio</text:span></text:p>
      <text:p text:style-name="P193"/>
      <text:p text:style-name="P287"><text:span text:style-name="Source_20_Text">Usuń deployment ze wszystkim</text:span></text:p>
      <text:p text:style-name="P193"/>
      <text:p text:style-name="P193"><text:span text:style-name="Source_20_Text">kubectl delete deployment <text:s/>-n portfolio</text:span></text:p>
      <text:p text:style-name="P193"/>
      <text:p text:style-name="P287"><text:span text:style-name="Source_20_Text">Usuń namespace (UWAGA: usuwa wszystko!)</text:span></text:p>
      <text:p text:style-name="P193"/>
      <text:p text:style-name="P193"><text:span text:style-name="Source_20_Text">kubectl delete namespace portfolio</text:span></text:p>
      <text:p text:style-name="P193"/>
      <text:p text:style-name="P287"><text:span text:style-name="Source_20_Text">Wyczyść zakończone pody</text:span></text:p>
      <text:p text:style-name="P193"/>
      <text:p text:style-name="P193"><text:span text:style-name="Source_20_Text">kubectl delete pod --field-selector=status.phase==Succeeded -n portfolio</text:span></text:p>
      <text:p text:style-name="P193"><text:span text:style-name="Source_20_Text">kubectl delete pod --field-selector=status.phase==Failed -n portfolio</text:span></text:p>
      <text:p text:style-name="P193"/>
      <text:p text:style-name="P287"><text:span text:style-name="Source_20_Text">Restart wszystkich deployments</text:span></text:p>
      <text:p text:style-name="P193"/>
      <text:p text:style-name="P193"><text:span text:style-name="Source_20_Text">kubectl rollout restart deployment -n portfolio</text:span></text:p>
      <text:p text:style-name="P193"/>
      <text:p text:style-name="P287"><text:span text:style-name="Source_20_Text">Force delete poda</text:span></text:p>
      <text:p text:style-name="P193"/>
      <text:p text:style-name="P193"><text:span text:style-name="Source_20_Text">kubectl delete pod <text:s/>--grace-period=0 --force -n portfolio</text:span></text:p>
      <text:p text:style-name="P194"/>
      <text:p text:style-name="P194"/>
      <text:p text:style-name="P36"><text:span text:style-name="Source_20_Text">Backup i Restore</text:span></text:p>
      <text:p text:style-name="P194"/>
      <text:p text:style-name="P194"/>
      <text:p text:style-name="P195"/>
      <text:p text:style-name="P288"><text:span text:style-name="Source_20_Text">Backup wszystkich manifestów</text:span></text:p>
      <text:p text:style-name="P195"/>
      <text:p text:style-name="P195"><text:span text:style-name="Source_20_Text">kubectl get all -n portfolio -o yaml &gt; backup-all.yaml</text:span></text:p>
      <text:p text:style-name="P195"/>
      <text:p text:style-name="P288"><text:span text:style-name="Source_20_Text">Backup ConfigMaps</text:span></text:p>
      <text:p text:style-name="P195"/>
      <text:p text:style-name="P195"><text:span text:style-name="Source_20_Text">kubectl get configmaps -n portfolio -o yaml &gt; backup-configmaps.yaml</text:span></text:p>
      <text:p text:style-name="P195"/>
      <text:p text:style-name="P288"><text:span text:style-name="Source_20_Text">Backup Secrets</text:span></text:p>
      <text:p text:style-name="P195"/>
      <text:p text:style-name="P195"><text:span text:style-name="Source_20_Text">kubectl get secrets -n portfolio -o yaml &gt; backup-secrets.yaml</text:span></text:p>
      <text:p text:style-name="P195"/>
      <text:p text:style-name="P288"><text:span text:style-name="Source_20_Text">Backup PVC</text:span></text:p>
      <text:p text:style-name="P195"/>
      <text:p text:style-name="P195"><text:span text:style-name="Source_20_Text">kubectl get pvc -n portfolio -o yaml &gt; backup-pvcs.yaml</text:span></text:p>
      <text:p text:style-name="P195"/>
      <text:p text:style-name="P288"><text:span text:style-name="Source_20_Text">Restore z backup</text:span></text:p>
      <text:p text:style-name="P195"/>
      <text:p text:style-name="P195"><text:span text:style-name="Source_20_Text">kubectl apply -f backup-all.yaml</text:span></text:p>
      <text:p text:style-name="P196"/>
      <text:p text:style-name="P196"/>
      <text:p text:style-name="P196"><text:span text:style-name="Source_20_Text">---</text:span></text:p>
      <text:p text:style-name="P196"/>
      <text:p text:style-name="P242"><text:span text:style-name="Source_20_Text">Weryfikacja i Testy</text:span></text:p>
      <text:p text:style-name="P196"/>
      <text:p text:style-name="P196"/>
      <text:p text:style-name="P37"><text:span text:style-name="Source_20_Text">Test 1: Sprawdzenie wszystkich podów</text:span></text:p>
      <text:p text:style-name="P196"/>
      <text:p text:style-name="P196"/>
      <text:p text:style-name="P197"/>
      <text:p text:style-name="P197"><text:span text:style-name="Source_20_Text">kubectl get pods -n portfolio</text:span></text:p>
      <text:p text:style-name="P198"/>
      <text:p text:style-name="P198"/>
      <text:p text:style-name="P198"><text:span text:style-name="Source_20_Text"><text:span text:style-name="Strong_20_Emphasis">Oczekiwany wynik:</text:span></text:span></text:p>
      <text:p text:style-name="P198"><text:span text:style-name="Source_20_Text">Wszystkie pody w stanie Running lub Completed (dla Jobs)</text:span></text:p>
      <text:p text:style-name="P198"><text:span text:style-name="Source_20_Text">READY pokazuje X/X (np. 2/2 dla aplikacji)</text:span></text:p>
      <text:p text:style-name="P198"/>
      <text:p text:style-name="P38"><text:span text:style-name="Source_20_Text">Test 2: Sprawdzenie health endpoints</text:span></text:p>
      <text:p text:style-name="P198"/>
      <text:p text:style-name="P198"/>
      <text:p text:style-name="P199"/>
      <text:p text:style-name="P289"><text:span text:style-name="Source_20_Text">Test PHP-FPM (readiness)</text:span></text:p>
      <text:p text:style-name="P199"/>
      <text:p text:style-name="P199"><text:span text:style-name="Source_20_Text">kubectl exec -n portfolio deployment/frontend-app -c nginx -- \</text:span></text:p>
      <text:p text:style-name="P199"><text:span text:style-name="Source_20_Text"><text:s text:c="2"/>curl -f http://localhost/ready</text:span></text:p>
      <text:p text:style-name="P199"/>
      <text:p text:style-name="P289"><text:span text:style-name="Source_20_Text">Test health endpoint</text:span></text:p>
      <text:p text:style-name="P199"/>
      <text:p text:style-name="P199"><text:span text:style-name="Source_20_Text">kubectl exec -n portfolio deployment/frontend-app -c nginx -- \</text:span></text:p>
      <text:p text:style-name="P199"><text:span text:style-name="Source_20_Text"><text:s text:c="2"/>curl -f http://localhost/health</text:span></text:p>
      <text:p text:style-name="P200"/>
      <text:p text:style-name="P200"/>
      <text:p text:style-name="P200"><text:span text:style-name="Source_20_Text"><text:span text:style-name="Strong_20_Emphasis">Oczekiwany wynik:</text:span></text:span><text:span text:style-name="Source_20_Text"> 200 OK</text:span></text:p>
      <text:p text:style-name="P200"/>
      <text:p text:style-name="P39"><text:span text:style-name="Source_20_Text">Test 3: Dostęp przez Ingress</text:span></text:p>
      <text:p text:style-name="P200"/>
      <text:p text:style-name="P200"/>
      <text:p text:style-name="P201"/>
      <text:p text:style-name="P290"><text:span text:style-name="Source_20_Text">Frontend</text:span></text:p>
      <text:p text:style-name="P201"/>
      <text:p text:style-name="P201"><text:span text:style-name="Source_20_Text">curl -Lk https://portfolio.kube -I</text:span></text:p>
      <text:p text:style-name="P290"><text:span text:style-name="Source_20_Text">Oczekiwany: HTTP/2 200</text:span></text:p>
      <text:p text:style-name="P201"/>
      <text:p text:style-name="P201"/>
      <text:p text:style-name="P290"><text:span text:style-name="Source_20_Text">Admin</text:span></text:p>
      <text:p text:style-name="P201"/>
      <text:p text:style-name="P201"><text:span text:style-name="Source_20_Text">curl -Lk https://admin.portfolio.kube -I</text:span></text:p>
      <text:p text:style-name="P290"><text:span text:style-name="Source_20_Text">Oczekiwany: HTTP/2 302 (redirect do /admin/login) lub 200</text:span></text:p>
      <text:p text:style-name="P201"/>
      <text:p text:style-name="P201"/>
      <text:p text:style-name="P290"><text:span text:style-name="Source_20_Text">SSO</text:span></text:p>
      <text:p text:style-name="P201"/>
      <text:p text:style-name="P201"><text:span text:style-name="Source_20_Text">curl -Lk https://sso.portfolio.kube -I</text:span></text:p>
      <text:p text:style-name="P290"><text:span text:style-name="Source_20_Text">Oczekiwany: HTTP/2 404 (brak homepage) lub 200</text:span></text:p>
      <text:p text:style-name="P201"/>
      <text:p text:style-name="P202"/>
      <text:p text:style-name="P202"/>
      <text:p text:style-name="P40"><text:span text:style-name="Source_20_Text">Test 4: Komunikacja wewnętrzna</text:span></text:p>
      <text:p text:style-name="P202"/>
      <text:p text:style-name="P202"/>
      <text:p text:style-name="P203"/>
      <text:p text:style-name="P291"><text:span text:style-name="Source_20_Text">Test z frontend do blog</text:span></text:p>
      <text:p text:style-name="P203"/>
      <text:p text:style-name="P203"><text:soft-page-break/><text:span text:style-name="Source_20_Text">kubectl exec -n portfolio deployment/frontend-app -c php-fpm -- \</text:span></text:p>
      <text:p text:style-name="P203"><text:span text:style-name="Source_20_Text"><text:s text:c="2"/>curl -s http://blog/health</text:span></text:p>
      <text:p text:style-name="P203"/>
      <text:p text:style-name="P291"><text:span text:style-name="Source_20_Text">Test z frontend do users</text:span></text:p>
      <text:p text:style-name="P203"/>
      <text:p text:style-name="P203"><text:span text:style-name="Source_20_Text">kubectl exec -n portfolio deployment/frontend-app -c php-fpm -- \</text:span></text:p>
      <text:p text:style-name="P203"><text:span text:style-name="Source_20_Text"><text:s text:c="2"/>curl -s http://users/health</text:span></text:p>
      <text:p text:style-name="P204"/>
      <text:p text:style-name="P204"/>
      <text:p text:style-name="P204"><text:span text:style-name="Source_20_Text"><text:span text:style-name="Strong_20_Emphasis">Oczekiwany wynik:</text:span></text:span><text:span text:style-name="Source_20_Text"> Odpowiedź z endpoint (nie connection refused)</text:span></text:p>
      <text:p text:style-name="P204"/>
      <text:p text:style-name="P41"><text:span text:style-name="Source_20_Text">Test 5: Bazy danych</text:span></text:p>
      <text:p text:style-name="P204"/>
      <text:p text:style-name="P204"/>
      <text:p text:style-name="P205"/>
      <text:p text:style-name="P292"><text:span text:style-name="Source_20_Text">MySQL connection test</text:span></text:p>
      <text:p text:style-name="P205"/>
      <text:p text:style-name="P205"><text:span text:style-name="Source_20_Text">kubectl exec -it admin-mysql-0 -n portfolio -- mysql -u admin -p -e "SHOW DATABASES;"</text:span></text:p>
      <text:p text:style-name="P205"/>
      <text:p text:style-name="P292"><text:span text:style-name="Source_20_Text">Redis connection test</text:span></text:p>
      <text:p text:style-name="P205"/>
      <text:p text:style-name="P205"><text:span text:style-name="Source_20_Text">kubectl exec -it frontend-redis-0 -n portfolio -- redis-cli ping</text:span></text:p>
      <text:p text:style-name="P292"><text:span text:style-name="Source_20_Text">Oczekiwany: PONG</text:span></text:p>
      <text:p text:style-name="P205"/>
      <text:p text:style-name="P205"/>
      <text:p text:style-name="P292"><text:span text:style-name="Source_20_Text">RabbitMQ connection test</text:span></text:p>
      <text:p text:style-name="P205"/>
      <text:p text:style-name="P205"><text:span text:style-name="Source_20_Text">kubectl exec -it rabbitmq-0 -n portfolio -- rabbitmqctl status</text:span></text:p>
      <text:p text:style-name="P206"/>
      <text:p text:style-name="P206"/>
      <text:p text:style-name="P42"><text:span text:style-name="Source_20_Text">Test 6: Logi bez błędów</text:span></text:p>
      <text:p text:style-name="P206"/>
      <text:p text:style-name="P206"/>
      <text:p text:style-name="P207"/>
      <text:p text:style-name="P293"><text:span text:style-name="Source_20_Text">Sprawdź logi aplikacji</text:span></text:p>
      <text:p text:style-name="P207"/>
      <text:p text:style-name="P207"><text:span text:style-name="Source_20_Text">kubectl logs -n portfolio deployment/frontend-app -c php-fpm --tail=50 | \</text:span></text:p>
      <text:p text:style-name="P207"><text:span text:style-name="Source_20_Text"><text:s text:c="2"/>grep -i "error\|exception\|fatal"</text:span></text:p>
      <text:p text:style-name="P207"/>
      <text:p text:style-name="P293"><text:span text:style-name="Source_20_Text">Powinno nie zwrócić żadnych błędów krytycznych</text:span></text:p>
      <text:p text:style-name="P207"/>
      <text:p text:style-name="P208"/>
      <text:p text:style-name="P208"/>
      <text:p text:style-name="P43"><text:span text:style-name="Source_20_Text">Test 7: Metryki i zasoby</text:span></text:p>
      <text:p text:style-name="P208"/>
      <text:p text:style-name="P208"/>
      <text:p text:style-name="P209"/>
      <text:p text:style-name="P294"><text:span text:style-name="Source_20_Text">CPU i Memory usage</text:span></text:p>
      <text:p text:style-name="P209"/>
      <text:p text:style-name="P209"><text:span text:style-name="Source_20_Text">kubectl top pods -n portfolio</text:span></text:p>
      <text:p text:style-name="P209"/>
      <text:p text:style-name="P294"><text:span text:style-name="Source_20_Text">Disk usage (PVC)</text:span></text:p>
      <text:p text:style-name="P209"/>
      <text:p text:style-name="P209"><text:span text:style-name="Source_20_Text">kubectl get pvc -n portfolio</text:span></text:p>
      <text:p text:style-name="P210"/>
      <text:p text:style-name="P210"/>
      <text:p text:style-name="P44"><text:span text:style-name="Source_20_Text">Test 8: Ingress Controller</text:span></text:p>
      <text:p text:style-name="P210"/>
      <text:p text:style-name="P210"/>
      <text:p text:style-name="P211"/>
      <text:p text:style-name="P295"><text:span text:style-name="Source_20_Text">Sprawdź status Ingress Controller</text:span></text:p>
      <text:p text:style-name="P211"/>
      <text:p text:style-name="P211"><text:span text:style-name="Source_20_Text">kubectl get pods -n ingress-nginx</text:span></text:p>
      <text:p text:style-name="P211"/>
      <text:p text:style-name="P295"><text:span text:style-name="Source_20_Text">Sprawdź logi Ingress</text:span></text:p>
      <text:p text:style-name="P211"/>
      <text:p text:style-name="P211"><text:span text:style-name="Source_20_Text">kubectl logs -n ingress-nginx deployment/ingress-nginx-controller --tail=20</text:span></text:p>
      <text:p text:style-name="P212"/>
      <text:p text:style-name="P212"/>
      <text:p text:style-name="P212"><text:span text:style-name="Source_20_Text">---</text:span></text:p>
      <text:p text:style-name="P212"/>
      <text:p text:style-name="P243"><text:span text:style-name="Source_20_Text">Podsumowanie Wdrożenia</text:span></text:p>
      <text:p text:style-name="P212"/>
      <text:p text:style-name="P212"/>
      <text:p text:style-name="P45"><text:span text:style-name="Source_20_Text">Osiągnięte Cele</text:span></text:p>
      <text:p text:style-name="P212"/>
      <text:p text:style-name="P212"/>
      <text:p text:style-name="P212"><text:span text:style-name="Source_20_Text">✅ </text:span><text:span text:style-name="Source_20_Text"><text:span text:style-name="Strong_20_Emphasis">Środowisko Kubernetes</text:span></text:span></text:p>
      <text:p text:style-name="P212"><text:span text:style-name="Source_20_Text">Minikube skonfigurowany i działający</text:span></text:p>
      <text:p text:style-name="P212"><text:span text:style-name="Source_20_Text">4 CPU, 8GB RAM, 40GB disk</text:span></text:p>
      <text:p text:style-name="P212"><text:span text:style-name="Source_20_Text">Addons: ingress, metrics-server, dashboard</text:span></text:p>
      <text:p text:style-name="P212"/>
      <text:p text:style-name="P212"><text:span text:style-name="Source_20_Text">✅ </text:span><text:span text:style-name="Source_20_Text"><text:span text:style-name="Strong_20_Emphasis">Aplikacje</text:span></text:span></text:p>
      <text:p text:style-name="P212"><text:span text:style-name="Source_20_Text">5 mikrousług Laravel wdrożonych i działających</text:span></text:p>
      <text:p text:style-name="P212"><text:span text:style-name="Source_20_Text">1 worker (blog-consumer) działający</text:span></text:p>
      <text:p text:style-name="P212"><text:span text:style-name="Source_20_Text">Wszystkie pody w stanie Running</text:span></text:p>
      <text:p text:style-name="P212"/>
      <text:p text:style-name="P212"><text:span text:style-name="Source_20_Text">✅ </text:span><text:span text:style-name="Source_20_Text"><text:span text:style-name="Strong_20_Emphasis">Bazy Danych</text:span></text:span></text:p>
      <text:p text:style-name="P212"><text:span text:style-name="Source_20_Text">4 instancje MySQL (StatefulSets z PVC)</text:span></text:p>
      <text:p text:style-name="P212"><text:span text:style-name="Source_20_Text">1 instancja Redis</text:span></text:p>
      <text:p text:style-name="P212"><text:span text:style-name="Source_20_Text">1 instancja RabbitMQ</text:span></text:p>
      <text:p text:style-name="P212"><text:span text:style-name="Source_20_Text">Migracje wykonane poprawnie</text:span></text:p>
      <text:p text:style-name="P212"/>
      <text:p text:style-name="P212"><text:span text:style-name="Source_20_Text">✅ </text:span><text:span text:style-name="Source_20_Text"><text:span text:style-name="Strong_20_Emphasis">Networking</text:span></text:span></text:p>
      <text:p text:style-name="P212"><text:span text:style-name="Source_20_Text">Ingress Controller z TLS</text:span></text:p>
      <text:p text:style-name="P212"><text:span text:style-name="Source_20_Text">Certyfikaty self-signed wygenerowane</text:span></text:p>
      <text:p text:style-name="P212"><text:span text:style-name="Source_20_Text">DNS skonfigurowany (/etc/hosts)</text:span></text:p>
      <text:p text:style-name="P212"><text:span text:style-name="Source_20_Text">Service Discovery działa</text:span></text:p>
      <text:p text:style-name="P212"/>
      <text:p text:style-name="P212"><text:span text:style-name="Source_20_Text">✅ </text:span><text:span text:style-name="Source_20_Text"><text:span text:style-name="Strong_20_Emphasis">Bezpieczeństwo</text:span></text:span></text:p>
      <text:p text:style-name="P212"><text:span text:style-name="Source_20_Text">Secrets wygenerowane i zastosowane</text:span></text:p>
      <text:p text:style-name="P212"><text:span text:style-name="Source_20_Text">Unikalne hasła dla każdej usługi</text:span></text:p>
      <text:p text:style-name="P212"><text:span text:style-name="Source_20_Text">TLS dla komunikacji zewnętrznej</text:span></text:p>
      <text:p text:style-name="P212"><text:span text:style-name="Source_20_Text">HTTP dla komunikacji wewnętrznej</text:span></text:p>
      <text:p text:style-name="P212"/>
      <text:p text:style-name="P45"><text:span text:style-name="Source_20_Text">Kluczowe Lekcje</text:span></text:p>
      <text:p text:style-name="P212"/>
      <text:p text:style-name="P212"/>
      <text:p text:style-name="P212"><text:span text:style-name="Source_20_Text">1. </text:span><text:span text:style-name="Source_20_Text"><text:span text:style-name="Strong_20_Emphasis">Secrets Management</text:span></text:span></text:p>
      <text:p text:style-name="P212"><text:span text:style-name="Source_20_Text"><text:s text:c="3"/>- Nigdy nie commituj secrets do repo</text:span></text:p>
      <text:p text:style-name="P212"><text:span text:style-name="Source_20_Text"><text:s text:c="3"/>- Nie umieszczaj Secret definitions razem ze StatefulSets</text:span></text:p>
      <text:p text:style-name="P212"><text:span text:style-name="Source_20_Text"><text:s text:c="3"/>- Używaj External Secrets Operator w produkcji</text:span></text:p>
      <text:p text:style-name="P212"/>
      <text:p text:style-name="P212"><text:span text:style-name="Source_20_Text">2. </text:span><text:span text:style-name="Source_20_Text"><text:span text:style-name="Strong_20_Emphasis">Service Discovery</text:span></text:span></text:p>
      <text:p text:style-name="P212"><text:span text:style-name="Source_20_Text"><text:s text:c="3"/>- Używaj Service names dla komunikacji wewnętrznej</text:span></text:p>
      <text:p text:style-name="P212"><text:span text:style-name="Source_20_Text"><text:s text:c="3"/>- HTTP (nie HTTPS) dla pod-to-pod</text:span></text:p>
      <text:p text:style-name="P212"><text:span text:style-name="Source_20_Text"><text:s text:c="3"/>- Definiuj zmienne środowiskowe dla wszystkich zależności</text:span></text:p>
      <text:p text:style-name="P212"/>
      <text:p text:style-name="P212"><text:span text:style-name="Source_20_Text">3. </text:span><text:span text:style-name="Source_20_Text"><text:span text:style-name="Strong_20_Emphasis">StatefulSets i PVC</text:span></text:span></text:p>
      <text:p text:style-name="P212"><text:span text:style-name="Source_20_Text"><text:s text:c="3"/>- PVC przechowują dane między restartami</text:span></text:p>
      <text:p text:style-name="P212"><text:span text:style-name="Source_20_Text"><text:s text:c="3"/>- Przy zmianie secrets trzeba usunąć PVC</text:span></text:p>
      <text:p text:style-name="P212"><text:span text:style-name="Source_20_Text"><text:s text:c="3"/>- Backup PVC przed usunięciem</text:span></text:p>
      <text:p text:style-name="P212"/>
      <text:p text:style-name="P212"><text:span text:style-name="Source_20_Text">4. </text:span><text:span text:style-name="Source_20_Text"><text:span text:style-name="Strong_20_Emphasis">Debugging</text:span></text:span></text:p>
      <text:p text:style-name="P212"><text:span text:style-name="Source_20_Text"><text:s text:c="3"/>- kubectl logs - pierwszy krok diagnostyki</text:span></text:p>
      <text:p text:style-name="P212"><text:span text:style-name="Source_20_Text"><text:s text:c="3"/>- kubectl describe - szczegóły i eventy</text:span></text:p>
      <text:p text:style-name="P212"><text:span text:style-name="Source_20_Text"><text:s text:c="3"/>- kubectl exec - dostęp do poda</text:span></text:p>
      <text:p text:style-name="P212"/>
      <text:p text:style-name="P45"><text:span text:style-name="Source_20_Text">Następne Kroki (Opcjonalne)</text:span></text:p>
      <text:p text:style-name="P212"/>
      <text:p text:style-name="P212"/>
      <text:p text:style-name="P212"><text:span text:style-name="Source_20_Text">1. </text:span><text:span text:style-name="Source_20_Text"><text:span text:style-name="Strong_20_Emphasis">CI/CD</text:span></text:span></text:p>
      <text:p text:style-name="P212"><text:span text:style-name="Source_20_Text"><text:s text:c="3"/>- GitHub Actions Self-Hosted Runner</text:span></text:p>
      <text:p text:style-name="P212"><text:span text:style-name="Source_20_Text"><text:s text:c="3"/>- Automatyczny build i deploy</text:span></text:p>
      <text:p text:style-name="P212"/>
      <text:p text:style-name="P212"><text:span text:style-name="Source_20_Text">2. </text:span><text:span text:style-name="Source_20_Text"><text:span text:style-name="Strong_20_Emphasis">Monitoring</text:span></text:span></text:p>
      <text:p text:style-name="P212"><text:span text:style-name="Source_20_Text"><text:s text:c="3"/>- Prometheus + Grafana</text:span></text:p>
      <text:p text:style-name="P212"><text:span text:style-name="Source_20_Text"><text:s text:c="3"/>- Loki dla logów</text:span></text:p>
      <text:p text:style-name="P212"/>
      <text:p text:style-name="P212"><text:soft-page-break/><text:span text:style-name="Source_20_Text">3. </text:span><text:span text:style-name="Source_20_Text"><text:span text:style-name="Strong_20_Emphasis">Backup</text:span></text:span></text:p>
      <text:p text:style-name="P212"><text:span text:style-name="Source_20_Text"><text:s text:c="3"/>- Velero dla backup PVC</text:span></text:p>
      <text:p text:style-name="P212"><text:span text:style-name="Source_20_Text"><text:s text:c="3"/>- Cron Jobs dla backup baz danych</text:span></text:p>
      <text:p text:style-name="P212"/>
      <text:p text:style-name="P212"><text:span text:style-name="Source_20_Text">4. </text:span><text:span text:style-name="Source_20_Text"><text:span text:style-name="Strong_20_Emphasis">Security</text:span></text:span></text:p>
      <text:p text:style-name="P212"><text:span text:style-name="Source_20_Text"><text:s text:c="3"/>- Network Policies</text:span></text:p>
      <text:p text:style-name="P212"><text:span text:style-name="Source_20_Text"><text:s text:c="3"/>- Pod Security Standards</text:span></text:p>
      <text:p text:style-name="P212"><text:span text:style-name="Source_20_Text"><text:s text:c="3"/>- External Secrets Operator</text:span></text:p>
      <text:p text:style-name="P212"/>
      <text:p text:style-name="P212"><text:span text:style-name="Source_20_Text">---</text:span></text:p>
      <text:p text:style-name="P212"/>
      <text:p text:style-name="P243"><text:span text:style-name="Source_20_Text">Appendix</text:span></text:p>
      <text:p text:style-name="P212"/>
      <text:p text:style-name="P212"/>
      <text:p text:style-name="P45"><text:span text:style-name="Source_20_Text">Pliki Utworzone Podczas Wdrożenia</text:span></text:p>
      <text:p text:style-name="P212"/>
      <text:p text:style-name="P212"/>
      <text:p text:style-name="P213"/>
      <text:p text:style-name="P213"><text:span text:style-name="Source_20_Text">/home/decybell/dev/portfolio/</text:span></text:p>
      <text:p text:style-name="P213"><text:span text:style-name="Source_20_Text">├── scripts/</text:span></text:p>
      <text:p text:style-name="P213"><text:span text:style-name="Source_20_Text">│ <text:s text:c="2"/>└── generate-k8s-secrets.sh <text:s text:c="9"/># Generator secrets</text:span></text:p>
      <text:p text:style-name="P213"><text:span text:style-name="Source_20_Text">├── admin/k8s/</text:span></text:p>
      <text:p text:style-name="P213"><text:span text:style-name="Source_20_Text">│ <text:s text:c="2"/>├── migration-job.yaml <text:s text:c="14"/># Job dla migracji</text:span></text:p>
      <text:p text:style-name="P213"><text:span text:style-name="Source_20_Text">│ <text:s text:c="2"/>├── mysql.yaml <text:s text:c="22"/># Zaktualizowany z hasłami</text:span></text:p>
      <text:p text:style-name="P213"><text:span text:style-name="Source_20_Text">│ <text:s text:c="2"/>└── secret.yaml <text:s text:c="21"/># Wygenerowany secret</text:span></text:p>
      <text:p text:style-name="P213"><text:span text:style-name="Source_20_Text">├── blog/k8s/</text:span></text:p>
      <text:p text:style-name="P213"><text:span text:style-name="Source_20_Text">│ <text:s text:c="2"/>├── migration-job.yaml</text:span></text:p>
      <text:p text:style-name="P213"><text:span text:style-name="Source_20_Text">│ <text:s text:c="2"/>├── mysql.yaml</text:span></text:p>
      <text:p text:style-name="P213"><text:span text:style-name="Source_20_Text">│ <text:s text:c="2"/>└── secret.yaml</text:span></text:p>
      <text:p text:style-name="P213"><text:span text:style-name="Source_20_Text">├── frontend/k8s/</text:span></text:p>
      <text:p text:style-name="P213"><text:span text:style-name="Source_20_Text">│ <text:s text:c="2"/>├── configmap.yaml <text:s text:c="18"/># Zaktualizowany z internal URLs</text:span></text:p>
      <text:p text:style-name="P213"><text:span text:style-name="Source_20_Text">│ <text:s text:c="2"/>├── migration-job.yaml</text:span></text:p>
      <text:p text:style-name="P213"><text:span text:style-name="Source_20_Text">│ <text:s text:c="2"/>└── secret.yaml</text:span></text:p>
      <text:p text:style-name="P213"><text:span text:style-name="Source_20_Text">├── sso/k8s/</text:span></text:p>
      <text:p text:style-name="P213"><text:span text:style-name="Source_20_Text">│ <text:s text:c="2"/>├── migration-job.yaml</text:span></text:p>
      <text:p text:style-name="P213"><text:span text:style-name="Source_20_Text">│ <text:s text:c="2"/>├── mysql.yaml</text:span></text:p>
      <text:p text:style-name="P213"><text:span text:style-name="Source_20_Text">│ <text:s text:c="2"/>└── secret.yaml</text:span></text:p>
      <text:p text:style-name="P213"><text:span text:style-name="Source_20_Text">└── users/k8s/</text:span></text:p>
      <text:p text:style-name="P213"><text:span text:style-name="Source_20_Text"><text:s text:c="4"/>├── migration-job.yaml</text:span></text:p>
      <text:p text:style-name="P213"><text:span text:style-name="Source_20_Text"><text:s text:c="4"/>├── mysql.yaml</text:span></text:p>
      <text:p text:style-name="P213"><text:span text:style-name="Source_20_Text"><text:s text:c="4"/>└── secret.yaml</text:span></text:p>
      <text:p text:style-name="P214"/>
      <text:p text:style-name="P214"/>
      <text:p text:style-name="P46"><text:span text:style-name="Source_20_Text">Pliki w .gitignore</text:span></text:p>
      <text:p text:style-name="P214"/>
      <text:p text:style-name="P214"/>
      <text:p text:style-name="P215"/>
      <text:p text:style-name="P296"><text:span text:style-name="Source_20_Text">Kubernetes secrets (nigdy nie commituj!)</text:span></text:p>
      <text:p text:style-name="P215"/>
      <text:p text:style-name="P215"><text:span text:style-name="Source_20_Text">*/k8s/secret.yaml</text:span></text:p>
      <text:p text:style-name="P215"/>
      <text:p text:style-name="P296"><text:span text:style-name="Source_20_Text">TLS certificates</text:span></text:p>
      <text:p text:style-name="P215"/>
      <text:p text:style-name="P215"><text:span text:style-name="Source_20_Text">*-tls.key</text:span></text:p>
      <text:p text:style-name="P215"><text:span text:style-name="Source_20_Text">*-tls.crt</text:span></text:p>
      <text:p text:style-name="P215"/>
      <text:p text:style-name="P296"><text:span text:style-name="Source_20_Text">Backup files</text:span></text:p>
      <text:p text:style-name="P215"/>
      <text:p text:style-name="P215"><text:span text:style-name="Source_20_Text">backup-*.yaml</text:span></text:p>
      <text:p text:style-name="P216"/>
      <text:p text:style-name="P216"/>
      <text:p text:style-name="P47"><text:span text:style-name="Source_20_Text">Zmienne Środowiskowe - Kompletna Lista</text:span></text:p>
      <text:p text:style-name="P216"/>
      <text:p text:style-name="P216"/>
      <text:p text:style-name="P217"><text:span text:style-name="Source_20_Text">Frontend ConfigMap</text:span></text:p>
      <text:p text:style-name="P216"/>
      <text:p text:style-name="P218"/>
      <text:p text:style-name="P218"><text:span text:style-name="Source_20_Text">APP_NAME: "Frontend"</text:span></text:p>
      <text:p text:style-name="P218"><text:span text:style-name="Source_20_Text">APP_ENV: "production"</text:span></text:p>
      <text:p text:style-name="P218"><text:span text:style-name="Source_20_Text">APP_DEBUG: "false"</text:span></text:p>
      <text:p text:style-name="P218"><text:span text:style-name="Source_20_Text">APP_URL: "https://portfolio.kube"</text:span></text:p>
      <text:p text:style-name="P218"><text:span text:style-name="Source_20_Text">LOG_CHANNEL: "stderr"</text:span></text:p>
      <text:p text:style-name="P218"><text:span text:style-name="Source_20_Text">REDIS_HOST: "frontend-redis"</text:span></text:p>
      <text:p text:style-name="P218"><text:span text:style-name="Source_20_Text">REDIS_PORT: "6379"</text:span></text:p>
      <text:p text:style-name="P218"><text:span text:style-name="Source_20_Text">BLOG_API_URL_INTERNAL: "http://blog"</text:span></text:p>
      <text:p text:style-name="P218"><text:span text:style-name="Source_20_Text">USERS_API_URL_INTERNAL: "http://users"</text:span></text:p>
      <text:p text:style-name="P218"><text:span text:style-name="Source_20_Text">SSO_INTERNAL_URL: "http://sso"</text:span></text:p>
      <text:p text:style-name="P219"/>
      <text:p text:style-name="P219"/>
      <text:p text:style-name="P220"><text:span text:style-name="Source_20_Text">Admin/Blog/SSO/Users ConfigMap (przykład)</text:span></text:p>
      <text:p text:style-name="P219"/>
      <text:p text:style-name="P221"/>
      <text:p text:style-name="P221"><text:span text:style-name="Source_20_Text">APP_NAME: "Admin"</text:span></text:p>
      <text:p text:style-name="P221"><text:span text:style-name="Source_20_Text">APP_ENV: "production"</text:span></text:p>
      <text:p text:style-name="P221"><text:span text:style-name="Source_20_Text">APP_DEBUG: "false"</text:span></text:p>
      <text:p text:style-name="P221"><text:span text:style-name="Source_20_Text">APP_URL: "https://admin.portfolio.kube"</text:span></text:p>
      <text:p text:style-name="P221"><text:span text:style-name="Source_20_Text">LOG_CHANNEL: "stderr"</text:span></text:p>
      <text:p text:style-name="P221"><text:span text:style-name="Source_20_Text">DB_HOST: "admin-mysql"</text:span></text:p>
      <text:p text:style-name="P221"><text:span text:style-name="Source_20_Text">DB_PORT: "3306"</text:span></text:p>
      <text:p text:style-name="P221"><text:span text:style-name="Source_20_Text">DB_DATABASE: "admin"</text:span></text:p>
      <text:p text:style-name="P221"><text:span text:style-name="Source_20_Text">DB_USERNAME: "admin"</text:span></text:p>
      <text:p text:style-name="P222"/>
      <text:p text:style-name="P222"/>
      <text:p text:style-name="P223"><text:span text:style-name="Source_20_Text">MySQL Secrets (przykład)</text:span></text:p>
      <text:p text:style-name="P222"/>
      <text:p text:style-name="P224"/>
      <text:p text:style-name="P224"><text:span text:style-name="Source_20_Text">MYSQL_DATABASE: "admin"</text:span></text:p>
      <text:p text:style-name="P224"><text:span text:style-name="Source_20_Text">MYSQL_USER: "admin"</text:span></text:p>
      <text:p text:style-name="P224"><text:span text:style-name="Source_20_Text">MYSQL_PASSWORD: ""</text:span></text:p>
      <text:p text:style-name="P224"><text:span text:style-name="Source_20_Text">MYSQL_ROOT_PASSWORD: ""</text:span></text:p>
      <text:p text:style-name="P225"/>
      <text:p text:style-name="P225"/>
      <text:p text:style-name="P225"><text:span text:style-name="Source_20_Text">---</text:span></text:p>
      <text:p text:style-name="P225"/>
      <text:p text:style-name="P244"><text:span text:style-name="Source_20_Text">Kontakt i Wsparcie</text:span></text:p>
      <text:p text:style-name="P225"/>
      <text:p text:style-name="P225"/>
      <text:p text:style-name="P225"><text:span text:style-name="Source_20_Text">W przypadku problemów:</text:span></text:p>
      <text:p text:style-name="P225"/>
      <text:p text:style-name="P225"><text:span text:style-name="Source_20_Text">1. </text:span><text:span text:style-name="Source_20_Text"><text:span text:style-name="Strong_20_Emphasis">Sprawdź logi:</text:span></text:span></text:p>
      <text:p text:style-name="P226"><text:span text:style-name="Source_20_Text"><text:s text:c="3"/></text:span></text:p>
      <text:p text:style-name="P227"/>
      <text:p text:style-name="P227"><text:span text:style-name="Source_20_Text"><text:s text:c="3"/>kubectl logs -n portfolio </text:span></text:p>
      <text:p text:style-name="P228"><text:span text:style-name="Source_20_Text"><text:s text:c="3"/></text:span></text:p>
      <text:p text:style-name="P229"/>
      <text:p text:style-name="P229"/>
      <text:p text:style-name="P229"><text:span text:style-name="Source_20_Text">2. </text:span><text:span text:style-name="Source_20_Text"><text:span text:style-name="Strong_20_Emphasis">Sprawdź eventy:</text:span></text:span></text:p>
      <text:p text:style-name="P230"><text:span text:style-name="Source_20_Text"><text:s text:c="3"/></text:span></text:p>
      <text:p text:style-name="P231"/>
      <text:p text:style-name="P231"><text:span text:style-name="Source_20_Text"><text:s text:c="3"/>kubectl get events -n portfolio --sort-by='.lastTimestamp'</text:span></text:p>
      <text:p text:style-name="P232"><text:span text:style-name="Source_20_Text"><text:s text:c="3"/></text:span></text:p>
      <text:p text:style-name="P233"/>
      <text:p text:style-name="P233"/>
      <text:p text:style-name="P233"><text:span text:style-name="Source_20_Text">3. </text:span><text:span text:style-name="Source_20_Text"><text:span text:style-name="Strong_20_Emphasis">Sprawdź dokumentację:</text:span></text:span></text:p>
      <text:p text:style-name="P233"><text:span text:style-name="Source_20_Text"><text:s text:c="3"/>- Kubernetes: https://kubernetes.io/docs/</text:span></text:p>
      <text:p text:style-name="P233"><text:span text:style-name="Source_20_Text"><text:s text:c="3"/>- Minikube: https://minikube.sigs.k8s.io/docs/</text:span></text:p>
      <text:p text:style-name="P233"/>
      <text:p text:style-name="P233"><text:span text:style-name="Source_20_Text">4. </text:span><text:span text:style-name="Source_20_Text"><text:span text:style-name="Strong_20_Emphasis">Dashboard:</text:span></text:span></text:p>
      <text:p text:style-name="P234"><text:span text:style-name="Source_20_Text"><text:s text:c="3"/></text:span></text:p>
      <text:p text:style-name="P235"/>
      <text:p text:style-name="P235"><text:span text:style-name="Source_20_Text"><text:s text:c="3"/>minikube dashboard --profile=portfolio</text:span></text:p>
      <text:p text:style-name="P236"><text:span text:style-name="Source_20_Text"><text:s text:c="3"/></text:span></text:p>
      <text:p text:style-name="P237"/>
      <text:p text:style-name="P237"/>
      <text:p text:style-name="P237"><text:span text:style-name="Source_20_Text">---</text:span></text:p>
      <text:p text:style-name="P237"/>
      <text:p text:style-name="P237"><text:span text:style-name="Source_20_Text"><text:span text:style-name="Strong_20_Emphasis">Koniec dokumentacji</text:span></text:span></text:p>
      <text:p text:style-name="P237"/>
      <text:p text:style-name="P237"><text:span text:style-name="Source_20_Text">Wersja: 1.0</text:span></text:p>
      <text:p text:style-name="P237"><text:soft-page-break/><text:span text:style-name="Source_20_Text">Data: 9 lutego 2026</text:span></text:p>
      <text:p text:style-name="P237"><text:span text:style-name="Source_20_Text">Autor: Deployment przeprowadzony z Claude Co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165in" fo:margin-right="0.4165in" fo:margin-top="0.4165in" fo:margin-bottom="0.4165in" style:contextual-spacing="false" fo:line-height="160%"/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padding-left="0in" fo:padding-right="0in" fo:padding-top="0in" fo:padding-bottom="0.1043in" fo:border-left="none" fo:border-right="none" fo:border-top="none" fo:border-bottom="2.24pt solid #3498db"/>
      <style:text-properties fo:color="#2c3e50" loext:opacity="100%"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126in" fo:margin-bottom="0.0835in" style:contextual-spacing="false" fo:padding-left="0in" fo:padding-right="0in" fo:padding-top="0in" fo:padding-bottom="0.0835in" fo:border-left="none" fo:border-right="none" fo:border-top="none" fo:border-bottom="1.5pt solid #95a5a6"/>
      <style:text-properties fo:color="#34495e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083in" fo:margin-bottom="0.0835in" style:contextual-spacing="false"/>
      <style:text-properties fo:color="#7f8c8d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.4165in" fo:margin-bottom="0in" style:contextual-spacing="false" fo:padding="0in" fo:border="none"/>
      <style:text-properties fo:color="#ecf0f1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, monospace" fo:background-color="#f4f4f4" style:font-name-asian="Courier New" style:font-family-asian="'Courier New', monospace" style:font-name-complex="Courier New" style:font-family-complex="'Courier New', monospace"/>
    </style:style>
    <style:style style:name="Strong_20_Emphasis" style:display-name="Strong Emphasis" style:family="text">
      <style:text-properties fo:color="#e74c3c" loext:opacity="100%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order="none" fo:padding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kumentacja Wdrożenia Mikrousług Portfolio na Minikube</dc:title>
    <meta:document-statistic meta:table-count="0" meta:image-count="0" meta:object-count="0" meta:page-count="15" meta:paragraph-count="1103" meta:word-count="4891" meta:character-count="40595" meta:non-whitespace-character-count="33790"/>
    <meta:generator>LibreOffice/24.2.7.2$Linux_X86_64 LibreOffice_project/420$Build-2</meta:generator>
    <meta:user-defined meta:name=""/>
  </office:meta>
</office:document-meta>
</file>